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3"/>1<text:s text:c="2"/><text:span text:style-name="style9">#include &lt;stdio.h&gt;</text:span></text:h>
      <text:h text:style-name="Default"><text:s text:c="3"/>2<text:s text:c="2"/><text:span text:style-name="style9">#include &lt;stdlib.h&gt;</text:span></text:h>
      <text:h text:style-name="Default"><text:s text:c="3"/>3<text:s text:c="2"/><text:span text:style-name="style9">#include &lt;string.h&gt;</text:span></text:h>
      <text:h text:style-name="Default"><text:s text:c="3"/>4<text:s text:c="2"/><text:span text:style-name="style9">#include&lt;ctype.h&gt;</text:span></text:h>
      <text:h text:style-name="Default"><text:s text:c="3"/>5<text:s text:c="2"/><text:span text:style-name="style9">#include&lt;conio.h&gt;</text:span></text:h>
      <text:h text:style-name="Default"><text:s text:c="3"/>6<text:s text:c="2"/></text:h>
      <text:h text:style-name="Default"><text:s text:c="3"/>7<text:s text:c="2"/><text:span text:style-name="style9">#define TAM 3</text:span></text:h>
      <text:h text:style-name="Default"><text:s text:c="3"/>8<text:s text:c="2"/><text:span text:style-name="style9">#define TAMM 3 </text:span><text:span text:style-name="style23">/* CANTIDAD DE EMPLEADOS */</text:span></text:h>
      <text:h text:style-name="Default"><text:s text:c="3"/>9<text:s text:c="2"/><text:span text:style-name="style9">#define TAMO 3 </text:span><text:span text:style-name="style23">/* CANTIDAD DE EMPLEADOS */</text:span></text:h>
      <text:h text:style-name="Default"><text:s text:c="2"/>10<text:s text:c="2"/><text:span text:style-name="style9">#define TAMI 3 </text:span><text:span text:style-name="style23">/* CANTIDAD DE EMPLEADOS */</text:span></text:h>
      <text:h text:style-name="Default"><text:s text:c="2"/>11<text:s text:c="2"/><text:span text:style-name="style9">#define LENSTR 25 </text:span><text:span text:style-name="style23">/* CANTIDAD DE CARACTERES VECTORES */</text:span></text:h>
      <text:h text:style-name="Default"><text:s text:c="2"/>12<text:s text:c="2"/><text:span text:style-name="style9">#define TAML 3</text:span></text:h>
      <text:h text:style-name="Default"><text:s text:c="2"/>13<text:s text:c="2"/></text:h>
      <text:h text:style-name="Default"><text:s text:c="2"/>14<text:s text:c="2"/><text:span text:style-name="style2">/////////////////////////////</text:span></text:h>
      <text:h text:style-name="Default"><text:s text:c="2"/>15<text:s text:c="2"/><text:span text:style-name="style5">struct</text:span><text:span text:style-name="style10">{</text:span></text:h>
      <text:h text:style-name="Default"><text:s text:c="2"/>16<text:s text:c="2"/><text:span text:style-name="style5">int </text:span><text:span text:style-name="style11">idOrq</text:span><text:span text:style-name="style10">;</text:span></text:h>
      <text:h text:style-name="Default"><text:s text:c="2"/>17<text:s text:c="2"/><text:span text:style-name="style5">char </text:span><text:span text:style-name="style11">nombreOrq</text:span><text:span text:style-name="style10">[</text:span><text:span text:style-name="style11">LENSTR</text:span><text:span text:style-name="style10">];</text:span></text:h>
      <text:h text:style-name="Default"><text:s text:c="2"/>18<text:s text:c="2"/><text:span text:style-name="style5">char </text:span><text:span text:style-name="style11">lugarOrq</text:span><text:span text:style-name="style10">[</text:span><text:span text:style-name="style11">LENSTR</text:span><text:span text:style-name="style10">];</text:span></text:h>
      <text:h text:style-name="Default"><text:s text:c="2"/>19<text:s text:c="2"/><text:span text:style-name="style5">int </text:span><text:span text:style-name="style11">tipoOrq</text:span><text:span text:style-name="style10">;</text:span></text:h>
      <text:h text:style-name="Default"><text:s text:c="2"/>20<text:s text:c="2"/><text:span text:style-name="style5">int </text:span><text:span text:style-name="style11">isEmpty</text:span><text:span text:style-name="style10">;</text:span></text:h>
      <text:h text:style-name="Default"><text:s text:c="2"/>21<text:s text:c="2"/><text:span text:style-name="style10">}</text:span><text:span text:style-name="style5">typedef </text:span><text:span text:style-name="style11">eOrquesta</text:span><text:span text:style-name="style10">;</text:span></text:h>
      <text:h text:style-name="Default"><text:s text:c="2"/>22<text:s text:c="2"/></text:h>
      <text:h text:style-name="Default"><text:s text:c="2"/>23<text:s text:c="2"/><text:span text:style-name="style5">struct</text:span><text:span text:style-name="style10">{</text:span></text:h>
      <text:h text:style-name="Default"><text:s text:c="2"/>24<text:s text:c="2"/><text:span text:style-name="style5">int </text:span><text:span text:style-name="style11">idM</text:span><text:span text:style-name="style10">;</text:span></text:h>
      <text:h text:style-name="Default"><text:s text:c="2"/>25<text:s text:c="2"/><text:span text:style-name="style5">char </text:span><text:span text:style-name="style11">nombreM</text:span><text:span text:style-name="style10">[</text:span><text:span text:style-name="style11">LENSTR</text:span><text:span text:style-name="style10">];</text:span></text:h>
      <text:h text:style-name="Default"><text:s text:c="2"/>26<text:s text:c="2"/><text:span text:style-name="style5">char </text:span><text:span text:style-name="style11">apellidoM</text:span><text:span text:style-name="style10">[</text:span><text:span text:style-name="style11">LENSTR</text:span><text:span text:style-name="style10">];</text:span></text:h>
      <text:h text:style-name="Default"><text:s text:c="2"/>27<text:s text:c="2"/><text:span text:style-name="style5">int </text:span><text:span text:style-name="style11">edadM</text:span><text:span text:style-name="style10">;</text:span></text:h>
      <text:h text:style-name="Default"><text:s text:c="2"/>28<text:s text:c="2"/><text:span text:style-name="style5">int </text:span><text:span text:style-name="style11">idOrq</text:span><text:span text:style-name="style10">;</text:span></text:h>
      <text:h text:style-name="Default"><text:s text:c="2"/>29<text:s text:c="2"/><text:span text:style-name="style5">int </text:span><text:span text:style-name="style11">idInst</text:span><text:span text:style-name="style10">;</text:span></text:h>
      <text:h text:style-name="Default"><text:s text:c="2"/>30<text:s text:c="2"/><text:span text:style-name="style5">int </text:span><text:span text:style-name="style11">isEmpty</text:span><text:span text:style-name="style10">;</text:span></text:h>
      <text:h text:style-name="Default"><text:s text:c="2"/>31<text:s text:c="2"/></text:h>
      <text:h text:style-name="Default"><text:s text:c="2"/>32<text:s text:c="2"/><text:span text:style-name="style10">}</text:span><text:span text:style-name="style5">typedef </text:span><text:span text:style-name="style11">eMusico</text:span><text:span text:style-name="style10">;</text:span></text:h>
      <text:h text:style-name="Default"><text:s text:c="2"/>33<text:s text:c="2"/></text:h>
      <text:h text:style-name="Default"><text:s text:c="2"/>34<text:s text:c="2"/></text:h>
      <text:h text:style-name="Default"><text:s text:c="2"/>35<text:s text:c="2"/><text:span text:style-name="style5">struct</text:span><text:span text:style-name="style10">{</text:span></text:h>
      <text:h text:style-name="Default"><text:s text:c="2"/>36<text:s text:c="2"/><text:span text:style-name="style5">int </text:span><text:span text:style-name="style11">idInst</text:span><text:span text:style-name="style10">;</text:span></text:h>
      <text:h text:style-name="Default"><text:s text:c="2"/>37<text:s text:c="2"/><text:span text:style-name="style5">char </text:span><text:span text:style-name="style11">nombreInst</text:span><text:span text:style-name="style10">[</text:span><text:span text:style-name="style11">LENSTR</text:span><text:span text:style-name="style10">];</text:span></text:h>
      <text:h text:style-name="Default"><text:s text:c="2"/>38<text:s text:c="2"/><text:span text:style-name="style5">int </text:span><text:span text:style-name="style11">tipoInst</text:span><text:span text:style-name="style10">;</text:span></text:h>
      <text:h text:style-name="Default"><text:s text:c="2"/>39<text:s text:c="2"/><text:span text:style-name="style5">int </text:span><text:span text:style-name="style11">isEmpty</text:span><text:span text:style-name="style10">;</text:span></text:h>
      <text:h text:style-name="Default"><text:s text:c="2"/>40<text:s text:c="2"/><text:span text:style-name="style10">}</text:span><text:span text:style-name="style5">typedef </text:span><text:span text:style-name="style11">eInstrumento</text:span><text:span text:style-name="style10">;</text:span></text:h>
      <text:h text:style-name="Default"><text:s text:c="2"/>41<text:s text:c="2"/><text:span text:style-name="style2">/////////////////</text:span></text:h>
      <text:h text:style-name="Default"><text:s text:c="2"/>42<text:s text:c="2"/><text:span text:style-name="style1">/* ESTRUCTURAS PARA TIPOS*/</text:span></text:h>
      <text:h text:style-name="Default"><text:s text:c="2"/>43<text:s text:c="2"/><text:span text:style-name="style5">struct</text:span><text:span text:style-name="style10">{</text:span></text:h>
      <text:h text:style-name="Default"><text:s text:c="2"/>44<text:s text:c="2"/><text:span text:style-name="style5">int </text:span><text:span text:style-name="style11">idTi</text:span><text:span text:style-name="style10">;</text:span></text:h>
      <text:h text:style-name="Default"><text:s text:c="2"/>45<text:s text:c="2"/><text:span text:style-name="style5">char </text:span><text:span text:style-name="style11">tipoInst</text:span><text:span text:style-name="style10">[</text:span><text:span text:style-name="style11">LENSTR</text:span><text:span text:style-name="style10">];</text:span></text:h>
      <text:h text:style-name="Default"><text:s text:c="2"/>46<text:s text:c="2"/></text:h>
      <text:h text:style-name="Default"><text:s text:c="2"/>47<text:s text:c="2"/><text:span text:style-name="style10">}</text:span><text:span text:style-name="style5">typedef </text:span><text:span text:style-name="style11">eTipoInst</text:span><text:span text:style-name="style10">;</text:span></text:h>
      <text:h text:style-name="Default"><text:s text:c="2"/>48<text:s text:c="2"/><text:span text:style-name="style5">struct</text:span><text:span text:style-name="style10">{</text:span></text:h>
      <text:h text:style-name="Default"><text:s text:c="2"/>49<text:s text:c="2"/><text:span text:style-name="style5">int </text:span><text:span text:style-name="style11">idTo</text:span><text:span text:style-name="style10">;</text:span></text:h>
      <text:h text:style-name="Default"><text:s text:c="2"/>50<text:s text:c="2"/><text:span text:style-name="style5">char </text:span><text:span text:style-name="style11">tipoOrq</text:span><text:span text:style-name="style10">[</text:span><text:span text:style-name="style11">LENSTR</text:span><text:span text:style-name="style10">];</text:span></text:h>
      <text:h text:style-name="Default"><text:s text:c="2"/>51<text:s text:c="2"/></text:h>
      <text:h text:style-name="Default"><text:s text:c="2"/>52<text:s text:c="2"/><text:span text:style-name="style10">}</text:span><text:span text:style-name="style5">typedef </text:span><text:span text:style-name="style11">eTipoOrquesta</text:span><text:span text:style-name="style10">;</text:span></text:h>
      <text:h text:style-name="Default"><text:s text:c="2"/>53<text:s text:c="2"/><text:span text:style-name="style1">/* PROTOTIPOS*/</text:span></text:h>
      <text:h text:style-name="Default"><text:s text:c="2"/>54<text:s text:c="2"/><text:span text:style-name="style5">int </text:span><text:span text:style-name="style11">initx</text:span><text:span text:style-name="style10">(</text:span><text:span text:style-name="style11">eOrquesta orquesta</text:span><text:span text:style-name="style10">[],</text:span><text:span text:style-name="style5">int </text:span><text:span text:style-name="style11">tamo</text:span><text:span text:style-name="style10">,</text:span><text:span text:style-name="style11">eMusico musico</text:span><text:span text:style-name="style10">[],</text:span><text:span text:style-name="style5">int </text:span><text:span text:style-name="style11">tamm</text:span><text:span text:style-name="style10">,</text:span><text:span text:style-name="style11">eInstrumento instrumentos</text:span><text:span text:style-name="style10">[],</text:span><text:span text:style-name="style5">int </text:span><text:span text:style-name="style11">tami</text:span><text:span text:style-name="style10">);</text:span></text:h>
      <text:h text:style-name="Default"><text:s text:c="2"/>55<text:s text:c="2"/></text:h>
      <text:h text:style-name="Default"><text:s text:c="2"/>56<text:s text:c="2"/><text:span text:style-name="style5">int </text:span><text:span text:style-name="style11">menu</text:span><text:span text:style-name="style10">(</text:span><text:span text:style-name="style5">void</text:span><text:span text:style-name="style10">);</text:span></text:h>
      <text:h text:style-name="Default"><text:s text:c="2"/>57<text:s text:c="2"/><text:span text:style-name="style5">int </text:span><text:span text:style-name="style11">hardcodearMusicos</text:span><text:span text:style-name="style10">( </text:span><text:span text:style-name="style11">eMusico musico</text:span><text:span text:style-name="style10">[], </text:span><text:span text:style-name="style5">int </text:span><text:span text:style-name="style11">tam</text:span><text:span text:style-name="style10">, </text:span><text:span text:style-name="style5">int </text:span><text:span text:style-name="style11">cantidad</text:span><text:span text:style-name="style10">);</text:span></text:h>
      <text:h text:style-name="Default"><text:s text:c="2"/>58<text:s text:c="2"/><text:span text:style-name="style5">int </text:span><text:span text:style-name="style11">hardcodearInstrumentos</text:span><text:span text:style-name="style10">(</text:span><text:span text:style-name="style11">eInstrumento instrumentos</text:span><text:span text:style-name="style10">[], </text:span><text:span text:style-name="style5">int </text:span><text:span text:style-name="style11">tam</text:span><text:span text:style-name="style10">, </text:span><text:span text:style-name="style5">int </text:span><text:span text:style-name="style11">cantidad</text:span><text:span text:style-name="style10">);</text:span></text:h>
      <text:h text:style-name="Default"><text:s text:c="2"/>59<text:s text:c="2"/><text:span text:style-name="style5">int </text:span><text:span text:style-name="style11">hardcodearOrquestas</text:span><text:span text:style-name="style10">(</text:span><text:span text:style-name="style11">eOrquesta orquestas</text:span><text:span text:style-name="style10">[], </text:span><text:span text:style-name="style5">int </text:span><text:span text:style-name="style11">tam</text:span><text:span text:style-name="style10">, </text:span><text:span text:style-name="style5">int </text:span><text:span text:style-name="style11">cantidad</text:span><text:span text:style-name="style10">);</text:span></text:h>
      <text:h text:style-name="Default"><text:s text:c="2"/>60<text:s text:c="2"/></text:h>
      <text:h text:style-name="Default"><text:s text:c="2"/>61<text:s text:c="2"/><text:span text:style-name="style5">int </text:span><text:span text:style-name="style11">dataEntryOrq</text:span><text:span text:style-name="style10">(</text:span><text:span text:style-name="style11">eOrquesta orquesta</text:span><text:span text:style-name="style10">[],</text:span><text:span text:style-name="style5">int </text:span><text:span text:style-name="style11">tamo</text:span><text:span text:style-name="style10">,</text:span><text:span text:style-name="style5">int </text:span><text:span text:style-name="style11">lastIdOrq</text:span><text:span text:style-name="style10">);</text:span></text:h>
      <text:h text:style-name="Default"><text:s text:c="2"/>62<text:s text:c="2"/><text:span text:style-name="style5">int </text:span><text:span text:style-name="style11">dataEntryMusico</text:span><text:span text:style-name="style10">(</text:span><text:span text:style-name="style11">eMusico musico</text:span><text:span text:style-name="style10">[],</text:span><text:span text:style-name="style11">eOrquesta orquesta</text:span><text:span text:style-name="style10">[],</text:span><text:span text:style-name="style5">int </text:span><text:span text:style-name="style11">tamo</text:span><text:span text:style-name="style10">,</text:span><text:span text:style-name="style5">int </text:span><text:span text:style-name="style11">tamm</text:span><text:span text:style-name="style10">,</text:span><text:span text:style-name="style5">int </text:span><text:span text:style-name="style11">lastIdMusico</text:span><text:span text:style-name="style10">);</text:span></text:h>
      <text:h text:style-name="Default"><text:s text:c="2"/>63<text:s text:c="2"/><text:span text:style-name="style5">int </text:span><text:span text:style-name="style11">dataEntryInst</text:span><text:span text:style-name="style10">(</text:span><text:span text:style-name="style11">eInstrumento instrumentos</text:span><text:span text:style-name="style10">[],</text:span><text:span text:style-name="style5">int </text:span><text:span text:style-name="style11">tami</text:span><text:span text:style-name="style10">,</text:span><text:span text:style-name="style5">int </text:span><text:span text:style-name="style11">lastIdInst</text:span><text:span text:style-name="style10">);</text:span></text:h>
      <text:h text:style-name="Default"><text:s text:c="2"/>64<text:s text:c="2"/></text:h>
      <text:h text:style-name="Default"><text:s text:c="2"/>65<text:s text:c="2"/><text:span text:style-name="style5">int </text:span><text:span text:style-name="style11">addOrq</text:span><text:span text:style-name="style10">(</text:span><text:span text:style-name="style11">eOrquesta </text:span><text:span text:style-name="style10">*</text:span><text:span text:style-name="style11">orquesta</text:span><text:span text:style-name="style10">,</text:span><text:span text:style-name="style5">int </text:span><text:span text:style-name="style11">tam</text:span><text:span text:style-name="style10">,</text:span><text:span text:style-name="style5">int </text:span><text:span text:style-name="style11">id</text:span><text:span text:style-name="style10">, </text:span><text:span text:style-name="style5">char </text:span><text:span text:style-name="style11">name</text:span><text:span text:style-name="style10">[],</text:span><text:span text:style-name="style5">char </text:span><text:span text:style-name="style11">lugar</text:span><text:span text:style-name="style10">[],</text:span><text:span text:style-name="style5">int </text:span><text:span text:style-name="style11">tipo</text:span><text:span text:style-name="style10">);</text:span></text:h>
      <text:h text:style-name="Default"><text:s text:c="2"/>66<text:s text:c="2"/><text:span text:style-name="style5">int </text:span><text:span text:style-name="style11">addMusico</text:span><text:span text:style-name="style10">(</text:span><text:span text:style-name="style11">eMusico musico</text:span><text:span text:style-name="style10">[],</text:span><text:span text:style-name="style5">int </text:span><text:span text:style-name="style11">tami</text:span><text:span text:style-name="style10">,</text:span><text:span text:style-name="style5">int </text:span><text:span text:style-name="style11">lastIdMusico</text:span><text:span text:style-name="style10">,</text:span><text:span text:style-name="style5">char </text:span><text:span text:style-name="style11">nombre</text:span><text:span text:style-name="style10">[],</text:span><text:span text:style-name="style5">char </text:span><text:span text:style-name="style11">apellido</text:span><text:span text:style-name="style10">[],</text:span><text:span text:style-name="style5">int </text:span><text:span text:style-name="style11">edad</text:span><text:span text:style-name="style10">,</text:span><text:span text:style-name="style5">int </text:span><text:span text:style-name="style11">idOrq</text:span><text:span text:style-name="style10">,</text:span><text:span text:style-name="style5">int </text:span><text:span text:style-name="style11">idInst</text:span><text:span text:style-name="style10">);</text:span></text:h>
      <text:h text:style-name="Default"><text:s text:c="2"/>67<text:s text:c="2"/><text:span text:style-name="style5">int </text:span><text:span text:style-name="style11">addInst</text:span><text:span text:style-name="style10">(</text:span><text:span text:style-name="style11">eInstrumento </text:span><text:span text:style-name="style10">*</text:span><text:span text:style-name="style11">instrumentos</text:span><text:span text:style-name="style10">,</text:span><text:span text:style-name="style5">int </text:span><text:span text:style-name="style11">tam</text:span><text:span text:style-name="style10">,</text:span><text:span text:style-name="style5">int </text:span><text:span text:style-name="style11">id</text:span><text:span text:style-name="style10">, </text:span><text:span text:style-name="style5">char </text:span><text:span text:style-name="style11">name</text:span><text:span text:style-name="style10">[],</text:span><text:span text:style-name="style5">int </text:span><text:span text:style-name="style11">tipo</text:span><text:span text:style-name="style10">);</text:span></text:h>
      <text:h text:style-name="Default"><text:s text:c="2"/>68<text:s text:c="2"/></text:h>
      <text:h text:style-name="Default"><text:s text:c="2"/>69<text:s text:c="2"/></text:h>
      <text:h text:style-name="Default"><text:s text:c="2"/>70<text:s text:c="2"/><text:span text:style-name="style5">int </text:span><text:span text:style-name="style11">validadorInputint</text:span><text:span text:style-name="style10">(</text:span><text:span text:style-name="style5">char </text:span><text:span text:style-name="style11">auxlen</text:span><text:span text:style-name="style10">[],</text:span><text:span text:style-name="style5">int </text:span><text:span text:style-name="style11">lenstr</text:span><text:span text:style-name="style10">);</text:span></text:h>
      <text:h text:style-name="Default"><text:s text:c="2"/>71<text:s text:c="2"/><text:span text:style-name="style5">int </text:span><text:span text:style-name="style11">validadorLen</text:span><text:span text:style-name="style10">(</text:span><text:span text:style-name="style5">char </text:span><text:span text:style-name="style11">auxLen</text:span><text:span text:style-name="style10">[],</text:span><text:span text:style-name="style5">int </text:span><text:span text:style-name="style11">lenstr</text:span><text:span text:style-name="style10">);</text:span></text:h>
      <text:h text:style-name="Default"><text:s text:c="2"/>72<text:s text:c="2"/><text:span text:style-name="style5">int </text:span><text:span text:style-name="style11">validaCadenas</text:span><text:span text:style-name="style10">(</text:span><text:span text:style-name="style5">char </text:span><text:span text:style-name="style11">x</text:span><text:span text:style-name="style10">[],</text:span><text:span text:style-name="style5">int </text:span><text:span text:style-name="style11">lenstr</text:span><text:span text:style-name="style10">);</text:span></text:h>
      <text:h text:style-name="Default"><text:s text:c="2"/>73<text:s text:c="2"/><text:span text:style-name="style5">int </text:span><text:span text:style-name="style11">validadorInputint</text:span><text:span text:style-name="style10">(</text:span><text:span text:style-name="style5">char </text:span><text:span text:style-name="style11">auxlen</text:span><text:span text:style-name="style10">[],</text:span><text:span text:style-name="style5">int </text:span><text:span text:style-name="style11">lenstr</text:span><text:span text:style-name="style10">);</text:span></text:h>
      <text:h text:style-name="Default"><text:s text:c="2"/>74<text:s text:c="2"/></text:h>
      <text:h text:style-name="Default"><text:s text:c="2"/>75<text:s text:c="2"/><text:span text:style-name="style5">int </text:span><text:span text:style-name="style11">searchFreeOrq</text:span><text:span text:style-name="style10">(</text:span><text:span text:style-name="style11">eOrquesta orquesta</text:span><text:span text:style-name="style10">[],</text:span><text:span text:style-name="style5">int </text:span><text:span text:style-name="style11">tam</text:span><text:span text:style-name="style10">);</text:span></text:h>
      <text:h text:style-name="Default"><text:s text:c="2"/>76<text:s text:c="2"/><text:span text:style-name="style5">int </text:span><text:span text:style-name="style11">searchFreeMusico</text:span><text:span text:style-name="style10">(</text:span><text:span text:style-name="style11">eMusico musico</text:span><text:span text:style-name="style10">[],</text:span><text:span text:style-name="style5">int </text:span><text:span text:style-name="style11">tam</text:span><text:span text:style-name="style10">);</text:span></text:h>
      <text:h text:style-name="Default"><text:s text:c="2"/>77<text:s text:c="2"/><text:span text:style-name="style5">int </text:span><text:span text:style-name="style11">searchFreeInst</text:span><text:span text:style-name="style10">(</text:span><text:span text:style-name="style11">eInstrumento instrumentos</text:span><text:span text:style-name="style10">[],</text:span><text:span text:style-name="style5">int </text:span><text:span text:style-name="style11">tam</text:span><text:span text:style-name="style10">);</text:span></text:h>
      <text:h text:style-name="Default"><text:s text:c="2"/>78<text:s text:c="2"/></text:h>
      <text:h text:style-name="Default"><text:s text:c="2"/>79<text:s text:c="2"/><text:span text:style-name="style5">void </text:span><text:span text:style-name="style11">printOrquestas</text:span><text:span text:style-name="style10">(</text:span><text:span text:style-name="style11">eOrquesta orquesta</text:span><text:span text:style-name="style10">[], </text:span><text:span text:style-name="style5">int </text:span><text:span text:style-name="style11">tam</text:span><text:span text:style-name="style10">);</text:span></text:h>
      <text:h text:style-name="Default"><text:s text:c="2"/>80<text:s text:c="2"/><text:span text:style-name="style5">void </text:span><text:span text:style-name="style11">printOrq</text:span><text:span text:style-name="style10">(</text:span><text:span text:style-name="style11">eOrquesta x</text:span><text:span text:style-name="style10">);</text:span></text:h>
      <text:h text:style-name="Default"><text:s text:c="2"/>81<text:s text:c="2"/><text:span text:style-name="style5">void </text:span><text:span text:style-name="style11">printMusicos</text:span><text:span text:style-name="style10">(</text:span><text:span text:style-name="style11">eMusico musico</text:span><text:span text:style-name="style10">[],</text:span><text:span text:style-name="style5">int </text:span><text:span text:style-name="style11">tam</text:span><text:span text:style-name="style10">,</text:span><text:span text:style-name="style11">eTipoInst tiposInst</text:span><text:span text:style-name="style10">[],</text:span><text:span text:style-name="style5">int </text:span><text:span text:style-name="style11">taml</text:span><text:span text:style-name="style10">,</text:span><text:span text:style-name="style11">eTipoOrquesta tiposOrq</text:span><text:span text:style-name="style10">[]);</text:span></text:h>
      <text:h text:style-name="Default"><text:s text:c="2"/>82<text:s text:c="2"/></text:h>
      <text:h text:style-name="Default"><text:s text:c="2"/>83<text:s text:c="2"/><text:span text:style-name="style5">void </text:span><text:span text:style-name="style11">printMusico</text:span><text:span text:style-name="style10">(</text:span><text:span text:style-name="style11">eMusico x</text:span><text:span text:style-name="style10">,</text:span><text:span text:style-name="style11">eTipoInst tiposInst</text:span><text:span text:style-name="style10">[],</text:span><text:span text:style-name="style5">int </text:span><text:span text:style-name="style11">taml</text:span><text:span text:style-name="style10">,</text:span><text:span text:style-name="style11">eTipoOrquesta tiposOrq</text:span><text:span text:style-name="style10">[]);</text:span></text:h>
      <text:h text:style-name="Default"><text:s text:c="2"/>84<text:s text:c="2"/><text:span text:style-name="style5">void </text:span><text:span text:style-name="style11">printInstrumentos</text:span><text:span text:style-name="style10">(</text:span><text:span text:style-name="style11">eInstrumento instrumentos</text:span><text:span text:style-name="style10">[], </text:span><text:span text:style-name="style5">int </text:span><text:span text:style-name="style11">tami</text:span><text:span text:style-name="style10">);</text:span></text:h>
      <text:h text:style-name="Default"><text:s text:c="2"/>85<text:s text:c="2"/><text:span text:style-name="style5">void </text:span><text:span text:style-name="style11">printInstrumento</text:span><text:span text:style-name="style10">(</text:span><text:span text:style-name="style11">eInstrumento x</text:span><text:span text:style-name="style10">);</text:span></text:h>
      <text:h text:style-name="Default"><text:s text:c="2"/>86<text:s text:c="2"/></text:h>
      <text:h text:style-name="Default"><text:s text:c="2"/>87<text:s text:c="2"/></text:h>
      <text:h text:style-name="Default"><text:s text:c="2"/>88<text:s text:c="2"/></text:h>
      <text:h text:style-name="Default"><text:s text:c="2"/>89<text:s text:c="2"/><text:span text:style-name="style5">int </text:span><text:span text:style-name="style11">findOrquestaById</text:span><text:span text:style-name="style10">(</text:span><text:span text:style-name="style11">eOrquesta</text:span><text:span text:style-name="style10">* </text:span><text:span text:style-name="style11">orquesta</text:span><text:span text:style-name="style10">, </text:span><text:span text:style-name="style5">int </text:span><text:span text:style-name="style11">tam</text:span><text:span text:style-name="style10">,</text:span><text:span text:style-name="style5">int </text:span><text:span text:style-name="style11">id</text:span><text:span text:style-name="style10">);</text:span></text:h>
      <text:h text:style-name="Default"><text:s text:c="2"/>90<text:s text:c="2"/><text:span text:style-name="style5">int </text:span><text:span text:style-name="style11">removeOrq</text:span><text:span text:style-name="style10">(</text:span><text:span text:style-name="style11">eOrquesta</text:span><text:span text:style-name="style10">* </text:span><text:span text:style-name="style11">orquesta</text:span><text:span text:style-name="style10">, </text:span><text:span text:style-name="style5">int </text:span><text:span text:style-name="style11">tam</text:span><text:span text:style-name="style10">, </text:span><text:span text:style-name="style5">int </text:span><text:span text:style-name="style11">id</text:span><text:span text:style-name="style10">);</text:span></text:h>
      <text:h text:style-name="Default"><text:s text:c="2"/>91<text:s text:c="2"/></text:h>
      <text:h text:style-name="Default"><text:s text:c="2"/>92<text:s text:c="2"/><text:span text:style-name="style5">int </text:span><text:span text:style-name="style11">findMusicoById</text:span><text:span text:style-name="style10">(</text:span><text:span text:style-name="style11">eMusico</text:span><text:span text:style-name="style10">* </text:span><text:span text:style-name="style11">musico</text:span><text:span text:style-name="style10">, </text:span><text:span text:style-name="style5">int </text:span><text:span text:style-name="style11">tam</text:span><text:span text:style-name="style10">,</text:span><text:span text:style-name="style5">int </text:span><text:span text:style-name="style11">id</text:span><text:span text:style-name="style10">);</text:span></text:h>
      <text:h text:style-name="Default"><text:s text:c="2"/>93<text:s text:c="2"/><text:span text:style-name="style5">int </text:span><text:span text:style-name="style11">removeMusico</text:span><text:span text:style-name="style10">(</text:span><text:span text:style-name="style11">eMusico</text:span><text:span text:style-name="style10">* </text:span><text:span text:style-name="style11">musico</text:span><text:span text:style-name="style10">, </text:span><text:span text:style-name="style5">int </text:span><text:span text:style-name="style11">tam</text:span><text:span text:style-name="style10">, </text:span><text:span text:style-name="style5">int </text:span><text:span text:style-name="style11">id</text:span><text:span text:style-name="style10">,</text:span><text:span text:style-name="style11">eTipoInst tipoinst</text:span><text:span text:style-name="style10">[],</text:span><text:span text:style-name="style11">eTipoOrquesta tipoOrq</text:span><text:span text:style-name="style10">[],</text:span><text:span text:style-name="style5">int </text:span><text:span text:style-name="style11">taml</text:span><text:span text:style-name="style10">);</text:span></text:h>
      <text:h text:style-name="Default"><text:s text:c="2"/>94<text:s text:c="2"/></text:h>
      <text:h text:style-name="Default"><text:s text:c="2"/>95<text:s text:c="2"/><text:span text:style-name="style5">int </text:span><text:span text:style-name="style11">editOrq</text:span><text:span text:style-name="style10">(</text:span><text:span text:style-name="style11">eOrquesta </text:span><text:span text:style-name="style10">*</text:span><text:span text:style-name="style11">orquesta</text:span><text:span text:style-name="style10">,</text:span><text:span text:style-name="style5">int </text:span><text:span text:style-name="style11">tam</text:span><text:span text:style-name="style10">,</text:span><text:span text:style-name="style5">int </text:span><text:span text:style-name="style11">id</text:span><text:span text:style-name="style10">);</text:span></text:h>
      <text:h text:style-name="Default"><text:s text:c="2"/>96<text:s text:c="2"/><text:span text:style-name="style5">int </text:span><text:span text:style-name="style11">editMusico</text:span><text:span text:style-name="style10">(</text:span><text:span text:style-name="style11">eMusico </text:span><text:span text:style-name="style10">*</text:span><text:span text:style-name="style11">musico</text:span><text:span text:style-name="style10">,</text:span><text:span text:style-name="style5">int </text:span><text:span text:style-name="style11">tam</text:span><text:span text:style-name="style10">,</text:span><text:span text:style-name="style5">int </text:span><text:span text:style-name="style11">id</text:span><text:span text:style-name="style10">,</text:span><text:span text:style-name="style11">eTipoInst tiposInst</text:span><text:span text:style-name="style10">[],</text:span><text:span text:style-name="style11">eTipoOrquesta tiposOrq</text:span><text:span text:style-name="style10">[],</text:span><text:span text:style-name="style5">int </text:span><text:span text:style-name="style11">taml</text:span><text:span text:style-name="style10">);</text:span></text:h>
      <text:h text:style-name="Default"><text:s text:c="2"/>97<text:s text:c="2"/></text:h>
      <text:h text:style-name="Default"><text:s text:c="2"/>98<text:s text:c="2"/><text:span text:style-name="style1">/*FUNCION PRINCIPAL*/</text:span></text:h>
      <text:h text:style-name="Default"><text:s text:c="2"/>99<text:s text:c="2"/></text:h>
      <text:h text:style-name="Default"><text:s text:c="1"/>100<text:s text:c="2"/></text:h>
      <text:h text:style-name="Default"><text:s text:c="1"/>101<text:s text:c="2"/></text:h>
      <text:h text:style-name="Default"><text:s text:c="1"/>102<text:s text:c="2"/></text:h>
      <text:h text:style-name="Default"><text:s text:c="1"/>103<text:s text:c="2"/><text:span text:style-name="style5">int </text:span><text:span text:style-name="style11">main</text:span><text:span text:style-name="style10">()</text:span></text:h>
      <text:h text:style-name="Default"><text:s text:c="1"/>104<text:s text:c="2"/><text:span text:style-name="style10">{</text:span></text:h>
      <text:h text:style-name="Default"><text:s text:c="1"/>105<text:s text:c="2"/></text:h>
      <text:h text:style-name="Default"><text:s text:c="1"/>106<text:s text:c="2"/><text:span text:style-name="style11">eOrquesta orquesta</text:span><text:span text:style-name="style10">[</text:span><text:span text:style-name="style11">TAMO</text:span><text:span text:style-name="style10">];</text:span></text:h>
      <text:h text:style-name="Default"><text:s text:c="1"/>107<text:s text:c="2"/><text:span text:style-name="style11">eMusico musico</text:span><text:span text:style-name="style10">[</text:span><text:span text:style-name="style11">TAMM</text:span><text:span text:style-name="style10">];</text:span></text:h>
      <text:h text:style-name="Default"><text:s text:c="1"/>108<text:s text:c="2"/><text:span text:style-name="style11">eInstrumento instrumentos</text:span><text:span text:style-name="style10">[</text:span><text:span text:style-name="style11">TAMI</text:span><text:span text:style-name="style10">];</text:span></text:h>
      <text:h text:style-name="Default"><text:s text:c="1"/>109<text:s text:c="2"/></text:h>
      <text:h text:style-name="Default"><text:s text:c="1"/>110<text:s text:c="2"/><text:s text:c="2"/><text:span text:style-name="style11">eTipoInst tiposInst</text:span><text:span text:style-name="style10">[]=</text:span></text:h>
      <text:h text:style-name="Default"><text:s text:c="1"/>111<text:s text:c="2"/><text:s text:c="4"/><text:span text:style-name="style10">{</text:span></text:h>
      <text:h text:style-name="Default"><text:s text:c="1"/>112<text:s text:c="2"/><text:s text:c="8"/><text:span text:style-name="style10">{ </text:span><text:span text:style-name="style4">1</text:span><text:span text:style-name="style10">, </text:span><text:span text:style-name="style6">"Cuerdas"</text:span><text:span text:style-name="style10">},</text:span></text:h>
      <text:h text:style-name="Default"><text:s text:c="1"/>113<text:s text:c="2"/><text:s text:c="7"/><text:span text:style-name="style10">{ </text:span><text:span text:style-name="style4">2</text:span><text:span text:style-name="style10">, </text:span><text:span text:style-name="style6">"Viento-Madera"</text:span><text:span text:style-name="style10">,},</text:span></text:h>
      <text:h text:style-name="Default"><text:s text:c="1"/>114<text:s text:c="2"/><text:s text:c="7"/><text:span text:style-name="style10">{ </text:span><text:span text:style-name="style4">3</text:span><text:span text:style-name="style10">, </text:span><text:span text:style-name="style6">"Percusion"</text:span><text:span text:style-name="style10">},</text:span></text:h>
      <text:h text:style-name="Default"><text:s text:c="1"/>115<text:s text:c="2"/><text:s text:c="4"/><text:span text:style-name="style10">};</text:span></text:h>
      <text:h text:style-name="Default"><text:s text:c="1"/>116<text:s text:c="2"/><text:s text:c="6"/><text:span text:style-name="style11">eTipoOrquesta tiposOrq</text:span><text:span text:style-name="style10">[]=</text:span></text:h>
      <text:h text:style-name="Default"><text:s text:c="1"/>117<text:s text:c="2"/><text:s text:c="4"/><text:span text:style-name="style10">{</text:span></text:h>
      <text:h text:style-name="Default"><text:s text:c="1"/>118<text:s text:c="2"/><text:s text:c="8"/><text:span text:style-name="style10">{ </text:span><text:span text:style-name="style4">1</text:span><text:span text:style-name="style10">, </text:span><text:span text:style-name="style6">"Sinfonica"</text:span><text:span text:style-name="style10">},</text:span></text:h>
      <text:h text:style-name="Default"><text:s text:c="1"/>119<text:s text:c="2"/><text:s text:c="7"/><text:span text:style-name="style10">{ </text:span><text:span text:style-name="style4">2</text:span><text:span text:style-name="style10">, </text:span><text:span text:style-name="style6">"Filarmonica"</text:span><text:span text:style-name="style10">,},</text:span></text:h>
      <text:h text:style-name="Default"><text:s text:c="1"/>120<text:s text:c="2"/><text:s text:c="7"/><text:span text:style-name="style10">{ </text:span><text:span text:style-name="style4">3</text:span><text:span text:style-name="style10">, </text:span><text:span text:style-name="style6">"Camara"</text:span><text:span text:style-name="style10">},</text:span></text:h>
      <text:h text:style-name="Default"><text:s text:c="1"/>121<text:s text:c="2"/><text:s text:c="4"/><text:span text:style-name="style10">};</text:span></text:h>
      <text:h text:style-name="Default"><text:s text:c="1"/>122<text:s text:c="2"/></text:h>
      <text:h text:style-name="Default"><text:s text:c="1"/>123<text:s text:c="2"/><text:span text:style-name="style11">initx</text:span><text:span text:style-name="style10">(</text:span><text:span text:style-name="style11">orquesta</text:span><text:span text:style-name="style10">,</text:span><text:span text:style-name="style11">TAMO</text:span><text:span text:style-name="style10">,</text:span><text:span text:style-name="style11">musico</text:span><text:span text:style-name="style10">,</text:span><text:span text:style-name="style11">TAMM</text:span><text:span text:style-name="style10">,</text:span><text:span text:style-name="style11">instrumentos</text:span><text:span text:style-name="style10">,</text:span><text:span text:style-name="style11">TAMI</text:span><text:span text:style-name="style10">);</text:span></text:h>
      <text:h text:style-name="Default"><text:s text:c="1"/>124<text:s text:c="2"/><text:span text:style-name="style5">int </text:span><text:span text:style-name="style11">lastIdOrq</text:span><text:span text:style-name="style10">=</text:span><text:span text:style-name="style4">1</text:span><text:span text:style-name="style10">;</text:span></text:h>
      <text:h text:style-name="Default"><text:s text:c="1"/>125<text:s text:c="2"/><text:span text:style-name="style5">int </text:span><text:span text:style-name="style11">lastIdMusico</text:span><text:span text:style-name="style10">=</text:span><text:span text:style-name="style4">1</text:span><text:span text:style-name="style10">;</text:span></text:h>
      <text:h text:style-name="Default"><text:s text:c="1"/>126<text:s text:c="2"/><text:span text:style-name="style5">int </text:span><text:span text:style-name="style11">lastIdInst</text:span><text:span text:style-name="style10">=</text:span><text:span text:style-name="style4">1</text:span><text:span text:style-name="style10">;</text:span></text:h>
      <text:h text:style-name="Default"><text:s text:c="1"/>127<text:s text:c="2"/><text:span text:style-name="style5">int </text:span><text:span text:style-name="style11">id</text:span><text:span text:style-name="style10">;</text:span></text:h>
      <text:h text:style-name="Default"><text:s text:c="1"/>128<text:s text:c="2"/><text:span text:style-name="style5">int </text:span><text:span text:style-name="style11">check</text:span><text:span text:style-name="style10">;</text:span></text:h>
      <text:h text:style-name="Default"><text:s text:c="1"/>129<text:s text:c="2"/><text:span text:style-name="style5">int </text:span><text:span text:style-name="style11">order</text:span><text:span text:style-name="style10">;</text:span></text:h>
      <text:h text:style-name="Default"><text:s text:c="1"/>130<text:s text:c="2"/><text:span text:style-name="style5">int </text:span><text:span text:style-name="style11">salir</text:span><text:span text:style-name="style10">=</text:span><text:span text:style-name="style4">0</text:span><text:span text:style-name="style10">;</text:span></text:h>
      <text:h text:style-name="Default"><text:s text:c="1"/>131<text:s text:c="2"/><text:span text:style-name="style5">char </text:span><text:span text:style-name="style11">auxLen</text:span><text:span text:style-name="style10">[</text:span><text:span text:style-name="style11">LENSTR</text:span><text:span text:style-name="style10">];</text:span></text:h>
      <text:h text:style-name="Default"><text:s text:c="1"/>132<text:s text:c="2"/><text:span text:style-name="style1">/* cantiadd para hardcodeo de musicos*/</text:span></text:h>
      <text:h text:style-name="Default"><text:s text:c="1"/>133<text:s text:c="2"/><text:span text:style-name="style5">int </text:span><text:span text:style-name="style11">cantidad</text:span><text:span text:style-name="style10">=</text:span><text:span text:style-name="style4">3</text:span><text:span text:style-name="style10">;</text:span></text:h>
      <text:h text:style-name="Default"><text:s text:c="1"/>134<text:s text:c="2"/><text:span text:style-name="style11">lastIdInst</text:span><text:span text:style-name="style10">=</text:span><text:span text:style-name="style11">hardcodearInstrumentos</text:span><text:span text:style-name="style10">(</text:span><text:span text:style-name="style11">instrumentos</text:span><text:span text:style-name="style10">,</text:span><text:span text:style-name="style11">TAMI</text:span><text:span text:style-name="style10">,</text:span><text:span text:style-name="style11">cantidad</text:span><text:span text:style-name="style10">);</text:span></text:h>
      <text:h text:style-name="Default"><text:s text:c="1"/>135<text:s text:c="2"/><text:span text:style-name="style11">lastIdMusico</text:span><text:span text:style-name="style10">=</text:span><text:span text:style-name="style11">hardcodearMusicos</text:span><text:span text:style-name="style10">(</text:span><text:span text:style-name="style11">musico</text:span><text:span text:style-name="style10">,</text:span><text:span text:style-name="style11">TAMM</text:span><text:span text:style-name="style10">,</text:span><text:span text:style-name="style11">cantidad</text:span><text:span text:style-name="style10">);</text:span></text:h>
      <text:h text:style-name="Default"><text:s text:c="1"/>136<text:s text:c="2"/><text:span text:style-name="style11">lastIdOrq</text:span><text:span text:style-name="style10">=</text:span><text:span text:style-name="style11">hardcodearOrquestas</text:span><text:span text:style-name="style10">(</text:span><text:span text:style-name="style11">orquesta</text:span><text:span text:style-name="style10">,</text:span><text:span text:style-name="style11">TAMO</text:span><text:span text:style-name="style10">,</text:span><text:span text:style-name="style11">cantidad</text:span><text:span text:style-name="style10">);</text:span></text:h>
      <text:h text:style-name="Default"><text:s text:c="1"/>137<text:s text:c="2"/><text:span text:style-name="style5">do</text:span></text:h>
      <text:h text:style-name="Default"><text:s text:c="1"/>138<text:s text:c="2"/><text:s text:c="4"/><text:span text:style-name="style10">{</text:span></text:h>
      <text:h text:style-name="Default"><text:s text:c="1"/>139<text:s text:c="2"/><text:s text:c="8"/><text:span text:style-name="style5">switch</text:span><text:span text:style-name="style10">(</text:span><text:span text:style-name="style11">menu</text:span><text:span text:style-name="style10">())</text:span></text:h>
      <text:h text:style-name="Default"><text:s text:c="1"/>140<text:s text:c="2"/><text:s text:c="8"/><text:span text:style-name="style10">{</text:span></text:h>
      <text:h text:style-name="Default"><text:s text:c="1"/>141<text:s text:c="2"/><text:s text:c="8"/><text:span text:style-name="style5">case </text:span><text:span text:style-name="style4">1</text:span><text:span text:style-name="style10">:<text:s text:c="2"/></text:span><text:span text:style-name="style11">system</text:span><text:span text:style-name="style10">(</text:span><text:span text:style-name="style6">"cls"</text:span><text:span text:style-name="style10">);</text:span></text:h>
      <text:h text:style-name="Default"><text:s text:c="1"/>142<text:s text:c="2"/><text:s text:c="12"/><text:span text:style-name="style11">printf</text:span><text:span text:style-name="style10">(</text:span><text:span text:style-name="style6">"****ALTA ORQUESTA**\n"</text:span><text:span text:style-name="style10">);</text:span></text:h>
      <text:h text:style-name="Default"><text:s text:c="1"/>143<text:s text:c="2"/><text:s text:c="12"/><text:span text:style-name="style11">check</text:span><text:span text:style-name="style10">=</text:span><text:span text:style-name="style11">dataEntryOrq</text:span><text:span text:style-name="style10">(</text:span><text:span text:style-name="style11">orquesta</text:span><text:span text:style-name="style10">,</text:span><text:span text:style-name="style11">TAMO</text:span><text:span text:style-name="style10">,</text:span><text:span text:style-name="style11">lastIdOrq</text:span><text:span text:style-name="style10">);</text:span></text:h>
      <text:h text:style-name="Default"><text:s text:c="1"/>144<text:s text:c="2"/><text:s text:c="8"/><text:span text:style-name="style5">if</text:span><text:span text:style-name="style10">(</text:span><text:span text:style-name="style11">check</text:span><text:span text:style-name="style10">==</text:span><text:span text:style-name="style4">1</text:span><text:span text:style-name="style10">){</text:span></text:h>
      <text:h text:style-name="Default"><text:s text:c="1"/>145<text:s text:c="2"/><text:s text:c="12"/><text:span text:style-name="style11">lastIdOrq</text:span><text:span text:style-name="style10">++;</text:span></text:h>
      <text:h text:style-name="Default"><text:s text:c="1"/>146<text:s text:c="2"/></text:h>
      <text:h text:style-name="Default"><text:s text:c="1"/>147<text:s text:c="2"/><text:s text:c="12"/><text:span text:style-name="style10">} </text:span><text:span text:style-name="style5">break</text:span><text:span text:style-name="style10">;</text:span></text:h>
      <text:h text:style-name="Default"><text:s text:c="1"/>148<text:s text:c="2"/><text:s text:c="8"/><text:span text:style-name="style5">case </text:span><text:span text:style-name="style4">2</text:span><text:span text:style-name="style10">: </text:span><text:span text:style-name="style11">system</text:span><text:span text:style-name="style10">(</text:span><text:span text:style-name="style6">"cls"</text:span><text:span text:style-name="style10">);</text:span></text:h>
      <text:h text:style-name="Default"><text:s text:c="1"/>149<text:s text:c="2"/><text:s text:c="16"/><text:span text:style-name="style11">printf</text:span><text:span text:style-name="style10">(</text:span><text:span text:style-name="style6">"**AMB TEATRO**BAJAS ORQUESTAS**\n"</text:span><text:span text:style-name="style10">);</text:span></text:h>
      <text:h text:style-name="Default"><text:s text:c="1"/>150<text:s text:c="2"/><text:s text:c="12"/><text:span text:style-name="style5">do</text:span><text:span text:style-name="style10">{</text:span></text:h>
      <text:h text:style-name="Default"><text:s text:c="1"/>151<text:s text:c="2"/><text:s text:c="16"/><text:span text:style-name="style11">printf</text:span><text:span text:style-name="style10">(</text:span><text:span text:style-name="style6">"Ingrese el ID de LA ORQUESTA:\n"</text:span><text:span text:style-name="style10">);</text:span></text:h>
      <text:h text:style-name="Default"><text:s text:c="1"/>152<text:s text:c="2"/><text:s text:c="16"/><text:span text:style-name="style11">scanf</text:span><text:span text:style-name="style10">(</text:span><text:span text:style-name="style6">"%s"</text:span><text:span text:style-name="style10">,</text:span><text:span text:style-name="style11">auxLen</text:span><text:span text:style-name="style10">);</text:span></text:h>
      <text:h text:style-name="Default"><text:s text:c="1"/>153<text:s text:c="2"/><text:s text:c="16"/><text:span text:style-name="style11">check</text:span><text:span text:style-name="style10">=</text:span><text:span text:style-name="style11">validadorInputint</text:span><text:span text:style-name="style10">(</text:span><text:span text:style-name="style11">auxLen</text:span><text:span text:style-name="style10">,</text:span><text:span text:style-name="style11">LENSTR</text:span><text:span text:style-name="style10">);</text:span></text:h>
      <text:h text:style-name="Default"><text:s text:c="1"/>154<text:s text:c="2"/><text:s text:c="16"/><text:span text:style-name="style5">if</text:span><text:span text:style-name="style10">(</text:span><text:span text:style-name="style11">check</text:span><text:span text:style-name="style10">==</text:span><text:span text:style-name="style4">1</text:span><text:span text:style-name="style10">)</text:span></text:h>
      <text:h text:style-name="Default"><text:s text:c="1"/>155<text:s text:c="2"/><text:s text:c="16"/><text:span text:style-name="style10">{</text:span></text:h>
      <text:h text:style-name="Default"><text:s text:c="1"/>156<text:s text:c="2"/><text:s text:c="20"/><text:span text:style-name="style11">id</text:span><text:span text:style-name="style10">=</text:span><text:span text:style-name="style11">atoi</text:span><text:span text:style-name="style10">(</text:span><text:span text:style-name="style11">auxLen</text:span><text:span text:style-name="style10">);</text:span></text:h>
      <text:h text:style-name="Default"><text:s text:c="1"/>157<text:s text:c="2"/><text:s text:c="16"/><text:span text:style-name="style10">}</text:span></text:h>
      <text:h text:style-name="Default"><text:s text:c="1"/>158<text:s text:c="2"/><text:s text:c="16"/><text:span text:style-name="style10">}</text:span><text:span text:style-name="style5">while</text:span><text:span text:style-name="style10">(</text:span><text:span text:style-name="style11">check</text:span><text:span text:style-name="style10">!=</text:span><text:span text:style-name="style4">1</text:span><text:span text:style-name="style10">);</text:span></text:h>
      <text:h text:style-name="Default"><text:s text:c="1"/>159<text:s text:c="2"/><text:s text:c="16"/><text:span text:style-name="style11">removeOrq</text:span><text:span text:style-name="style10">(</text:span><text:span text:style-name="style11">orquesta</text:span><text:span text:style-name="style10">,</text:span><text:span text:style-name="style11">TAMO</text:span><text:span text:style-name="style10">,</text:span><text:span text:style-name="style11">id</text:span><text:span text:style-name="style10">);</text:span></text:h>
      <text:h text:style-name="Default"><text:s text:c="1"/>160<text:s text:c="2"/><text:s text:c="12"/><text:span text:style-name="style5">break</text:span><text:span text:style-name="style10">;</text:span></text:h>
      <text:h text:style-name="Default"><text:s text:c="1"/>161<text:s text:c="2"/></text:h>
      <text:h text:style-name="Default"><text:s text:c="1"/>162<text:s text:c="2"/><text:s text:c="8"/><text:span text:style-name="style5">case </text:span><text:span text:style-name="style4">3</text:span><text:span text:style-name="style10">:</text:span><text:span text:style-name="style11">printf</text:span><text:span text:style-name="style10">(</text:span><text:span text:style-name="style6">"**AMB TEATRO**LISTADO DE ORQUESTAS**\n"</text:span><text:span text:style-name="style10">);</text:span></text:h>
      <text:h text:style-name="Default"><text:s text:c="1"/>163<text:s text:c="2"/><text:s text:c="16"/><text:span text:style-name="style11">printOrquestas</text:span><text:span text:style-name="style10">(</text:span><text:span text:style-name="style11">orquesta</text:span><text:span text:style-name="style10">,</text:span><text:span text:style-name="style11">TAMO</text:span><text:span text:style-name="style10">);</text:span></text:h>
      <text:h text:style-name="Default"><text:s text:c="1"/>164<text:s text:c="2"/></text:h>
      <text:h text:style-name="Default"><text:s text:c="1"/>165<text:s text:c="2"/><text:s text:c="12"/><text:span text:style-name="style5">break</text:span><text:span text:style-name="style10">;</text:span></text:h>
      <text:h text:style-name="Default"><text:s text:c="1"/>166<text:s text:c="2"/></text:h>
      <text:h text:style-name="Default"><text:s text:c="1"/>167<text:s text:c="2"/><text:s text:c="8"/><text:span text:style-name="style5">case </text:span><text:span text:style-name="style4">4</text:span><text:span text:style-name="style10">:</text:span><text:span text:style-name="style11">printf</text:span><text:span text:style-name="style10">(</text:span><text:span text:style-name="style6">"AGREGAR UN MUSICO \n"</text:span><text:span text:style-name="style10">);</text:span></text:h>
      <text:h text:style-name="Default"><text:s text:c="1"/>168<text:s text:c="2"/><text:s text:c="12"/><text:span text:style-name="style11">check</text:span><text:span text:style-name="style10">=</text:span><text:span text:style-name="style11">dataEntryMusico</text:span><text:span text:style-name="style10">(</text:span><text:span text:style-name="style11">musico</text:span><text:span text:style-name="style10">,</text:span><text:span text:style-name="style11">TAMM</text:span><text:span text:style-name="style10">,</text:span><text:span text:style-name="style11">orquesta</text:span><text:span text:style-name="style10">,</text:span><text:span text:style-name="style11">TAMO</text:span><text:span text:style-name="style10">,</text:span><text:span text:style-name="style11">lastIdMusico</text:span><text:span text:style-name="style10">);</text:span></text:h>
      <text:h text:style-name="Default"><text:s text:c="1"/>169<text:s text:c="2"/><text:s text:c="12"/><text:span text:style-name="style5">if</text:span><text:span text:style-name="style10">(</text:span><text:span text:style-name="style11">check</text:span><text:span text:style-name="style10">==</text:span><text:span text:style-name="style4">1</text:span><text:span text:style-name="style10">){</text:span></text:h>
      <text:h text:style-name="Default"><text:s text:c="1"/>170<text:s text:c="2"/><text:s text:c="12"/><text:span text:style-name="style11">lastIdMusico</text:span><text:span text:style-name="style10">++;</text:span></text:h>
      <text:h text:style-name="Default"><text:s text:c="1"/>171<text:s text:c="2"/></text:h>
      <text:h text:style-name="Default"><text:s text:c="1"/>172<text:s text:c="2"/><text:s text:c="12"/><text:span text:style-name="style10">} </text:span><text:span text:style-name="style5">break</text:span><text:span text:style-name="style10">;</text:span></text:h>
      <text:h text:style-name="Default"><text:s text:c="1"/>173<text:s text:c="2"/></text:h>
      <text:h text:style-name="Default"><text:s text:c="1"/>174<text:s text:c="2"/></text:h>
      <text:h text:style-name="Default"><text:s text:c="1"/>175<text:s text:c="2"/><text:s text:c="8"/><text:span text:style-name="style5">case </text:span><text:span text:style-name="style4">5</text:span><text:span text:style-name="style10">:</text:span></text:h>
      <text:h text:style-name="Default"><text:s text:c="1"/>176<text:s text:c="2"/><text:s text:c="12"/><text:span text:style-name="style5">do</text:span><text:span text:style-name="style10">{</text:span></text:h>
      <text:h text:style-name="Default"><text:s text:c="1"/>177<text:s text:c="2"/><text:s text:c="16"/><text:span text:style-name="style11">printMusicos</text:span><text:span text:style-name="style10">(</text:span><text:span text:style-name="style11">musico</text:span><text:span text:style-name="style10">,</text:span><text:span text:style-name="style11">TAM</text:span><text:span text:style-name="style10">,</text:span><text:span text:style-name="style11">tiposInst</text:span><text:span text:style-name="style10">,</text:span><text:span text:style-name="style11">TAML</text:span><text:span text:style-name="style10">,</text:span><text:span text:style-name="style11">tiposOrq</text:span><text:span text:style-name="style10">);</text:span></text:h>
      <text:h text:style-name="Default"><text:s text:c="1"/>178<text:s text:c="2"/><text:s text:c="16"/><text:span text:style-name="style11">printf</text:span><text:span text:style-name="style10">(</text:span><text:span text:style-name="style6">"Ingrese el ID del musico:\n"</text:span><text:span text:style-name="style10">);</text:span></text:h>
      <text:h text:style-name="Default"><text:s text:c="1"/>179<text:s text:c="2"/><text:s text:c="16"/><text:span text:style-name="style11">scanf</text:span><text:span text:style-name="style10">(</text:span><text:span text:style-name="style6">"%s"</text:span><text:span text:style-name="style10">,</text:span><text:span text:style-name="style11">auxLen</text:span><text:span text:style-name="style10">);</text:span></text:h>
      <text:h text:style-name="Default"><text:s text:c="1"/>180<text:s text:c="2"/><text:s text:c="16"/><text:span text:style-name="style11">check</text:span><text:span text:style-name="style10">=</text:span><text:span text:style-name="style11">validadorInputint</text:span><text:span text:style-name="style10">(</text:span><text:span text:style-name="style11">auxLen</text:span><text:span text:style-name="style10">,</text:span><text:span text:style-name="style11">LENSTR</text:span><text:span text:style-name="style10">);</text:span></text:h>
      <text:h text:style-name="Default"><text:s text:c="1"/>181<text:s text:c="2"/><text:s text:c="16"/><text:span text:style-name="style5">if</text:span><text:span text:style-name="style10">(</text:span><text:span text:style-name="style11">check</text:span><text:span text:style-name="style10">==</text:span><text:span text:style-name="style4">1</text:span><text:span text:style-name="style10">)</text:span></text:h>
      <text:h text:style-name="Default"><text:s text:c="1"/>182<text:s text:c="2"/><text:s text:c="16"/><text:span text:style-name="style10">{</text:span></text:h>
      <text:h text:style-name="Default"><text:s text:c="1"/>183<text:s text:c="2"/><text:s text:c="20"/><text:span text:style-name="style11">id</text:span><text:span text:style-name="style10">=</text:span><text:span text:style-name="style11">atoi</text:span><text:span text:style-name="style10">(</text:span><text:span text:style-name="style11">auxLen</text:span><text:span text:style-name="style10">);</text:span></text:h>
      <text:h text:style-name="Default"><text:s text:c="1"/>184<text:s text:c="2"/><text:s text:c="18"/><text:span text:style-name="style11">editMusico</text:span><text:span text:style-name="style10">(</text:span><text:span text:style-name="style11">musico</text:span><text:span text:style-name="style10">,</text:span><text:span text:style-name="style11">TAM</text:span><text:span text:style-name="style10">,</text:span><text:span text:style-name="style11">id</text:span><text:span text:style-name="style10">,</text:span><text:span text:style-name="style11">tiposInst</text:span><text:span text:style-name="style10">,</text:span><text:span text:style-name="style11">tiposOrq</text:span><text:span text:style-name="style10">,</text:span><text:span text:style-name="style11">TAML</text:span><text:span text:style-name="style10">);</text:span></text:h>
      <text:h text:style-name="Default"><text:s text:c="1"/>185<text:s text:c="2"/><text:s text:c="16"/><text:span text:style-name="style10">}</text:span></text:h>
      <text:h text:style-name="Default"><text:s text:c="1"/>186<text:s text:c="2"/><text:s text:c="16"/><text:span text:style-name="style10">}</text:span><text:span text:style-name="style5">while</text:span><text:span text:style-name="style10">(</text:span><text:span text:style-name="style11">check</text:span><text:span text:style-name="style10">!=</text:span><text:span text:style-name="style4">1</text:span><text:span text:style-name="style10">);</text:span></text:h>
      <text:h text:style-name="Default"><text:s text:c="1"/>187<text:s text:c="2"/></text:h>
      <text:h text:style-name="Default"><text:s text:c="1"/>188<text:s text:c="2"/><text:s text:c="12"/><text:span text:style-name="style5">break</text:span><text:span text:style-name="style10">;</text:span></text:h>
      <text:h text:style-name="Default"><text:s text:c="1"/>189<text:s text:c="2"/></text:h>
      <text:h text:style-name="Default"><text:s text:c="1"/>190<text:s text:c="2"/><text:span text:style-name="style5">case </text:span><text:span text:style-name="style4">6</text:span><text:span text:style-name="style10">:</text:span><text:span text:style-name="style11">system</text:span><text:span text:style-name="style10">(</text:span><text:span text:style-name="style6">"cls"</text:span><text:span text:style-name="style10">);</text:span></text:h>
      <text:h text:style-name="Default"><text:s text:c="1"/>191<text:s text:c="2"/><text:s text:c="16"/><text:span text:style-name="style11">printf</text:span><text:span text:style-name="style10">(</text:span><text:span text:style-name="style6">"**AMB TEATRO**BAJA MUSICO**\n"</text:span><text:span text:style-name="style10">);</text:span></text:h>
      <text:h text:style-name="Default"><text:s text:c="1"/>192<text:s text:c="2"/><text:s text:c="12"/><text:span text:style-name="style5">do</text:span><text:span text:style-name="style10">{</text:span><text:span text:style-name="style11">printMusicos</text:span><text:span text:style-name="style10">(</text:span><text:span text:style-name="style11">musico</text:span><text:span text:style-name="style10">,</text:span><text:span text:style-name="style11">TAM</text:span><text:span text:style-name="style10">,</text:span><text:span text:style-name="style11">tiposInst</text:span><text:span text:style-name="style10">,</text:span><text:span text:style-name="style11">TAML</text:span><text:span text:style-name="style10">,</text:span><text:span text:style-name="style11">tiposOrq</text:span><text:span text:style-name="style10">);</text:span></text:h>
      <text:h text:style-name="Default"><text:s text:c="1"/>193<text:s text:c="2"/><text:s text:c="16"/><text:span text:style-name="style11">printf</text:span><text:span text:style-name="style10">(</text:span><text:span text:style-name="style6">"Ingrese el ID del musico:\n"</text:span><text:span text:style-name="style10">);</text:span></text:h>
      <text:h text:style-name="Default"><text:s text:c="1"/>194<text:s text:c="2"/><text:s text:c="16"/><text:span text:style-name="style11">scanf</text:span><text:span text:style-name="style10">(</text:span><text:span text:style-name="style6">"%s"</text:span><text:span text:style-name="style10">,</text:span><text:span text:style-name="style11">auxLen</text:span><text:span text:style-name="style10">);</text:span></text:h>
      <text:h text:style-name="Default"><text:s text:c="1"/>195<text:s text:c="2"/><text:s text:c="16"/><text:span text:style-name="style11">check</text:span><text:span text:style-name="style10">=</text:span><text:span text:style-name="style11">validadorInputint</text:span><text:span text:style-name="style10">(</text:span><text:span text:style-name="style11">auxLen</text:span><text:span text:style-name="style10">,</text:span><text:span text:style-name="style11">LENSTR</text:span><text:span text:style-name="style10">);</text:span></text:h>
      <text:h text:style-name="Default"><text:s text:c="1"/>196<text:s text:c="2"/><text:s text:c="16"/><text:span text:style-name="style5">if</text:span><text:span text:style-name="style10">(</text:span><text:span text:style-name="style11">check</text:span><text:span text:style-name="style10">==</text:span><text:span text:style-name="style4">1</text:span><text:span text:style-name="style10">)</text:span></text:h>
      <text:h text:style-name="Default"><text:s text:c="1"/>197<text:s text:c="2"/><text:s text:c="16"/><text:span text:style-name="style10">{</text:span></text:h>
      <text:h text:style-name="Default"><text:s text:c="1"/>198<text:s text:c="2"/><text:s text:c="20"/><text:span text:style-name="style11">id</text:span><text:span text:style-name="style10">=</text:span><text:span text:style-name="style11">atoi</text:span><text:span text:style-name="style10">(</text:span><text:span text:style-name="style11">auxLen</text:span><text:span text:style-name="style10">);</text:span></text:h>
      <text:h text:style-name="Default"><text:s text:c="1"/>199<text:s text:c="2"/><text:s text:c="20"/><text:span text:style-name="style11">removeMusico</text:span><text:span text:style-name="style10">( </text:span><text:span text:style-name="style11">musico</text:span><text:span text:style-name="style10">,<text:s text:c="2"/></text:span><text:span text:style-name="style11">TAMM</text:span><text:span text:style-name="style10">,<text:s text:c="2"/></text:span><text:span text:style-name="style11">id</text:span><text:span text:style-name="style10">, </text:span><text:span text:style-name="style11">tiposInst</text:span><text:span text:style-name="style10">, </text:span><text:span text:style-name="style11">tiposOrq</text:span><text:span text:style-name="style10">, </text:span><text:span text:style-name="style11">TAML</text:span><text:span text:style-name="style10">);</text:span></text:h>
      <text:h text:style-name="Default"><text:s text:c="1"/>200<text:s text:c="2"/><text:s text:c="16"/><text:span text:style-name="style10">}</text:span></text:h>
      <text:h text:style-name="Default"><text:s text:c="1"/>201<text:s text:c="2"/><text:s text:c="16"/><text:span text:style-name="style10">}</text:span><text:span text:style-name="style5">while</text:span><text:span text:style-name="style10">(</text:span><text:span text:style-name="style11">check</text:span><text:span text:style-name="style10">!=</text:span><text:span text:style-name="style4">1</text:span><text:span text:style-name="style10">);</text:span></text:h>
      <text:h text:style-name="Default"><text:s text:c="1"/>202<text:s text:c="2"/></text:h>
      <text:h text:style-name="Default"><text:s text:c="1"/>203<text:s text:c="2"/><text:s text:c="12"/><text:span text:style-name="style5">break</text:span><text:span text:style-name="style10">;</text:span></text:h>
      <text:h text:style-name="Default"><text:s text:c="1"/>204<text:s text:c="2"/><text:span text:style-name="style5">case </text:span><text:span text:style-name="style4">7</text:span><text:span text:style-name="style10">: </text:span><text:span text:style-name="style11">printMusicos</text:span><text:span text:style-name="style10">(</text:span><text:span text:style-name="style11">musico</text:span><text:span text:style-name="style10">,</text:span><text:span text:style-name="style11">TAM</text:span><text:span text:style-name="style10">,</text:span><text:span text:style-name="style11">tiposInst</text:span><text:span text:style-name="style10">,</text:span><text:span text:style-name="style11">TAML</text:span><text:span text:style-name="style10">,</text:span><text:span text:style-name="style11">tiposOrq</text:span><text:span text:style-name="style10">);</text:span></text:h>
      <text:h text:style-name="Default"><text:s text:c="1"/>205<text:s text:c="2"/><text:s text:c="8"/><text:span text:style-name="style5">break</text:span><text:span text:style-name="style10">;</text:span></text:h>
      <text:h text:style-name="Default"><text:s text:c="1"/>206<text:s text:c="2"/><text:span text:style-name="style5">case </text:span><text:span text:style-name="style4">8</text:span><text:span text:style-name="style10">:</text:span><text:span text:style-name="style11">check</text:span><text:span text:style-name="style10">=</text:span><text:span text:style-name="style11">dataEntryInst</text:span><text:span text:style-name="style10">(</text:span><text:span text:style-name="style11">instrumentos</text:span><text:span text:style-name="style10">,</text:span><text:span text:style-name="style11">TAMI</text:span><text:span text:style-name="style10">,</text:span><text:span text:style-name="style11">lastIdInst</text:span><text:span text:style-name="style10">);</text:span></text:h>
      <text:h text:style-name="Default"><text:s text:c="1"/>207<text:s text:c="2"/><text:s text:c="9"/><text:span text:style-name="style5">if</text:span><text:span text:style-name="style10">(</text:span><text:span text:style-name="style11">check</text:span><text:span text:style-name="style10">==</text:span><text:span text:style-name="style4">1</text:span><text:span text:style-name="style10">){</text:span></text:h>
      <text:h text:style-name="Default"><text:s text:c="1"/>208<text:s text:c="2"/><text:s text:c="12"/><text:span text:style-name="style11">lastIdInst</text:span><text:span text:style-name="style10">++;</text:span></text:h>
      <text:h text:style-name="Default"><text:s text:c="1"/>209<text:s text:c="2"/></text:h>
      <text:h text:style-name="Default"><text:s text:c="1"/>210<text:s text:c="2"/><text:s text:c="12"/><text:span text:style-name="style10">} </text:span><text:span text:style-name="style5">break</text:span><text:span text:style-name="style10">;</text:span></text:h>
      <text:h text:style-name="Default"><text:s text:c="1"/>211<text:s text:c="2"/></text:h>
      <text:h text:style-name="Default"><text:s text:c="1"/>212<text:s text:c="2"/><text:span text:style-name="style5">case </text:span><text:span text:style-name="style4">9</text:span><text:span text:style-name="style10">:</text:span><text:span text:style-name="style11">printInstrumentos</text:span><text:span text:style-name="style10">(</text:span><text:span text:style-name="style11">instrumentos</text:span><text:span text:style-name="style10">,</text:span><text:span text:style-name="style11">TAMI</text:span><text:span text:style-name="style10">);</text:span></text:h>
      <text:h text:style-name="Default"><text:s text:c="1"/>213<text:s text:c="2"/><text:s text:c="4"/><text:span text:style-name="style5">break</text:span><text:span text:style-name="style10">;</text:span></text:h>
      <text:h text:style-name="Default"><text:s text:c="1"/>214<text:s text:c="2"/><text:span text:style-name="style5">case </text:span><text:span text:style-name="style4">10</text:span><text:span text:style-name="style10">:</text:span><text:span text:style-name="style11">printf</text:span><text:span text:style-name="style10">(</text:span><text:span text:style-name="style6">"Confirma salir?:"</text:span><text:span text:style-name="style10">);</text:span></text:h>
      <text:h text:style-name="Default"><text:s text:c="1"/>215<text:s text:c="2"/><text:s text:c="12"/><text:span text:style-name="style11">printf</text:span><text:span text:style-name="style10">(</text:span><text:span text:style-name="style6">"1-SI | 2-NO "</text:span><text:span text:style-name="style10">);</text:span></text:h>
      <text:h text:style-name="Default"><text:s text:c="1"/>216<text:s text:c="2"/><text:s text:c="12"/><text:span text:style-name="style11">scanf</text:span><text:span text:style-name="style10">(</text:span><text:span text:style-name="style6">"%d"</text:span><text:span text:style-name="style10">,&amp;</text:span><text:span text:style-name="style11">salir</text:span><text:span text:style-name="style10">);</text:span></text:h>
      <text:h text:style-name="Default"><text:s text:c="1"/>217<text:s text:c="2"/><text:s text:c="12"/><text:span text:style-name="style5">if</text:span><text:span text:style-name="style10">(</text:span><text:span text:style-name="style11">salir</text:span><text:span text:style-name="style10">==</text:span><text:span text:style-name="style4">1</text:span><text:span text:style-name="style10">)</text:span></text:h>
      <text:h text:style-name="Default"><text:s text:c="1"/>218<text:s text:c="2"/><text:s text:c="12"/><text:span text:style-name="style10">{</text:span></text:h>
      <text:h text:style-name="Default"><text:s text:c="1"/>219<text:s text:c="2"/><text:s text:c="16"/><text:span text:style-name="style5">break</text:span><text:span text:style-name="style10">;</text:span></text:h>
      <text:h text:style-name="Default"><text:s text:c="1"/>220<text:s text:c="2"/></text:h>
      <text:h text:style-name="Default"><text:s text:c="1"/>221<text:s text:c="2"/><text:s text:c="12"/><text:span text:style-name="style10">}</text:span></text:h>
      <text:h text:style-name="Default"><text:s text:c="1"/>222<text:s text:c="2"/><text:s text:c="12"/><text:span text:style-name="style5">else if</text:span><text:span text:style-name="style10">(</text:span><text:span text:style-name="style11">salir</text:span><text:span text:style-name="style10">==</text:span><text:span text:style-name="style4">2</text:span><text:span text:style-name="style10">)</text:span></text:h>
      <text:h text:style-name="Default"><text:s text:c="1"/>223<text:s text:c="2"/><text:s text:c="12"/><text:span text:style-name="style10">{</text:span></text:h>
      <text:h text:style-name="Default"><text:s text:c="1"/>224<text:s text:c="2"/><text:s text:c="16"/><text:span text:style-name="style11">main</text:span><text:span text:style-name="style10">();</text:span></text:h>
      <text:h text:style-name="Default"><text:s text:c="1"/>225<text:s text:c="2"/><text:s text:c="12"/><text:span text:style-name="style10">}</text:span></text:h>
      <text:h text:style-name="Default"><text:s text:c="1"/>226<text:s text:c="2"/></text:h>
      <text:h text:style-name="Default"><text:s text:c="1"/>227<text:s text:c="2"/><text:s text:c="8"/><text:span text:style-name="style5">default</text:span><text:span text:style-name="style10">:</text:span></text:h>
      <text:h text:style-name="Default"><text:s text:c="1"/>228<text:s text:c="2"/><text:s text:c="12"/><text:span text:style-name="style11">printf</text:span><text:span text:style-name="style10">(</text:span><text:span text:style-name="style6">"\nOpcion Invalida!\n\n"</text:span><text:span text:style-name="style10">);</text:span></text:h>
      <text:h text:style-name="Default"><text:s text:c="1"/>229<text:s text:c="2"/><text:s text:c="8"/><text:span text:style-name="style10">}</text:span></text:h>
      <text:h text:style-name="Default"><text:s text:c="1"/>230<text:s text:c="2"/><text:s text:c="8"/><text:span text:style-name="style11">system</text:span><text:span text:style-name="style10">(</text:span><text:span text:style-name="style6">"pause"</text:span><text:span text:style-name="style10">);</text:span></text:h>
      <text:h text:style-name="Default"><text:s text:c="1"/>231<text:s text:c="2"/></text:h>
      <text:h text:style-name="Default"><text:s text:c="1"/>232<text:s text:c="2"/><text:s text:c="4"/><text:span text:style-name="style10">}</text:span><text:span text:style-name="style5">while</text:span><text:span text:style-name="style10">(</text:span><text:span text:style-name="style11">salir </text:span><text:span text:style-name="style10">!= </text:span><text:span text:style-name="style4">1</text:span><text:span text:style-name="style10">);</text:span></text:h>
      <text:h text:style-name="Default"><text:s text:c="1"/>233<text:s text:c="2"/></text:h>
      <text:h text:style-name="Default"><text:s text:c="1"/>234<text:s text:c="2"/><text:s text:c="4"/><text:span text:style-name="style5">return </text:span><text:span text:style-name="style4">0</text:span><text:span text:style-name="style10">;</text:span></text:h>
      <text:h text:style-name="Default"><text:s text:c="1"/>235<text:s text:c="2"/><text:span text:style-name="style10">}</text:span></text:h>
      <text:h text:style-name="Default"><text:s text:c="1"/>236<text:s text:c="2"/></text:h>
      <text:h text:style-name="Default"><text:s text:c="1"/>237<text:s text:c="2"/></text:h>
      <text:h text:style-name="Default"><text:s text:c="1"/>238<text:s text:c="2"/></text:h>
      <text:h text:style-name="Default"><text:s text:c="1"/>239<text:s text:c="2"/></text:h>
      <text:h text:style-name="Default"><text:s text:c="1"/>240<text:s text:c="2"/><text:span text:style-name="style1">/*FUNCIONES */</text:span></text:h>
      <text:h text:style-name="Default"><text:s text:c="1"/>241<text:s text:c="2"/></text:h>
      <text:h text:style-name="Default"><text:s text:c="1"/>242<text:s text:c="2"/></text:h>
      <text:h text:style-name="Default"><text:s text:c="1"/>243<text:s text:c="2"/><text:span text:style-name="style5">int </text:span><text:span text:style-name="style11">dataEntryOrq</text:span><text:span text:style-name="style10">(</text:span><text:span text:style-name="style11">eOrquesta orquesta</text:span><text:span text:style-name="style10">[],</text:span><text:span text:style-name="style5">int </text:span><text:span text:style-name="style11">tamo</text:span><text:span text:style-name="style10">,</text:span><text:span text:style-name="style5">int </text:span><text:span text:style-name="style11">lastIdOrq</text:span><text:span text:style-name="style10">)</text:span></text:h>
      <text:h text:style-name="Default"><text:s text:c="1"/>244<text:s text:c="2"/><text:span text:style-name="style10">{</text:span></text:h>
      <text:h text:style-name="Default"><text:s text:c="1"/>245<text:s text:c="2"/><text:s text:c="4"/><text:span text:style-name="style5">char </text:span><text:span text:style-name="style11">auxLen</text:span><text:span text:style-name="style10">[</text:span><text:span text:style-name="style4">100</text:span><text:span text:style-name="style10">];</text:span></text:h>
      <text:h text:style-name="Default"><text:s text:c="1"/>246<text:s text:c="2"/><text:s text:c="4"/><text:span text:style-name="style5">char </text:span><text:span text:style-name="style11">name</text:span><text:span text:style-name="style10">[</text:span><text:span text:style-name="style11">LENSTR</text:span><text:span text:style-name="style10">];</text:span></text:h>
      <text:h text:style-name="Default"><text:s text:c="1"/>247<text:s text:c="2"/><text:s text:c="4"/><text:span text:style-name="style5">char </text:span><text:span text:style-name="style11">lugar</text:span><text:span text:style-name="style10">[</text:span><text:span text:style-name="style11">LENSTR</text:span><text:span text:style-name="style10">];</text:span></text:h>
      <text:h text:style-name="Default"><text:s text:c="1"/>248<text:s text:c="2"/><text:s text:c="2"/><text:span text:style-name="style5">int </text:span><text:span text:style-name="style11">tipo</text:span><text:span text:style-name="style10">;</text:span></text:h>
      <text:h text:style-name="Default"><text:s text:c="1"/>249<text:s text:c="2"/><text:s text:c="4"/><text:span text:style-name="style5">int </text:span><text:span text:style-name="style11">auxint</text:span><text:span text:style-name="style10">;</text:span></text:h>
      <text:h text:style-name="Default"><text:s text:c="1"/>250<text:s text:c="2"/><text:s text:c="4"/><text:span text:style-name="style5">int </text:span><text:span text:style-name="style11">val</text:span><text:span text:style-name="style10">=</text:span><text:span text:style-name="style4">0</text:span><text:span text:style-name="style10">;</text:span></text:h>
      <text:h text:style-name="Default"><text:s text:c="1"/>251<text:s text:c="2"/><text:s text:c="4"/><text:span text:style-name="style5">int </text:span><text:span text:style-name="style11">check</text:span><text:span text:style-name="style10">=</text:span><text:span text:style-name="style4">0</text:span><text:span text:style-name="style10">;</text:span></text:h>
      <text:h text:style-name="Default"><text:s text:c="1"/>252<text:s text:c="2"/><text:s text:c="4"/><text:span text:style-name="style5">int </text:span><text:span text:style-name="style11">resultado</text:span><text:span text:style-name="style10">=</text:span><text:span text:style-name="style4">0</text:span><text:span text:style-name="style10">;</text:span></text:h>
      <text:h text:style-name="Default"><text:s text:c="1"/>253<text:s text:c="2"/><text:s text:c="4"/><text:span text:style-name="style5">float </text:span><text:span text:style-name="style11">salary</text:span><text:span text:style-name="style10">;</text:span></text:h>
      <text:h text:style-name="Default"><text:s text:c="1"/>254<text:s text:c="2"/></text:h>
      <text:h text:style-name="Default"><text:s text:c="1"/>255<text:s text:c="2"/><text:span text:style-name="style5">do</text:span><text:span text:style-name="style10">{</text:span></text:h>
      <text:h text:style-name="Default"><text:s text:c="1"/>256<text:s text:c="2"/><text:s text:c="8"/><text:span text:style-name="style11">printf</text:span><text:span text:style-name="style10">(</text:span><text:span text:style-name="style6">"Ingrese nombre orquesta: "</text:span><text:span text:style-name="style10">);</text:span></text:h>
      <text:h text:style-name="Default"><text:s text:c="1"/>257<text:s text:c="2"/><text:s text:c="8"/><text:span text:style-name="style11">fflush</text:span><text:span text:style-name="style10">(</text:span><text:span text:style-name="style11">stdin</text:span><text:span text:style-name="style10">);</text:span></text:h>
      <text:h text:style-name="Default"><text:s text:c="1"/>258<text:s text:c="2"/><text:s text:c="8"/><text:span text:style-name="style11">gets</text:span><text:span text:style-name="style10">(</text:span><text:span text:style-name="style11">auxLen</text:span><text:span text:style-name="style10">);</text:span></text:h>
      <text:h text:style-name="Default"><text:s text:c="1"/>259<text:s text:c="2"/><text:s text:c="8"/><text:span text:style-name="style11">check</text:span><text:span text:style-name="style10">=</text:span><text:span text:style-name="style11">validadorLen</text:span><text:span text:style-name="style10">(</text:span><text:span text:style-name="style11">auxLen</text:span><text:span text:style-name="style10">,</text:span><text:span text:style-name="style11">LENSTR</text:span><text:span text:style-name="style10">);</text:span></text:h>
      <text:h text:style-name="Default"><text:s text:c="1"/>260<text:s text:c="2"/></text:h>
      <text:h text:style-name="Default"><text:s text:c="1"/>261<text:s text:c="2"/><text:s text:c="5"/><text:span text:style-name="style5">if</text:span><text:span text:style-name="style10">(</text:span><text:span text:style-name="style11">check</text:span><text:span text:style-name="style10">==</text:span><text:span text:style-name="style4">1</text:span><text:span text:style-name="style10">)</text:span></text:h>
      <text:h text:style-name="Default"><text:s text:c="1"/>262<text:s text:c="2"/><text:s text:c="8"/><text:span text:style-name="style10">{</text:span></text:h>
      <text:h text:style-name="Default"><text:s text:c="1"/>263<text:s text:c="2"/><text:s text:c="12"/><text:span text:style-name="style11">strcpy</text:span><text:span text:style-name="style10">(</text:span><text:span text:style-name="style11">name</text:span><text:span text:style-name="style10">,</text:span><text:span text:style-name="style11">auxLen</text:span><text:span text:style-name="style10">);</text:span></text:h>
      <text:h text:style-name="Default"><text:s text:c="1"/>264<text:s text:c="2"/><text:s text:c="12"/><text:span text:style-name="style11">val</text:span><text:span text:style-name="style10">=</text:span><text:span text:style-name="style11">validaCadenas</text:span><text:span text:style-name="style10">(</text:span><text:span text:style-name="style11">name</text:span><text:span text:style-name="style10">,</text:span><text:span text:style-name="style11">LENSTR</text:span><text:span text:style-name="style10">);</text:span></text:h>
      <text:h text:style-name="Default"><text:s text:c="1"/>265<text:s text:c="2"/><text:s text:c="8"/><text:span text:style-name="style10">}</text:span></text:h>
      <text:h text:style-name="Default"><text:s text:c="1"/>266<text:s text:c="2"/><text:span text:style-name="style10">}</text:span><text:span text:style-name="style5">while</text:span><text:span text:style-name="style10">(</text:span><text:span text:style-name="style11">val</text:span><text:span text:style-name="style10">!=</text:span><text:span text:style-name="style4">1 </text:span><text:span text:style-name="style10">|| </text:span><text:span text:style-name="style11">check</text:span><text:span text:style-name="style10">!=</text:span><text:span text:style-name="style4">1</text:span><text:span text:style-name="style10">);</text:span></text:h>
      <text:h text:style-name="Default"><text:s text:c="1"/>267<text:s text:c="2"/></text:h>
      <text:h text:style-name="Default"><text:s text:c="1"/>268<text:s text:c="2"/></text:h>
      <text:h text:style-name="Default"><text:s text:c="1"/>269<text:s text:c="2"/><text:span text:style-name="style5">do</text:span><text:span text:style-name="style10">{</text:span></text:h>
      <text:h text:style-name="Default"><text:s text:c="1"/>270<text:s text:c="2"/><text:s text:c="8"/><text:span text:style-name="style11">printf</text:span><text:span text:style-name="style10">(</text:span><text:span text:style-name="style6">"Ingrese Lugar: "</text:span><text:span text:style-name="style10">);</text:span></text:h>
      <text:h text:style-name="Default"><text:s text:c="1"/>271<text:s text:c="2"/><text:s text:c="8"/><text:span text:style-name="style11">fflush</text:span><text:span text:style-name="style10">(</text:span><text:span text:style-name="style11">stdin</text:span><text:span text:style-name="style10">);</text:span></text:h>
      <text:h text:style-name="Default"><text:s text:c="1"/>272<text:s text:c="2"/><text:s text:c="8"/><text:span text:style-name="style11">gets</text:span><text:span text:style-name="style10">(</text:span><text:span text:style-name="style11">auxLen</text:span><text:span text:style-name="style10">);</text:span></text:h>
      <text:h text:style-name="Default"><text:s text:c="1"/>273<text:s text:c="2"/><text:s text:c="8"/><text:span text:style-name="style11">check</text:span><text:span text:style-name="style10">=</text:span><text:span text:style-name="style11">validadorLen</text:span><text:span text:style-name="style10">(</text:span><text:span text:style-name="style11">auxLen</text:span><text:span text:style-name="style10">,</text:span><text:span text:style-name="style11">LENSTR</text:span><text:span text:style-name="style10">);</text:span></text:h>
      <text:h text:style-name="Default"><text:s text:c="1"/>274<text:s text:c="2"/><text:s text:c="5"/><text:span text:style-name="style5">if</text:span><text:span text:style-name="style10">(</text:span><text:span text:style-name="style11">check</text:span><text:span text:style-name="style10">==</text:span><text:span text:style-name="style4">1</text:span><text:span text:style-name="style10">)</text:span></text:h>
      <text:h text:style-name="Default"><text:s text:c="1"/>275<text:s text:c="2"/><text:s text:c="8"/><text:span text:style-name="style10">{</text:span></text:h>
      <text:h text:style-name="Default"><text:s text:c="1"/>276<text:s text:c="2"/><text:s text:c="12"/><text:span text:style-name="style11">strcpy</text:span><text:span text:style-name="style10">(</text:span><text:span text:style-name="style11">lugar</text:span><text:span text:style-name="style10">,</text:span><text:span text:style-name="style11">auxLen</text:span><text:span text:style-name="style10">);</text:span></text:h>
      <text:h text:style-name="Default"><text:s text:c="1"/>277<text:s text:c="2"/><text:s text:c="12"/><text:span text:style-name="style11">val</text:span><text:span text:style-name="style10">=</text:span><text:span text:style-name="style11">validaCadenas</text:span><text:span text:style-name="style10">(</text:span><text:span text:style-name="style11">lugar</text:span><text:span text:style-name="style10">,</text:span><text:span text:style-name="style11">LENSTR</text:span><text:span text:style-name="style10">);</text:span></text:h>
      <text:h text:style-name="Default"><text:s text:c="1"/>278<text:s text:c="2"/><text:s text:c="8"/><text:span text:style-name="style10">}</text:span></text:h>
      <text:h text:style-name="Default"><text:s text:c="1"/>279<text:s text:c="2"/></text:h>
      <text:h text:style-name="Default"><text:s text:c="1"/>280<text:s text:c="2"/></text:h>
      <text:h text:style-name="Default"><text:s text:c="1"/>281<text:s text:c="2"/><text:span text:style-name="style10">}</text:span><text:span text:style-name="style5">while</text:span><text:span text:style-name="style10">(</text:span><text:span text:style-name="style11">val</text:span><text:span text:style-name="style10">!=</text:span><text:span text:style-name="style4">1 </text:span><text:span text:style-name="style10">|| </text:span><text:span text:style-name="style11">check</text:span><text:span text:style-name="style10">!=</text:span><text:span text:style-name="style4">1</text:span><text:span text:style-name="style10">);</text:span></text:h>
      <text:h text:style-name="Default"><text:s text:c="1"/>282<text:s text:c="2"/></text:h>
      <text:h text:style-name="Default"><text:s text:c="1"/>283<text:s text:c="2"/></text:h>
      <text:h text:style-name="Default"><text:s text:c="1"/>284<text:s text:c="2"/><text:span text:style-name="style5">do</text:span><text:span text:style-name="style10">{</text:span></text:h>
      <text:h text:style-name="Default"><text:s text:c="1"/>285<text:s text:c="2"/><text:s text:c="8"/><text:span text:style-name="style11">printf</text:span><text:span text:style-name="style10">(</text:span><text:span text:style-name="style6">"Ingrese Tipo: "</text:span><text:span text:style-name="style10">);</text:span></text:h>
      <text:h text:style-name="Default"><text:s text:c="1"/>286<text:s text:c="2"/><text:s text:c="8"/><text:span text:style-name="style11">fflush</text:span><text:span text:style-name="style10">(</text:span><text:span text:style-name="style11">stdin</text:span><text:span text:style-name="style10">);</text:span></text:h>
      <text:h text:style-name="Default"><text:s text:c="1"/>287<text:s text:c="2"/><text:s text:c="8"/><text:span text:style-name="style11">gets</text:span><text:span text:style-name="style10">(</text:span><text:span text:style-name="style11">auxLen</text:span><text:span text:style-name="style10">);</text:span></text:h>
      <text:h text:style-name="Default"><text:s text:c="1"/>288<text:s text:c="2"/><text:s text:c="8"/><text:span text:style-name="style11">check</text:span><text:span text:style-name="style10">=</text:span><text:span text:style-name="style11">validadorInputint</text:span><text:span text:style-name="style10">(</text:span><text:span text:style-name="style11">auxLen</text:span><text:span text:style-name="style10">,</text:span><text:span text:style-name="style11">LENSTR</text:span><text:span text:style-name="style10">);</text:span></text:h>
      <text:h text:style-name="Default"><text:s text:c="1"/>289<text:s text:c="2"/><text:s text:c="5"/><text:span text:style-name="style5">if</text:span><text:span text:style-name="style10">(</text:span><text:span text:style-name="style11">check</text:span><text:span text:style-name="style10">==</text:span><text:span text:style-name="style4">1</text:span><text:span text:style-name="style10">)</text:span></text:h>
      <text:h text:style-name="Default"><text:s text:c="1"/>290<text:s text:c="2"/><text:s text:c="8"/><text:span text:style-name="style10">{</text:span></text:h>
      <text:h text:style-name="Default"><text:s text:c="1"/>291<text:s text:c="2"/><text:s text:c="12"/><text:span text:style-name="style11">tipo</text:span><text:span text:style-name="style10">=</text:span><text:span text:style-name="style11">atoi</text:span><text:span text:style-name="style10">(</text:span><text:span text:style-name="style11">auxLen</text:span><text:span text:style-name="style10">);</text:span></text:h>
      <text:h text:style-name="Default"><text:s text:c="1"/>292<text:s text:c="2"/><text:s text:c="12"/><text:span text:style-name="style11">resultado</text:span><text:span text:style-name="style10">=</text:span><text:span text:style-name="style11">addOrq</text:span><text:span text:style-name="style10">(</text:span><text:span text:style-name="style11">orquesta</text:span><text:span text:style-name="style10">,</text:span><text:span text:style-name="style11">tamo</text:span><text:span text:style-name="style10">,</text:span><text:span text:style-name="style11">lastIdOrq</text:span><text:span text:style-name="style10">,</text:span><text:span text:style-name="style11">name</text:span><text:span text:style-name="style10">,</text:span><text:span text:style-name="style11">lugar</text:span><text:span text:style-name="style10">,</text:span><text:span text:style-name="style11">tipo</text:span><text:span text:style-name="style10">);</text:span></text:h>
      <text:h text:style-name="Default"><text:s text:c="1"/>293<text:s text:c="2"/><text:s text:c="8"/><text:span text:style-name="style10">}</text:span></text:h>
      <text:h text:style-name="Default"><text:s text:c="1"/>294<text:s text:c="2"/><text:span text:style-name="style10">}</text:span><text:span text:style-name="style5">while</text:span><text:span text:style-name="style10">(</text:span><text:span text:style-name="style11">val</text:span><text:span text:style-name="style10">!=</text:span><text:span text:style-name="style4">1 </text:span><text:span text:style-name="style10">|| </text:span><text:span text:style-name="style11">check</text:span><text:span text:style-name="style10">!=</text:span><text:span text:style-name="style4">1</text:span><text:span text:style-name="style10">);</text:span></text:h>
      <text:h text:style-name="Default"><text:s text:c="1"/>295<text:s text:c="2"/></text:h>
      <text:h text:style-name="Default"><text:s text:c="1"/>296<text:s text:c="2"/></text:h>
      <text:h text:style-name="Default"><text:s text:c="1"/>297<text:s text:c="2"/><text:span text:style-name="style11">resultado</text:span><text:span text:style-name="style10">=</text:span><text:span text:style-name="style4">1</text:span><text:span text:style-name="style10">;</text:span></text:h>
      <text:h text:style-name="Default"><text:s text:c="1"/>298<text:s text:c="2"/><text:s text:c="9"/><text:span text:style-name="style5">return </text:span><text:span text:style-name="style11">resultado</text:span><text:span text:style-name="style10">;</text:span></text:h>
      <text:h text:style-name="Default"><text:s text:c="1"/>299<text:s text:c="2"/><text:span text:style-name="style10">}</text:span></text:h>
      <text:h text:style-name="Default"><text:s text:c="1"/>300<text:s text:c="2"/><text:span text:style-name="style2">//////////////////////////</text:span></text:h>
      <text:h text:style-name="Default"><text:s text:c="1"/>301<text:s text:c="2"/><text:span text:style-name="style5">int </text:span><text:span text:style-name="style11">addOrq</text:span><text:span text:style-name="style10">(</text:span><text:span text:style-name="style11">eOrquesta </text:span><text:span text:style-name="style10">*</text:span><text:span text:style-name="style11">orquesta</text:span><text:span text:style-name="style10">,</text:span><text:span text:style-name="style5">int </text:span><text:span text:style-name="style11">tam</text:span><text:span text:style-name="style10">,</text:span><text:span text:style-name="style5">int </text:span><text:span text:style-name="style11">id</text:span><text:span text:style-name="style10">, </text:span><text:span text:style-name="style5">char </text:span><text:span text:style-name="style11">name</text:span><text:span text:style-name="style10">[],</text:span><text:span text:style-name="style5">char </text:span><text:span text:style-name="style11">lugar</text:span><text:span text:style-name="style10">[],</text:span><text:span text:style-name="style5">int </text:span><text:span text:style-name="style11">tipo</text:span><text:span text:style-name="style10">)</text:span></text:h>
      <text:h text:style-name="Default"><text:s text:c="1"/>302<text:s text:c="2"/><text:span text:style-name="style10">{</text:span></text:h>
      <text:h text:style-name="Default"><text:s text:c="1"/>303<text:s text:c="2"/><text:span text:style-name="style5">int </text:span><text:span text:style-name="style11">resultado</text:span><text:span text:style-name="style10">=</text:span><text:span text:style-name="style4">0</text:span><text:span text:style-name="style10">;</text:span></text:h>
      <text:h text:style-name="Default"><text:s text:c="1"/>304<text:s text:c="2"/><text:span text:style-name="style5">int </text:span><text:span text:style-name="style11">l</text:span><text:span text:style-name="style10">;</text:span></text:h>
      <text:h text:style-name="Default"><text:s text:c="1"/>305<text:s text:c="2"/><text:span text:style-name="style5">int </text:span><text:span text:style-name="style11">check</text:span><text:span text:style-name="style10">=</text:span><text:span text:style-name="style4">0</text:span><text:span text:style-name="style10">;</text:span></text:h>
      <text:h text:style-name="Default"><text:s text:c="1"/>306<text:s text:c="2"/></text:h>
      <text:h text:style-name="Default"><text:s text:c="1"/>307<text:s text:c="2"/><text:span text:style-name="style11">l</text:span><text:span text:style-name="style10">=</text:span><text:span text:style-name="style11">searchFreeOrq</text:span><text:span text:style-name="style10">(</text:span><text:span text:style-name="style11">orquesta</text:span><text:span text:style-name="style10">,</text:span><text:span text:style-name="style11">tam</text:span><text:span text:style-name="style10">);</text:span></text:h>
      <text:h text:style-name="Default"><text:s text:c="1"/>308<text:s text:c="2"/></text:h>
      <text:h text:style-name="Default"><text:s text:c="1"/>309<text:s text:c="2"/><text:s text:c="4"/><text:span text:style-name="style5">if</text:span><text:span text:style-name="style10">(</text:span><text:span text:style-name="style11">l</text:span><text:span text:style-name="style10">!=-</text:span><text:span text:style-name="style4">1</text:span><text:span text:style-name="style10">)</text:span></text:h>
      <text:h text:style-name="Default"><text:s text:c="1"/>310<text:s text:c="2"/><text:s text:c="8"/><text:span text:style-name="style10">{</text:span><text:span text:style-name="style11">orquesta</text:span><text:span text:style-name="style10">[</text:span><text:span text:style-name="style11">l</text:span><text:span text:style-name="style10">].</text:span><text:span text:style-name="style11">idOrq</text:span><text:span text:style-name="style10">=</text:span><text:span text:style-name="style11">id</text:span><text:span text:style-name="style10">;</text:span></text:h>
      <text:h text:style-name="Default"><text:s text:c="1"/>311<text:s text:c="2"/><text:s text:c="8"/><text:span text:style-name="style11">strcpy</text:span><text:span text:style-name="style10">(</text:span><text:span text:style-name="style11">orquesta</text:span><text:span text:style-name="style10">[</text:span><text:span text:style-name="style11">l</text:span><text:span text:style-name="style10">].</text:span><text:span text:style-name="style11">nombreOrq</text:span><text:span text:style-name="style10">,</text:span><text:span text:style-name="style11">name</text:span><text:span text:style-name="style10">);</text:span></text:h>
      <text:h text:style-name="Default"><text:s text:c="1"/>312<text:s text:c="2"/><text:s text:c="8"/><text:span text:style-name="style11">strcpy</text:span><text:span text:style-name="style10">(</text:span><text:span text:style-name="style11">orquesta</text:span><text:span text:style-name="style10">[</text:span><text:span text:style-name="style11">l</text:span><text:span text:style-name="style10">].</text:span><text:span text:style-name="style11">lugarOrq</text:span><text:span text:style-name="style10">,</text:span><text:span text:style-name="style11">lugar</text:span><text:span text:style-name="style10">);</text:span></text:h>
      <text:h text:style-name="Default"><text:s text:c="1"/>313<text:s text:c="2"/><text:s text:c="8"/><text:span text:style-name="style11">orquesta</text:span><text:span text:style-name="style10">[</text:span><text:span text:style-name="style11">l</text:span><text:span text:style-name="style10">].</text:span><text:span text:style-name="style11">tipoOrq</text:span><text:span text:style-name="style10">=</text:span><text:span text:style-name="style11">tipo</text:span><text:span text:style-name="style10">;</text:span></text:h>
      <text:h text:style-name="Default"><text:s text:c="1"/>314<text:s text:c="2"/><text:s text:c="8"/><text:span text:style-name="style11">orquesta</text:span><text:span text:style-name="style10">[</text:span><text:span text:style-name="style11">l</text:span><text:span text:style-name="style10">].</text:span><text:span text:style-name="style11">isEmpty</text:span><text:span text:style-name="style10">=</text:span><text:span text:style-name="style4">0</text:span><text:span text:style-name="style10">;</text:span></text:h>
      <text:h text:style-name="Default"><text:s text:c="1"/>315<text:s text:c="2"/><text:s text:c="8"/><text:span text:style-name="style11">check</text:span><text:span text:style-name="style10">=</text:span><text:span text:style-name="style4">1</text:span><text:span text:style-name="style10">;</text:span></text:h>
      <text:h text:style-name="Default"><text:s text:c="1"/>316<text:s text:c="2"/></text:h>
      <text:h text:style-name="Default"><text:s text:c="1"/>317<text:s text:c="2"/><text:s text:c="12"/><text:span text:style-name="style5">if</text:span><text:span text:style-name="style10">(</text:span><text:span text:style-name="style11">check</text:span><text:span text:style-name="style10">==</text:span><text:span text:style-name="style4">1</text:span><text:span text:style-name="style10">)</text:span></text:h>
      <text:h text:style-name="Default"><text:s text:c="1"/>318<text:s text:c="2"/><text:s text:c="16"/><text:span text:style-name="style10">{<text:s text:c="3"/></text:span><text:span text:style-name="style11">resultado</text:span><text:span text:style-name="style10">=</text:span><text:span text:style-name="style4">1</text:span><text:span text:style-name="style10">;</text:span></text:h>
      <text:h text:style-name="Default"><text:s text:c="1"/>319<text:s text:c="2"/><text:s text:c="20"/><text:span text:style-name="style11">system</text:span><text:span text:style-name="style10">(</text:span><text:span text:style-name="style6">"cls"</text:span><text:span text:style-name="style10">);</text:span></text:h>
      <text:h text:style-name="Default"><text:s text:c="1"/>320<text:s text:c="2"/><text:s text:c="24"/><text:span text:style-name="style11">printf</text:span><text:span text:style-name="style10">(</text:span><text:span text:style-name="style6">"Carga exitosa!"</text:span><text:span text:style-name="style10">);</text:span></text:h>
      <text:h text:style-name="Default"><text:s text:c="1"/>321<text:s text:c="2"/></text:h>
      <text:h text:style-name="Default"><text:s text:c="1"/>322<text:s text:c="2"/><text:s text:c="16"/><text:span text:style-name="style10">}</text:span></text:h>
      <text:h text:style-name="Default"><text:s text:c="1"/>323<text:s text:c="2"/></text:h>
      <text:h text:style-name="Default"><text:s text:c="1"/>324<text:s text:c="2"/><text:s text:c="8"/><text:span text:style-name="style10">}</text:span></text:h>
      <text:h text:style-name="Default"><text:s text:c="1"/>325<text:s text:c="2"/><text:span text:style-name="style5">return </text:span><text:span text:style-name="style11">resultado</text:span><text:span text:style-name="style10">;</text:span></text:h>
      <text:h text:style-name="Default"><text:s text:c="1"/>326<text:s text:c="2"/></text:h>
      <text:h text:style-name="Default"><text:s text:c="1"/>327<text:s text:c="2"/><text:span text:style-name="style10">}</text:span></text:h>
      <text:h text:style-name="Default"><text:s text:c="1"/>328<text:s text:c="2"/></text:h>
      <text:h text:style-name="Default"><text:s text:c="1"/>329<text:s text:c="2"/><text:span text:style-name="style5">int </text:span><text:span text:style-name="style11">initx</text:span><text:span text:style-name="style10">(</text:span><text:span text:style-name="style11">eOrquesta orquesta</text:span><text:span text:style-name="style10">[],</text:span><text:span text:style-name="style5">int </text:span><text:span text:style-name="style11">tamo</text:span><text:span text:style-name="style10">,</text:span><text:span text:style-name="style11">eMusico musico</text:span><text:span text:style-name="style10">[],</text:span><text:span text:style-name="style5">int </text:span><text:span text:style-name="style11">tamm</text:span><text:span text:style-name="style10">,</text:span><text:span text:style-name="style11">eInstrumento instrumentos</text:span><text:span text:style-name="style10">[],</text:span><text:span text:style-name="style5">int </text:span><text:span text:style-name="style11">tami</text:span><text:span text:style-name="style10">)</text:span></text:h>
      <text:h text:style-name="Default"><text:s text:c="1"/>330<text:s text:c="2"/><text:span text:style-name="style10">{ </text:span><text:span text:style-name="style5">int </text:span><text:span text:style-name="style11">resultado</text:span><text:span text:style-name="style10">=</text:span><text:span text:style-name="style4">0</text:span><text:span text:style-name="style10">;</text:span></text:h>
      <text:h text:style-name="Default"><text:s text:c="1"/>331<text:s text:c="2"/><text:s text:c="4"/><text:span text:style-name="style5">for</text:span><text:span text:style-name="style10">(</text:span><text:span text:style-name="style5">int </text:span><text:span text:style-name="style11">i </text:span><text:span text:style-name="style10">= </text:span><text:span text:style-name="style4">0</text:span><text:span text:style-name="style10">; </text:span><text:span text:style-name="style11">i </text:span><text:span text:style-name="style10">&lt; </text:span><text:span text:style-name="style11">tamo</text:span><text:span text:style-name="style10">; </text:span><text:span text:style-name="style11">i</text:span><text:span text:style-name="style10">++)</text:span></text:h>
      <text:h text:style-name="Default"><text:s text:c="1"/>332<text:s text:c="2"/><text:s text:c="4"/><text:span text:style-name="style10">{</text:span></text:h>
      <text:h text:style-name="Default"><text:s text:c="1"/>333<text:s text:c="2"/><text:s text:c="8"/><text:span text:style-name="style11">orquesta</text:span><text:span text:style-name="style10">[</text:span><text:span text:style-name="style11">i</text:span><text:span text:style-name="style10">].</text:span><text:span text:style-name="style11">isEmpty </text:span><text:span text:style-name="style10">= </text:span><text:span text:style-name="style4">1</text:span><text:span text:style-name="style10">;</text:span></text:h>
      <text:h text:style-name="Default"><text:s text:c="1"/>334<text:s text:c="2"/></text:h>
      <text:h text:style-name="Default"><text:s text:c="1"/>335<text:s text:c="2"/><text:s text:c="4"/><text:span text:style-name="style10">}</text:span></text:h>
      <text:h text:style-name="Default"><text:s text:c="1"/>336<text:s text:c="2"/><text:s text:c="4"/><text:span text:style-name="style5">for</text:span><text:span text:style-name="style10">(</text:span><text:span text:style-name="style5">int </text:span><text:span text:style-name="style11">i </text:span><text:span text:style-name="style10">= </text:span><text:span text:style-name="style4">0</text:span><text:span text:style-name="style10">; </text:span><text:span text:style-name="style11">i </text:span><text:span text:style-name="style10">&lt; </text:span><text:span text:style-name="style11">tamm</text:span><text:span text:style-name="style10">; </text:span><text:span text:style-name="style11">i</text:span><text:span text:style-name="style10">++)</text:span></text:h>
      <text:h text:style-name="Default"><text:s text:c="1"/>337<text:s text:c="2"/><text:s text:c="4"/><text:span text:style-name="style10">{</text:span></text:h>
      <text:h text:style-name="Default"><text:s text:c="1"/>338<text:s text:c="2"/></text:h>
      <text:h text:style-name="Default"><text:s text:c="1"/>339<text:s text:c="2"/><text:s text:c="8"/><text:span text:style-name="style11">musico</text:span><text:span text:style-name="style10">[</text:span><text:span text:style-name="style11">i</text:span><text:span text:style-name="style10">].</text:span><text:span text:style-name="style11">isEmpty </text:span><text:span text:style-name="style10">= </text:span><text:span text:style-name="style4">1</text:span><text:span text:style-name="style10">;</text:span></text:h>
      <text:h text:style-name="Default"><text:s text:c="1"/>340<text:s text:c="2"/></text:h>
      <text:h text:style-name="Default"><text:s text:c="1"/>341<text:s text:c="2"/><text:s text:c="4"/><text:span text:style-name="style10">}</text:span></text:h>
      <text:h text:style-name="Default"><text:s text:c="1"/>342<text:s text:c="2"/><text:s text:c="4"/><text:span text:style-name="style5">for</text:span><text:span text:style-name="style10">(</text:span><text:span text:style-name="style5">int </text:span><text:span text:style-name="style11">i </text:span><text:span text:style-name="style10">= </text:span><text:span text:style-name="style4">0</text:span><text:span text:style-name="style10">; </text:span><text:span text:style-name="style11">i </text:span><text:span text:style-name="style10">&lt; </text:span><text:span text:style-name="style11">tami</text:span><text:span text:style-name="style10">; </text:span><text:span text:style-name="style11">i</text:span><text:span text:style-name="style10">++)</text:span></text:h>
      <text:h text:style-name="Default"><text:s text:c="1"/>343<text:s text:c="2"/><text:s text:c="4"/><text:span text:style-name="style10">{</text:span></text:h>
      <text:h text:style-name="Default"><text:s text:c="1"/>344<text:s text:c="2"/></text:h>
      <text:h text:style-name="Default"><text:s text:c="1"/>345<text:s text:c="2"/><text:s text:c="8"/><text:span text:style-name="style11">instrumentos</text:span><text:span text:style-name="style10">[</text:span><text:span text:style-name="style11">i</text:span><text:span text:style-name="style10">].</text:span><text:span text:style-name="style11">isEmpty </text:span><text:span text:style-name="style10">= </text:span><text:span text:style-name="style4">1</text:span><text:span text:style-name="style10">;</text:span></text:h>
      <text:h text:style-name="Default"><text:s text:c="1"/>346<text:s text:c="2"/><text:s text:c="4"/><text:span text:style-name="style10">}</text:span></text:h>
      <text:h text:style-name="Default"><text:s text:c="1"/>347<text:s text:c="2"/></text:h>
      <text:h text:style-name="Default"><text:s text:c="1"/>348<text:s text:c="2"/></text:h>
      <text:h text:style-name="Default"><text:s text:c="1"/>349<text:s text:c="2"/><text:s text:c="4"/><text:span text:style-name="style5">return </text:span><text:span text:style-name="style11">resultado</text:span><text:span text:style-name="style10">;</text:span></text:h>
      <text:h text:style-name="Default"><text:s text:c="1"/>350<text:s text:c="2"/><text:span text:style-name="style10">}</text:span></text:h>
      <text:h text:style-name="Default"><text:s text:c="1"/>351<text:s text:c="2"/></text:h>
      <text:h text:style-name="Default"><text:s text:c="1"/>352<text:s text:c="2"/><text:span text:style-name="style5">int </text:span><text:span text:style-name="style11">menu</text:span><text:span text:style-name="style10">(</text:span><text:span text:style-name="style5">void</text:span><text:span text:style-name="style10">)</text:span></text:h>
      <text:h text:style-name="Default"><text:s text:c="1"/>353<text:s text:c="2"/><text:span text:style-name="style10">{</text:span></text:h>
      <text:h text:style-name="Default"><text:s text:c="1"/>354<text:s text:c="2"/><text:s text:c="4"/><text:span text:style-name="style5">int </text:span><text:span text:style-name="style11">opcion</text:span><text:span text:style-name="style10">;</text:span></text:h>
      <text:h text:style-name="Default"><text:s text:c="1"/>355<text:s text:c="2"/></text:h>
      <text:h text:style-name="Default"><text:s text:c="1"/>356<text:s text:c="2"/><text:s text:c="4"/><text:span text:style-name="style11">system</text:span><text:span text:style-name="style10">(</text:span><text:span text:style-name="style6">"cls"</text:span><text:span text:style-name="style10">);</text:span></text:h>
      <text:h text:style-name="Default"><text:s text:c="1"/>357<text:s text:c="2"/><text:s text:c="4"/><text:span text:style-name="style11">printf</text:span><text:span text:style-name="style10">(</text:span><text:span text:style-name="style6">"****** ABM TEATRO *******\n\n"</text:span><text:span text:style-name="style10">);</text:span></text:h>
      <text:h text:style-name="Default"><text:s text:c="1"/>358<text:s text:c="2"/><text:s text:c="4"/><text:span text:style-name="style11">printf</text:span><text:span text:style-name="style10">(</text:span><text:span text:style-name="style6">"1-Alta Orquesta\n"</text:span><text:span text:style-name="style10">);</text:span></text:h>
      <text:h text:style-name="Default"><text:s text:c="1"/>359<text:s text:c="2"/><text:s text:c="4"/><text:span text:style-name="style11">printf</text:span><text:span text:style-name="style10">(</text:span><text:span text:style-name="style6">"2-Baja Orquesta\n"</text:span><text:span text:style-name="style10">);</text:span></text:h>
      <text:h text:style-name="Default"><text:s text:c="1"/>360<text:s text:c="2"/><text:s text:c="4"/><text:span text:style-name="style11">printf</text:span><text:span text:style-name="style10">(</text:span><text:span text:style-name="style6">"3-Imprimir Orquesta\n"</text:span><text:span text:style-name="style10">);</text:span></text:h>
      <text:h text:style-name="Default"><text:s text:c="1"/>361<text:s text:c="2"/><text:s text:c="4"/><text:span text:style-name="style11">printf</text:span><text:span text:style-name="style10">(</text:span><text:span text:style-name="style6">"4-Agregar Musico\n"</text:span><text:span text:style-name="style10">);</text:span></text:h>
      <text:h text:style-name="Default"><text:s text:c="1"/>362<text:s text:c="2"/><text:s text:c="4"/><text:span text:style-name="style11">printf</text:span><text:span text:style-name="style10">(</text:span><text:span text:style-name="style6">"5-Modificar Musico\n"</text:span><text:span text:style-name="style10">);</text:span></text:h>
      <text:h text:style-name="Default"><text:s text:c="1"/>363<text:s text:c="2"/><text:s text:c="4"/><text:span text:style-name="style11">printf</text:span><text:span text:style-name="style10">(</text:span><text:span text:style-name="style6">"6-Baja Musico\n"</text:span><text:span text:style-name="style10">);</text:span></text:h>
      <text:h text:style-name="Default"><text:s text:c="1"/>364<text:s text:c="2"/><text:s text:c="4"/><text:span text:style-name="style11">printf</text:span><text:span text:style-name="style10">(</text:span><text:span text:style-name="style6">"7-Imprimir Musicos\n"</text:span><text:span text:style-name="style10">);</text:span></text:h>
      <text:h text:style-name="Default"><text:s text:c="1"/>365<text:s text:c="2"/><text:s text:c="4"/><text:span text:style-name="style11">printf</text:span><text:span text:style-name="style10">(</text:span><text:span text:style-name="style6">"8-Agregar Instrumento\n"</text:span><text:span text:style-name="style10">);</text:span></text:h>
      <text:h text:style-name="Default"><text:s text:c="1"/>366<text:s text:c="2"/><text:s text:c="4"/><text:span text:style-name="style11">printf</text:span><text:span text:style-name="style10">(</text:span><text:span text:style-name="style6">"9-Imprimir Instrumentos\n"</text:span><text:span text:style-name="style10">);</text:span></text:h>
      <text:h text:style-name="Default"><text:s text:c="1"/>367<text:s text:c="2"/><text:s text:c="4"/><text:span text:style-name="style11">printf</text:span><text:span text:style-name="style10">(</text:span><text:span text:style-name="style6">"----------------\n"</text:span><text:span text:style-name="style10">);</text:span></text:h>
      <text:h text:style-name="Default"><text:s text:c="1"/>368<text:s text:c="2"/><text:s text:c="4"/><text:span text:style-name="style11">scanf</text:span><text:span text:style-name="style10">(</text:span><text:span text:style-name="style6">"%d"</text:span><text:span text:style-name="style10">,&amp;</text:span><text:span text:style-name="style11">opcion</text:span><text:span text:style-name="style10">);</text:span></text:h>
      <text:h text:style-name="Default"><text:s text:c="1"/>369<text:s text:c="2"/></text:h>
      <text:h text:style-name="Default"><text:s text:c="1"/>370<text:s text:c="2"/><text:s text:c="4"/><text:span text:style-name="style5">return </text:span><text:span text:style-name="style11">opcion</text:span><text:span text:style-name="style10">;</text:span></text:h>
      <text:h text:style-name="Default"><text:s text:c="1"/>371<text:s text:c="2"/><text:span text:style-name="style10">}</text:span></text:h>
      <text:h text:style-name="Default"><text:s text:c="1"/>372<text:s text:c="2"/></text:h>
      <text:h text:style-name="Default"><text:s text:c="1"/>373<text:s text:c="2"/><text:span text:style-name="style5">int </text:span><text:span text:style-name="style11">validadorLen</text:span><text:span text:style-name="style10">(</text:span><text:span text:style-name="style5">char </text:span><text:span text:style-name="style11">auxLen</text:span><text:span text:style-name="style10">[],</text:span><text:span text:style-name="style5">int </text:span><text:span text:style-name="style11">lenstr</text:span><text:span text:style-name="style10">)</text:span></text:h>
      <text:h text:style-name="Default"><text:s text:c="1"/>374<text:s text:c="2"/><text:span text:style-name="style10">{<text:s text:c="3"/></text:span><text:span text:style-name="style5">int </text:span><text:span text:style-name="style11">check</text:span><text:span text:style-name="style10">=</text:span><text:span text:style-name="style4">0</text:span><text:span text:style-name="style10">;</text:span></text:h>
      <text:h text:style-name="Default"><text:s text:c="1"/>375<text:s text:c="2"/><text:s text:c="4"/><text:span text:style-name="style5">int </text:span><text:span text:style-name="style11">vlen</text:span><text:span text:style-name="style10">;</text:span></text:h>
      <text:h text:style-name="Default"><text:s text:c="1"/>376<text:s text:c="2"/><text:s text:c="4"/><text:span text:style-name="style11">vlen</text:span><text:span text:style-name="style10">=</text:span><text:span text:style-name="style11">strlen</text:span><text:span text:style-name="style10">(</text:span><text:span text:style-name="style11">auxLen</text:span><text:span text:style-name="style10">);</text:span></text:h>
      <text:h text:style-name="Default"><text:s text:c="1"/>377<text:s text:c="2"/><text:s text:c="4"/><text:span text:style-name="style5">if</text:span><text:span text:style-name="style10">(</text:span><text:span text:style-name="style11">vlen</text:span><text:span text:style-name="style10">&lt;</text:span><text:span text:style-name="style11">lenstr</text:span><text:span text:style-name="style10">)</text:span></text:h>
      <text:h text:style-name="Default"><text:s text:c="1"/>378<text:s text:c="2"/><text:s text:c="4"/><text:span text:style-name="style10">{</text:span></text:h>
      <text:h text:style-name="Default"><text:s text:c="1"/>379<text:s text:c="2"/><text:s text:c="8"/><text:span text:style-name="style11">check</text:span><text:span text:style-name="style10">=</text:span><text:span text:style-name="style4">1</text:span><text:span text:style-name="style10">;</text:span></text:h>
      <text:h text:style-name="Default"><text:s text:c="1"/>380<text:s text:c="2"/><text:s text:c="4"/><text:span text:style-name="style10">}</text:span></text:h>
      <text:h text:style-name="Default"><text:s text:c="1"/>381<text:s text:c="2"/><text:s text:c="4"/><text:span text:style-name="style5">return </text:span><text:span text:style-name="style11">check</text:span><text:span text:style-name="style10">;</text:span></text:h>
      <text:h text:style-name="Default"><text:s text:c="1"/>382<text:s text:c="2"/></text:h>
      <text:h text:style-name="Default"><text:s text:c="1"/>383<text:s text:c="2"/><text:span text:style-name="style10">}</text:span></text:h>
      <text:h text:style-name="Default"><text:s text:c="1"/>384<text:s text:c="2"/></text:h>
      <text:h text:style-name="Default"><text:s text:c="1"/>385<text:s text:c="2"/><text:span text:style-name="style5">int </text:span><text:span text:style-name="style11">validadorInputint</text:span><text:span text:style-name="style10">(</text:span><text:span text:style-name="style5">char </text:span><text:span text:style-name="style11">auxlen</text:span><text:span text:style-name="style10">[],</text:span><text:span text:style-name="style5">int </text:span><text:span text:style-name="style11">lenstr</text:span><text:span text:style-name="style10">)</text:span></text:h>
      <text:h text:style-name="Default"><text:s text:c="1"/>386<text:s text:c="2"/><text:span text:style-name="style10">{</text:span></text:h>
      <text:h text:style-name="Default"><text:s text:c="1"/>387<text:s text:c="2"/><text:s text:c="4"/><text:span text:style-name="style5">int </text:span><text:span text:style-name="style11">i</text:span><text:span text:style-name="style10">;</text:span></text:h>
      <text:h text:style-name="Default"><text:s text:c="1"/>388<text:s text:c="2"/><text:s text:c="4"/><text:span text:style-name="style5">int </text:span><text:span text:style-name="style11">cont</text:span><text:span text:style-name="style10">;</text:span></text:h>
      <text:h text:style-name="Default"><text:s text:c="1"/>389<text:s text:c="2"/><text:s text:c="4"/><text:span text:style-name="style5">int </text:span><text:span text:style-name="style11">flag</text:span><text:span text:style-name="style10">=</text:span><text:span text:style-name="style4">0</text:span><text:span text:style-name="style10">;</text:span></text:h>
      <text:h text:style-name="Default"><text:s text:c="1"/>390<text:s text:c="2"/></text:h>
      <text:h text:style-name="Default"><text:s text:c="1"/>391<text:s text:c="2"/><text:s text:c="4"/><text:span text:style-name="style5">int </text:span><text:span text:style-name="style11">resultado</text:span><text:span text:style-name="style10">=</text:span><text:span text:style-name="style4">1</text:span><text:span text:style-name="style10">;</text:span></text:h>
      <text:h text:style-name="Default"><text:s text:c="1"/>392<text:s text:c="2"/><text:span text:style-name="style11">cont</text:span><text:span text:style-name="style10">=</text:span><text:span text:style-name="style11">strlen</text:span><text:span text:style-name="style10">(</text:span><text:span text:style-name="style11">auxlen</text:span><text:span text:style-name="style10">);</text:span></text:h>
      <text:h text:style-name="Default"><text:s text:c="1"/>393<text:s text:c="2"/><text:span text:style-name="style5">for</text:span><text:span text:style-name="style10">(</text:span><text:span text:style-name="style11">i</text:span><text:span text:style-name="style10">=</text:span><text:span text:style-name="style4">0</text:span><text:span text:style-name="style10">;</text:span><text:span text:style-name="style11">i</text:span><text:span text:style-name="style10">&lt;</text:span><text:span text:style-name="style11">lenstr</text:span><text:span text:style-name="style10">;</text:span><text:span text:style-name="style11">i</text:span><text:span text:style-name="style10">++)</text:span></text:h>
      <text:h text:style-name="Default"><text:s text:c="1"/>394<text:s text:c="2"/><text:span text:style-name="style10">{<text:s text:c="2"/></text:span><text:span text:style-name="style5">if</text:span><text:span text:style-name="style10">(</text:span><text:span text:style-name="style11">i</text:span><text:span text:style-name="style10">+</text:span><text:span text:style-name="style4">1</text:span><text:span text:style-name="style10">&lt;=</text:span><text:span text:style-name="style11">cont</text:span><text:span text:style-name="style10">)</text:span></text:h>
      <text:h text:style-name="Default"><text:s text:c="1"/>395<text:s text:c="2"/><text:s text:c="8"/><text:span text:style-name="style10">{</text:span></text:h>
      <text:h text:style-name="Default"><text:s text:c="1"/>396<text:s text:c="2"/><text:s text:c="21"/><text:span text:style-name="style5">if</text:span><text:span text:style-name="style10">(</text:span><text:span text:style-name="style11">auxlen</text:span><text:span text:style-name="style10">[</text:span><text:span text:style-name="style11">i</text:span><text:span text:style-name="style10">]&lt;</text:span><text:span text:style-name="style4">48 </text:span><text:span text:style-name="style10">|| </text:span><text:span text:style-name="style11">auxlen</text:span><text:span text:style-name="style10">[</text:span><text:span text:style-name="style11">i</text:span><text:span text:style-name="style10">]&gt;</text:span><text:span text:style-name="style4">57</text:span><text:span text:style-name="style10">)</text:span></text:h>
      <text:h text:style-name="Default"><text:s text:c="1"/>397<text:s text:c="2"/><text:s text:c="20"/><text:span text:style-name="style10">{</text:span></text:h>
      <text:h text:style-name="Default"><text:s text:c="1"/>398<text:s text:c="2"/><text:s text:c="26"/><text:span text:style-name="style11">resultado</text:span><text:span text:style-name="style10">=</text:span><text:span text:style-name="style4">0</text:span><text:span text:style-name="style10">;</text:span></text:h>
      <text:h text:style-name="Default"><text:s text:c="1"/>399<text:s text:c="2"/><text:s text:c="26"/><text:span text:style-name="style5">break</text:span><text:span text:style-name="style10">;</text:span></text:h>
      <text:h text:style-name="Default"><text:s text:c="1"/>400<text:s text:c="2"/><text:s text:c="20"/><text:span text:style-name="style10">}</text:span></text:h>
      <text:h text:style-name="Default"><text:s text:c="1"/>401<text:s text:c="2"/><text:s text:c="8"/><text:span text:style-name="style10">}</text:span></text:h>
      <text:h text:style-name="Default"><text:s text:c="1"/>402<text:s text:c="2"/><text:s text:c="8"/><text:span text:style-name="style5">else</text:span></text:h>
      <text:h text:style-name="Default"><text:s text:c="1"/>403<text:s text:c="2"/><text:s text:c="12"/><text:span text:style-name="style10">{</text:span></text:h>
      <text:h text:style-name="Default"><text:s text:c="1"/>404<text:s text:c="2"/><text:s text:c="12"/><text:span text:style-name="style5">break</text:span><text:span text:style-name="style10">;</text:span></text:h>
      <text:h text:style-name="Default"><text:s text:c="1"/>405<text:s text:c="2"/><text:s text:c="12"/><text:span text:style-name="style10">}</text:span></text:h>
      <text:h text:style-name="Default"><text:s text:c="1"/>406<text:s text:c="2"/><text:span text:style-name="style10">}</text:span></text:h>
      <text:h text:style-name="Default"><text:s text:c="1"/>407<text:s text:c="2"/><text:span text:style-name="style5">return </text:span><text:span text:style-name="style11">resultado</text:span><text:span text:style-name="style10">;</text:span></text:h>
      <text:h text:style-name="Default"><text:s text:c="1"/>408<text:s text:c="2"/></text:h>
      <text:h text:style-name="Default"><text:s text:c="1"/>409<text:s text:c="2"/><text:span text:style-name="style10">}</text:span></text:h>
      <text:h text:style-name="Default"><text:s text:c="1"/>410<text:s text:c="2"/></text:h>
      <text:h text:style-name="Default"><text:s text:c="1"/>411<text:s text:c="2"/><text:span text:style-name="style5">int </text:span><text:span text:style-name="style11">searchFreeOrq</text:span><text:span text:style-name="style10">(</text:span><text:span text:style-name="style11">eOrquesta orquesta</text:span><text:span text:style-name="style10">[],</text:span><text:span text:style-name="style5">int </text:span><text:span text:style-name="style11">tam</text:span><text:span text:style-name="style10">)</text:span></text:h>
      <text:h text:style-name="Default"><text:s text:c="1"/>412<text:s text:c="2"/><text:span text:style-name="style10">{</text:span></text:h>
      <text:h text:style-name="Default"><text:s text:c="1"/>413<text:s text:c="2"/><text:s text:c="4"/><text:span text:style-name="style5">int </text:span><text:span text:style-name="style11">indice </text:span><text:span text:style-name="style10">= -</text:span><text:span text:style-name="style4">1</text:span><text:span text:style-name="style10">;</text:span></text:h>
      <text:h text:style-name="Default"><text:s text:c="1"/>414<text:s text:c="2"/></text:h>
      <text:h text:style-name="Default"><text:s text:c="1"/>415<text:s text:c="2"/><text:s text:c="4"/><text:span text:style-name="style5">for</text:span><text:span text:style-name="style10">(</text:span><text:span text:style-name="style5">int </text:span><text:span text:style-name="style11">i</text:span><text:span text:style-name="style10">=</text:span><text:span text:style-name="style4">0</text:span><text:span text:style-name="style10">; </text:span><text:span text:style-name="style11">i </text:span><text:span text:style-name="style10">&lt; </text:span><text:span text:style-name="style11">tam</text:span><text:span text:style-name="style10">; </text:span><text:span text:style-name="style11">i</text:span><text:span text:style-name="style10">++)</text:span></text:h>
      <text:h text:style-name="Default"><text:s text:c="1"/>416<text:s text:c="2"/><text:s text:c="4"/><text:span text:style-name="style10">{</text:span></text:h>
      <text:h text:style-name="Default"><text:s text:c="1"/>417<text:s text:c="2"/><text:s text:c="8"/><text:span text:style-name="style5">if</text:span><text:span text:style-name="style10">( </text:span><text:span text:style-name="style11">orquesta</text:span><text:span text:style-name="style10">[</text:span><text:span text:style-name="style11">i</text:span><text:span text:style-name="style10">].</text:span><text:span text:style-name="style11">isEmpty </text:span><text:span text:style-name="style10">== </text:span><text:span text:style-name="style4">1 </text:span><text:span text:style-name="style10">)</text:span></text:h>
      <text:h text:style-name="Default"><text:s text:c="1"/>418<text:s text:c="2"/><text:s text:c="8"/><text:span text:style-name="style10">{</text:span></text:h>
      <text:h text:style-name="Default"><text:s text:c="1"/>419<text:s text:c="2"/><text:s text:c="12"/><text:span text:style-name="style11">indice </text:span><text:span text:style-name="style10">= </text:span><text:span text:style-name="style11">i</text:span><text:span text:style-name="style10">;</text:span></text:h>
      <text:h text:style-name="Default"><text:s text:c="1"/>420<text:s text:c="2"/><text:s text:c="12"/><text:span text:style-name="style5">break</text:span><text:span text:style-name="style10">;</text:span></text:h>
      <text:h text:style-name="Default"><text:s text:c="1"/>421<text:s text:c="2"/><text:s text:c="8"/><text:span text:style-name="style10">}</text:span></text:h>
      <text:h text:style-name="Default"><text:s text:c="1"/>422<text:s text:c="2"/><text:s text:c="4"/><text:span text:style-name="style10">}</text:span></text:h>
      <text:h text:style-name="Default"><text:s text:c="1"/>423<text:s text:c="2"/><text:s text:c="4"/><text:span text:style-name="style5">return </text:span><text:span text:style-name="style11">indice</text:span><text:span text:style-name="style10">;</text:span></text:h>
      <text:h text:style-name="Default"><text:s text:c="1"/>424<text:s text:c="2"/><text:span text:style-name="style10">}</text:span></text:h>
      <text:h text:style-name="Default"><text:s text:c="1"/>425<text:s text:c="2"/><text:span text:style-name="style5">int </text:span><text:span text:style-name="style11">searchFreeMusico</text:span><text:span text:style-name="style10">(</text:span><text:span text:style-name="style11">eMusico musico</text:span><text:span text:style-name="style10">[],</text:span><text:span text:style-name="style5">int </text:span><text:span text:style-name="style11">tam</text:span><text:span text:style-name="style10">)</text:span></text:h>
      <text:h text:style-name="Default"><text:s text:c="1"/>426<text:s text:c="2"/><text:span text:style-name="style10">{</text:span></text:h>
      <text:h text:style-name="Default"><text:s text:c="1"/>427<text:s text:c="2"/><text:s text:c="4"/><text:span text:style-name="style5">int </text:span><text:span text:style-name="style11">indice </text:span><text:span text:style-name="style10">= -</text:span><text:span text:style-name="style4">1</text:span><text:span text:style-name="style10">;</text:span></text:h>
      <text:h text:style-name="Default"><text:s text:c="1"/>428<text:s text:c="2"/></text:h>
      <text:h text:style-name="Default"><text:s text:c="1"/>429<text:s text:c="2"/><text:s text:c="4"/><text:span text:style-name="style5">for</text:span><text:span text:style-name="style10">(</text:span><text:span text:style-name="style5">int </text:span><text:span text:style-name="style11">i</text:span><text:span text:style-name="style10">=</text:span><text:span text:style-name="style4">0</text:span><text:span text:style-name="style10">; </text:span><text:span text:style-name="style11">i </text:span><text:span text:style-name="style10">&lt; </text:span><text:span text:style-name="style11">tam</text:span><text:span text:style-name="style10">; </text:span><text:span text:style-name="style11">i</text:span><text:span text:style-name="style10">++)</text:span></text:h>
      <text:h text:style-name="Default"><text:s text:c="1"/>430<text:s text:c="2"/><text:s text:c="4"/><text:span text:style-name="style10">{</text:span></text:h>
      <text:h text:style-name="Default"><text:s text:c="1"/>431<text:s text:c="2"/><text:s text:c="8"/><text:span text:style-name="style5">if</text:span><text:span text:style-name="style10">( </text:span><text:span text:style-name="style11">musico</text:span><text:span text:style-name="style10">[</text:span><text:span text:style-name="style11">i</text:span><text:span text:style-name="style10">].</text:span><text:span text:style-name="style11">isEmpty </text:span><text:span text:style-name="style10">== </text:span><text:span text:style-name="style4">1 </text:span><text:span text:style-name="style10">)</text:span></text:h>
      <text:h text:style-name="Default"><text:s text:c="1"/>432<text:s text:c="2"/><text:s text:c="8"/><text:span text:style-name="style10">{</text:span></text:h>
      <text:h text:style-name="Default"><text:s text:c="1"/>433<text:s text:c="2"/><text:s text:c="12"/><text:span text:style-name="style11">indice </text:span><text:span text:style-name="style10">= </text:span><text:span text:style-name="style11">i</text:span><text:span text:style-name="style10">;</text:span></text:h>
      <text:h text:style-name="Default"><text:s text:c="1"/>434<text:s text:c="2"/><text:s text:c="12"/><text:span text:style-name="style5">break</text:span><text:span text:style-name="style10">;</text:span></text:h>
      <text:h text:style-name="Default"><text:s text:c="1"/>435<text:s text:c="2"/><text:s text:c="8"/><text:span text:style-name="style10">}</text:span></text:h>
      <text:h text:style-name="Default"><text:s text:c="1"/>436<text:s text:c="2"/><text:s text:c="4"/><text:span text:style-name="style10">}</text:span></text:h>
      <text:h text:style-name="Default"><text:s text:c="1"/>437<text:s text:c="2"/><text:s text:c="4"/><text:span text:style-name="style5">return </text:span><text:span text:style-name="style11">indice</text:span><text:span text:style-name="style10">;</text:span></text:h>
      <text:h text:style-name="Default"><text:s text:c="1"/>438<text:s text:c="2"/><text:span text:style-name="style10">}</text:span></text:h>
      <text:h text:style-name="Default"><text:s text:c="1"/>439<text:s text:c="2"/><text:span text:style-name="style5">int </text:span><text:span text:style-name="style11">searchFreeInst</text:span><text:span text:style-name="style10">(</text:span><text:span text:style-name="style11">eInstrumento instrumentos</text:span><text:span text:style-name="style10">[],</text:span><text:span text:style-name="style5">int </text:span><text:span text:style-name="style11">tam</text:span><text:span text:style-name="style10">)</text:span></text:h>
      <text:h text:style-name="Default"><text:s text:c="1"/>440<text:s text:c="2"/><text:span text:style-name="style10">{</text:span></text:h>
      <text:h text:style-name="Default"><text:s text:c="1"/>441<text:s text:c="2"/><text:s text:c="4"/><text:span text:style-name="style5">int </text:span><text:span text:style-name="style11">indice </text:span><text:span text:style-name="style10">= -</text:span><text:span text:style-name="style4">1</text:span><text:span text:style-name="style10">;</text:span></text:h>
      <text:h text:style-name="Default"><text:s text:c="1"/>442<text:s text:c="2"/></text:h>
      <text:h text:style-name="Default"><text:s text:c="1"/>443<text:s text:c="2"/><text:s text:c="4"/><text:span text:style-name="style5">for</text:span><text:span text:style-name="style10">(</text:span><text:span text:style-name="style5">int </text:span><text:span text:style-name="style11">i</text:span><text:span text:style-name="style10">=</text:span><text:span text:style-name="style4">0</text:span><text:span text:style-name="style10">; </text:span><text:span text:style-name="style11">i </text:span><text:span text:style-name="style10">&lt; </text:span><text:span text:style-name="style11">tam</text:span><text:span text:style-name="style10">; </text:span><text:span text:style-name="style11">i</text:span><text:span text:style-name="style10">++)</text:span></text:h>
      <text:h text:style-name="Default"><text:s text:c="1"/>444<text:s text:c="2"/><text:s text:c="4"/><text:span text:style-name="style10">{</text:span></text:h>
      <text:h text:style-name="Default"><text:s text:c="1"/>445<text:s text:c="2"/><text:s text:c="8"/><text:span text:style-name="style5">if</text:span><text:span text:style-name="style10">( </text:span><text:span text:style-name="style11">instrumentos</text:span><text:span text:style-name="style10">[</text:span><text:span text:style-name="style11">i</text:span><text:span text:style-name="style10">].</text:span><text:span text:style-name="style11">isEmpty </text:span><text:span text:style-name="style10">== </text:span><text:span text:style-name="style4">1 </text:span><text:span text:style-name="style10">)</text:span></text:h>
      <text:h text:style-name="Default"><text:s text:c="1"/>446<text:s text:c="2"/><text:s text:c="8"/><text:span text:style-name="style10">{</text:span></text:h>
      <text:h text:style-name="Default"><text:s text:c="1"/>447<text:s text:c="2"/><text:s text:c="12"/><text:span text:style-name="style11">indice </text:span><text:span text:style-name="style10">= </text:span><text:span text:style-name="style11">i</text:span><text:span text:style-name="style10">;</text:span></text:h>
      <text:h text:style-name="Default"><text:s text:c="1"/>448<text:s text:c="2"/><text:s text:c="12"/><text:span text:style-name="style5">break</text:span><text:span text:style-name="style10">;</text:span></text:h>
      <text:h text:style-name="Default"><text:s text:c="1"/>449<text:s text:c="2"/><text:s text:c="8"/><text:span text:style-name="style10">}</text:span></text:h>
      <text:h text:style-name="Default"><text:s text:c="1"/>450<text:s text:c="2"/><text:s text:c="4"/><text:span text:style-name="style10">}</text:span></text:h>
      <text:h text:style-name="Default"><text:s text:c="1"/>451<text:s text:c="2"/><text:s text:c="4"/><text:span text:style-name="style5">return </text:span><text:span text:style-name="style11">indice</text:span><text:span text:style-name="style10">;</text:span></text:h>
      <text:h text:style-name="Default"><text:s text:c="1"/>452<text:s text:c="2"/><text:span text:style-name="style10">}</text:span></text:h>
      <text:h text:style-name="Default"><text:s text:c="1"/>453<text:s text:c="2"/><text:span text:style-name="style5">int </text:span><text:span text:style-name="style11">validaCadenas</text:span><text:span text:style-name="style10">(</text:span><text:span text:style-name="style5">char </text:span><text:span text:style-name="style11">x</text:span><text:span text:style-name="style10">[],</text:span><text:span text:style-name="style5">int </text:span><text:span text:style-name="style11">lenstr</text:span><text:span text:style-name="style10">)</text:span></text:h>
      <text:h text:style-name="Default"><text:s text:c="1"/>454<text:s text:c="2"/><text:span text:style-name="style10">{</text:span></text:h>
      <text:h text:style-name="Default"><text:s text:c="1"/>455<text:s text:c="2"/><text:s text:c="4"/><text:span text:style-name="style5">int </text:span><text:span text:style-name="style11">i</text:span><text:span text:style-name="style10">;</text:span></text:h>
      <text:h text:style-name="Default"><text:s text:c="1"/>456<text:s text:c="2"/><text:s text:c="4"/><text:span text:style-name="style5">int </text:span><text:span text:style-name="style11">res</text:span><text:span text:style-name="style10">=</text:span><text:span text:style-name="style4">0</text:span><text:span text:style-name="style10">;</text:span></text:h>
      <text:h text:style-name="Default"><text:s text:c="1"/>457<text:s text:c="2"/><text:s text:c="4"/><text:span text:style-name="style5">int </text:span><text:span text:style-name="style11">len</text:span><text:span text:style-name="style10">;</text:span></text:h>
      <text:h text:style-name="Default"><text:s text:c="1"/>458<text:s text:c="2"/></text:h>
      <text:h text:style-name="Default"><text:s text:c="1"/>459<text:s text:c="2"/><text:s text:c="4"/><text:span text:style-name="style11">len</text:span><text:span text:style-name="style10">=</text:span><text:span text:style-name="style11">strlen</text:span><text:span text:style-name="style10">(</text:span><text:span text:style-name="style11">x</text:span><text:span text:style-name="style10">);</text:span></text:h>
      <text:h text:style-name="Default"><text:s text:c="1"/>460<text:s text:c="2"/></text:h>
      <text:h text:style-name="Default"><text:s text:c="1"/>461<text:s text:c="2"/><text:s text:c="4"/><text:span text:style-name="style5">for</text:span><text:span text:style-name="style10">(</text:span><text:span text:style-name="style11">i</text:span><text:span text:style-name="style10">=</text:span><text:span text:style-name="style4">0</text:span><text:span text:style-name="style10">;</text:span><text:span text:style-name="style11">i</text:span><text:span text:style-name="style10">&lt;</text:span><text:span text:style-name="style11">len</text:span><text:span text:style-name="style10">;</text:span><text:span text:style-name="style11">i</text:span><text:span text:style-name="style10">++)</text:span></text:h>
      <text:h text:style-name="Default"><text:s text:c="1"/>462<text:s text:c="2"/><text:s text:c="4"/><text:span text:style-name="style10">{</text:span></text:h>
      <text:h text:style-name="Default"><text:s text:c="1"/>463<text:s text:c="2"/><text:s text:c="12"/><text:span text:style-name="style5">if</text:span><text:span text:style-name="style10">(</text:span><text:span text:style-name="style11">isalpha</text:span><text:span text:style-name="style10">(</text:span><text:span text:style-name="style11">x</text:span><text:span text:style-name="style10">[</text:span><text:span text:style-name="style11">i</text:span><text:span text:style-name="style10">])&amp;&amp;</text:span><text:span text:style-name="style11">len</text:span><text:span text:style-name="style10">&lt;=</text:span><text:span text:style-name="style11">lenstr</text:span><text:span text:style-name="style10">)</text:span></text:h>
      <text:h text:style-name="Default"><text:s text:c="1"/>464<text:s text:c="2"/><text:s text:c="12"/><text:span text:style-name="style10">{</text:span></text:h>
      <text:h text:style-name="Default"><text:s text:c="1"/>465<text:s text:c="2"/><text:s text:c="16"/><text:span text:style-name="style11">res</text:span><text:span text:style-name="style10">=</text:span><text:span text:style-name="style4">1</text:span><text:span text:style-name="style10">;</text:span></text:h>
      <text:h text:style-name="Default"><text:s text:c="1"/>466<text:s text:c="2"/><text:s text:c="12"/><text:span text:style-name="style10">}</text:span></text:h>
      <text:h text:style-name="Default"><text:s text:c="1"/>467<text:s text:c="2"/><text:s text:c="12"/><text:span text:style-name="style5">else</text:span></text:h>
      <text:h text:style-name="Default"><text:s text:c="1"/>468<text:s text:c="2"/><text:s text:c="12"/><text:span text:style-name="style10">{</text:span></text:h>
      <text:h text:style-name="Default"><text:s text:c="1"/>469<text:s text:c="2"/><text:s text:c="16"/><text:span text:style-name="style5">break</text:span><text:span text:style-name="style10">;</text:span></text:h>
      <text:h text:style-name="Default"><text:s text:c="1"/>470<text:s text:c="2"/><text:s text:c="12"/><text:span text:style-name="style10">}</text:span></text:h>
      <text:h text:style-name="Default"><text:s text:c="1"/>471<text:s text:c="2"/><text:s text:c="4"/><text:span text:style-name="style10">}</text:span></text:h>
      <text:h text:style-name="Default"><text:s text:c="1"/>472<text:s text:c="2"/></text:h>
      <text:h text:style-name="Default"><text:s text:c="1"/>473<text:s text:c="2"/></text:h>
      <text:h text:style-name="Default"><text:s text:c="1"/>474<text:s text:c="2"/></text:h>
      <text:h text:style-name="Default"><text:s text:c="1"/>475<text:s text:c="2"/><text:s text:c="4"/><text:span text:style-name="style5">return </text:span><text:span text:style-name="style11">res</text:span><text:span text:style-name="style10">;</text:span></text:h>
      <text:h text:style-name="Default"><text:s text:c="1"/>476<text:s text:c="2"/><text:span text:style-name="style10">}</text:span></text:h>
      <text:h text:style-name="Default"><text:s text:c="1"/>477<text:s text:c="2"/></text:h>
      <text:h text:style-name="Default"><text:s text:c="1"/>478<text:s text:c="2"/><text:span text:style-name="style5">int </text:span><text:span text:style-name="style11">removeOrq</text:span><text:span text:style-name="style10">(</text:span><text:span text:style-name="style11">eOrquesta</text:span><text:span text:style-name="style10">* </text:span><text:span text:style-name="style11">orquesta</text:span><text:span text:style-name="style10">, </text:span><text:span text:style-name="style5">int </text:span><text:span text:style-name="style11">tam</text:span><text:span text:style-name="style10">, </text:span><text:span text:style-name="style5">int </text:span><text:span text:style-name="style11">id</text:span><text:span text:style-name="style10">)</text:span></text:h>
      <text:h text:style-name="Default"><text:s text:c="1"/>479<text:s text:c="2"/><text:span text:style-name="style10">{</text:span></text:h>
      <text:h text:style-name="Default"><text:s text:c="1"/>480<text:s text:c="2"/><text:s text:c="4"/><text:span text:style-name="style5">int </text:span><text:span text:style-name="style11">check</text:span><text:span text:style-name="style10">=-</text:span><text:span text:style-name="style4">1</text:span><text:span text:style-name="style10">;</text:span></text:h>
      <text:h text:style-name="Default"><text:s text:c="1"/>481<text:s text:c="2"/><text:s text:c="4"/><text:span text:style-name="style5">int </text:span><text:span text:style-name="style11">opcion</text:span><text:span text:style-name="style10">;</text:span></text:h>
      <text:h text:style-name="Default"><text:s text:c="1"/>482<text:s text:c="2"/><text:s text:c="4"/><text:span text:style-name="style5">int </text:span><text:span text:style-name="style11">posicion</text:span><text:span text:style-name="style10">;</text:span></text:h>
      <text:h text:style-name="Default"><text:s text:c="1"/>483<text:s text:c="2"/></text:h>
      <text:h text:style-name="Default"><text:s text:c="1"/>484<text:s text:c="2"/><text:s text:c="4"/><text:span text:style-name="style11">posicion</text:span><text:span text:style-name="style10">=</text:span><text:span text:style-name="style11">findOrquestaById</text:span><text:span text:style-name="style10">(</text:span><text:span text:style-name="style11">orquesta</text:span><text:span text:style-name="style10">,</text:span><text:span text:style-name="style11">tam</text:span><text:span text:style-name="style10">,</text:span><text:span text:style-name="style11">id</text:span><text:span text:style-name="style10">);</text:span></text:h>
      <text:h text:style-name="Default"><text:s text:c="1"/>485<text:s text:c="2"/><text:s text:c="8"/><text:span text:style-name="style5">if</text:span><text:span text:style-name="style10">(</text:span><text:span text:style-name="style11">posicion</text:span><text:span text:style-name="style10">!=-</text:span><text:span text:style-name="style4">1</text:span><text:span text:style-name="style10">){</text:span></text:h>
      <text:h text:style-name="Default"><text:s text:c="1"/>486<text:s text:c="2"/><text:s text:c="28"/><text:span text:style-name="style11">printOrq</text:span><text:span text:style-name="style10">(</text:span><text:span text:style-name="style11">orquesta</text:span><text:span text:style-name="style10">[</text:span><text:span text:style-name="style11">posicion</text:span><text:span text:style-name="style10">]);</text:span></text:h>
      <text:h text:style-name="Default"><text:s text:c="1"/>487<text:s text:c="2"/><text:s text:c="28"/><text:span text:style-name="style11">printf</text:span><text:span text:style-name="style10">(</text:span><text:span text:style-name="style6">"Desea dar de baja este usuario?\n"</text:span><text:span text:style-name="style10">);</text:span></text:h>
      <text:h text:style-name="Default"><text:s text:c="1"/>488<text:s text:c="2"/><text:s text:c="28"/><text:span text:style-name="style11">printf</text:span><text:span text:style-name="style10">(</text:span><text:span text:style-name="style6">"1-SI | 2-NO\n"</text:span><text:span text:style-name="style10">);</text:span></text:h>
      <text:h text:style-name="Default"><text:s text:c="1"/>489<text:s text:c="2"/><text:s text:c="28"/><text:span text:style-name="style11">scanf</text:span><text:span text:style-name="style10">(</text:span><text:span text:style-name="style6">"%d"</text:span><text:span text:style-name="style10">,&amp;</text:span><text:span text:style-name="style11">opcion</text:span><text:span text:style-name="style10">);</text:span></text:h>
      <text:h text:style-name="Default"><text:s text:c="1"/>490<text:s text:c="2"/></text:h>
      <text:h text:style-name="Default"><text:s text:c="1"/>491<text:s text:c="2"/><text:s text:c="28"/><text:span text:style-name="style5">switch</text:span><text:span text:style-name="style10">(</text:span><text:span text:style-name="style11">opcion</text:span><text:span text:style-name="style10">)</text:span></text:h>
      <text:h text:style-name="Default"><text:s text:c="1"/>492<text:s text:c="2"/><text:s text:c="32"/><text:span text:style-name="style10">{</text:span></text:h>
      <text:h text:style-name="Default"><text:s text:c="1"/>493<text:s text:c="2"/><text:s text:c="32"/><text:span text:style-name="style5">case </text:span><text:span text:style-name="style4">1</text:span><text:span text:style-name="style10">: </text:span><text:span text:style-name="style11">orquesta</text:span><text:span text:style-name="style10">[</text:span><text:span text:style-name="style11">posicion</text:span><text:span text:style-name="style10">].</text:span><text:span text:style-name="style11">isEmpty</text:span><text:span text:style-name="style10">=</text:span><text:span text:style-name="style4">1</text:span><text:span text:style-name="style10">;</text:span></text:h>
      <text:h text:style-name="Default"><text:s text:c="1"/>494<text:s text:c="2"/><text:s text:c="40"/><text:span text:style-name="style11">check</text:span><text:span text:style-name="style10">=</text:span><text:span text:style-name="style4">0</text:span><text:span text:style-name="style10">;</text:span></text:h>
      <text:h text:style-name="Default"><text:s text:c="1"/>495<text:s text:c="2"/><text:s text:c="40"/><text:span text:style-name="style11">printf</text:span><text:span text:style-name="style10">(</text:span><text:span text:style-name="style6">"Baja exitosa\n"</text:span><text:span text:style-name="style10">);</text:span></text:h>
      <text:h text:style-name="Default"><text:s text:c="1"/>496<text:s text:c="2"/><text:s text:c="40"/><text:span text:style-name="style5">break</text:span><text:span text:style-name="style10">;</text:span></text:h>
      <text:h text:style-name="Default"><text:s text:c="1"/>497<text:s text:c="2"/><text:s text:c="32"/><text:span text:style-name="style5">case </text:span><text:span text:style-name="style4">2</text:span><text:span text:style-name="style10">:</text:span><text:span text:style-name="style11">printf</text:span><text:span text:style-name="style10">(</text:span><text:span text:style-name="style6">"Baja cancelada\n"</text:span><text:span text:style-name="style10">);</text:span></text:h>
      <text:h text:style-name="Default"><text:s text:c="1"/>498<text:s text:c="2"/><text:s text:c="40"/><text:span text:style-name="style5">break</text:span><text:span text:style-name="style10">;</text:span></text:h>
      <text:h text:style-name="Default"><text:s text:c="1"/>499<text:s text:c="2"/><text:s text:c="32"/><text:span text:style-name="style10">}</text:span></text:h>
      <text:h text:style-name="Default"><text:s text:c="1"/>500<text:s text:c="2"/><text:s text:c="24"/><text:span text:style-name="style10">}</text:span></text:h>
      <text:h text:style-name="Default"><text:s text:c="1"/>501<text:s text:c="2"/></text:h>
      <text:h text:style-name="Default"><text:s text:c="1"/>502<text:s text:c="2"/></text:h>
      <text:h text:style-name="Default"><text:s text:c="1"/>503<text:s text:c="2"/></text:h>
      <text:h text:style-name="Default"><text:s text:c="1"/>504<text:s text:c="2"/><text:s text:c="1"/><text:span text:style-name="style5">return </text:span><text:span text:style-name="style11">check</text:span><text:span text:style-name="style10">;</text:span></text:h>
      <text:h text:style-name="Default"><text:s text:c="1"/>505<text:s text:c="2"/><text:span text:style-name="style10">}</text:span></text:h>
      <text:h text:style-name="Default"><text:s text:c="1"/>506<text:s text:c="2"/></text:h>
      <text:h text:style-name="Default"><text:s text:c="1"/>507<text:s text:c="2"/><text:span text:style-name="style5">void </text:span><text:span text:style-name="style11">printOrq</text:span><text:span text:style-name="style10">(</text:span><text:span text:style-name="style11">eOrquesta x</text:span><text:span text:style-name="style10">)</text:span></text:h>
      <text:h text:style-name="Default"><text:s text:c="1"/>508<text:s text:c="2"/><text:span text:style-name="style10">{</text:span></text:h>
      <text:h text:style-name="Default"><text:s text:c="1"/>509<text:s text:c="2"/></text:h>
      <text:h text:style-name="Default"><text:s text:c="1"/>510<text:s text:c="2"/><text:s text:c="4"/><text:span text:style-name="style11">printf</text:span><text:span text:style-name="style10">(</text:span><text:span text:style-name="style6">" %d<text:s text:c="3"/>%s<text:s text:c="2"/>%s<text:s text:c="4"/>%d<text:s text:c="2"/>\n"</text:span><text:span text:style-name="style10">,</text:span></text:h>
      <text:h text:style-name="Default"><text:s text:c="1"/>511<text:s text:c="2"/><text:s text:c="11"/><text:span text:style-name="style11">x</text:span><text:span text:style-name="style10">.</text:span><text:span text:style-name="style11">idOrq</text:span><text:span text:style-name="style10">,</text:span></text:h>
      <text:h text:style-name="Default"><text:s text:c="1"/>512<text:s text:c="2"/><text:s text:c="11"/><text:span text:style-name="style11">x</text:span><text:span text:style-name="style10">.</text:span><text:span text:style-name="style11">nombreOrq</text:span><text:span text:style-name="style10">,</text:span></text:h>
      <text:h text:style-name="Default"><text:s text:c="1"/>513<text:s text:c="2"/><text:s text:c="11"/><text:span text:style-name="style11">x</text:span><text:span text:style-name="style10">.</text:span><text:span text:style-name="style11">lugarOrq</text:span><text:span text:style-name="style10">,</text:span></text:h>
      <text:h text:style-name="Default"><text:s text:c="1"/>514<text:s text:c="2"/><text:s text:c="11"/><text:span text:style-name="style11">x</text:span><text:span text:style-name="style10">.</text:span><text:span text:style-name="style11">tipoOrq</text:span></text:h>
      <text:h text:style-name="Default"><text:s text:c="1"/>515<text:s text:c="2"/><text:s text:c="10"/><text:span text:style-name="style10">);</text:span></text:h>
      <text:h text:style-name="Default"><text:s text:c="1"/>516<text:s text:c="2"/></text:h>
      <text:h text:style-name="Default"><text:s text:c="1"/>517<text:s text:c="2"/><text:span text:style-name="style11">printf</text:span><text:span text:style-name="style10">(</text:span><text:span text:style-name="style6">"-----------------------------------------------\n"</text:span><text:span text:style-name="style10">);</text:span></text:h>
      <text:h text:style-name="Default"><text:s text:c="1"/>518<text:s text:c="2"/><text:span text:style-name="style10">}</text:span></text:h>
      <text:h text:style-name="Default"><text:s text:c="1"/>519<text:s text:c="2"/><text:span text:style-name="style2">//////////////////////////////////////</text:span></text:h>
      <text:h text:style-name="Default"><text:s text:c="1"/>520<text:s text:c="2"/><text:span text:style-name="style5">void </text:span><text:span text:style-name="style11">printOrquestas</text:span><text:span text:style-name="style10">(</text:span><text:span text:style-name="style11">eOrquesta orquesta</text:span><text:span text:style-name="style10">[], </text:span><text:span text:style-name="style5">int </text:span><text:span text:style-name="style11">tam</text:span><text:span text:style-name="style10">)</text:span></text:h>
      <text:h text:style-name="Default"><text:s text:c="1"/>521<text:s text:c="2"/><text:span text:style-name="style10">{</text:span></text:h>
      <text:h text:style-name="Default"><text:s text:c="1"/>522<text:s text:c="2"/></text:h>
      <text:h text:style-name="Default"><text:s text:c="1"/>523<text:s text:c="2"/><text:s text:c="4"/><text:span text:style-name="style5">int </text:span><text:span text:style-name="style11">flag </text:span><text:span text:style-name="style10">= </text:span><text:span text:style-name="style4">0</text:span><text:span text:style-name="style10">;</text:span></text:h>
      <text:h text:style-name="Default"><text:s text:c="1"/>524<text:s text:c="2"/><text:s text:c="4"/><text:span text:style-name="style11">system</text:span><text:span text:style-name="style10">(</text:span><text:span text:style-name="style6">"cls"</text:span><text:span text:style-name="style10">);</text:span></text:h>
      <text:h text:style-name="Default"><text:s text:c="1"/>525<text:s text:c="2"/><text:s text:c="4"/><text:span text:style-name="style5">int </text:span><text:span text:style-name="style11">i</text:span><text:span text:style-name="style10">;</text:span></text:h>
      <text:h text:style-name="Default"><text:s text:c="1"/>526<text:s text:c="2"/></text:h>
      <text:h text:style-name="Default"><text:s text:c="1"/>527<text:s text:c="2"/><text:s text:c="4"/><text:span text:style-name="style11">printf</text:span><text:span text:style-name="style10">(</text:span><text:span text:style-name="style6">"ID<text:s text:c="4"/>NOMBRE<text:s text:c="4"/>LUGAR<text:s text:c="3"/>TIPO\n"</text:span><text:span text:style-name="style10">);</text:span></text:h>
      <text:h text:style-name="Default"><text:s text:c="1"/>528<text:s text:c="2"/><text:s text:c="4"/><text:span text:style-name="style5">for</text:span><text:span text:style-name="style10">(</text:span><text:span text:style-name="style11">i</text:span><text:span text:style-name="style10">=</text:span><text:span text:style-name="style4">0</text:span><text:span text:style-name="style10">; </text:span><text:span text:style-name="style11">i </text:span><text:span text:style-name="style10">&lt; </text:span><text:span text:style-name="style11">tam</text:span><text:span text:style-name="style10">; </text:span><text:span text:style-name="style11">i</text:span><text:span text:style-name="style10">++)</text:span></text:h>
      <text:h text:style-name="Default"><text:s text:c="1"/>529<text:s text:c="2"/><text:s text:c="4"/><text:span text:style-name="style10">{</text:span></text:h>
      <text:h text:style-name="Default"><text:s text:c="1"/>530<text:s text:c="2"/><text:s text:c="8"/><text:span text:style-name="style5">if</text:span><text:span text:style-name="style10">( </text:span><text:span text:style-name="style11">orquesta</text:span><text:span text:style-name="style10">[</text:span><text:span text:style-name="style11">i</text:span><text:span text:style-name="style10">].</text:span><text:span text:style-name="style11">isEmpty </text:span><text:span text:style-name="style10">== </text:span><text:span text:style-name="style4">0</text:span><text:span text:style-name="style10">)</text:span></text:h>
      <text:h text:style-name="Default"><text:s text:c="1"/>531<text:s text:c="2"/><text:s text:c="8"/><text:span text:style-name="style10">{</text:span></text:h>
      <text:h text:style-name="Default"><text:s text:c="1"/>532<text:s text:c="2"/><text:s text:c="12"/><text:span text:style-name="style11">printOrq</text:span><text:span text:style-name="style10">(</text:span><text:span text:style-name="style11">orquesta</text:span><text:span text:style-name="style10">[</text:span><text:span text:style-name="style11">i</text:span><text:span text:style-name="style10">]);</text:span></text:h>
      <text:h text:style-name="Default"><text:s text:c="1"/>533<text:s text:c="2"/><text:s text:c="12"/><text:span text:style-name="style11">flag </text:span><text:span text:style-name="style10">= </text:span><text:span text:style-name="style4">1</text:span><text:span text:style-name="style10">;</text:span></text:h>
      <text:h text:style-name="Default"><text:s text:c="1"/>534<text:s text:c="2"/><text:s text:c="8"/><text:span text:style-name="style10">}</text:span></text:h>
      <text:h text:style-name="Default"><text:s text:c="1"/>535<text:s text:c="2"/><text:s text:c="4"/><text:span text:style-name="style10">}</text:span></text:h>
      <text:h text:style-name="Default"><text:s text:c="1"/>536<text:s text:c="2"/><text:s text:c="4"/><text:span text:style-name="style5">if </text:span><text:span text:style-name="style10">(</text:span><text:span text:style-name="style11">flag</text:span><text:span text:style-name="style10">==</text:span><text:span text:style-name="style4">0</text:span><text:span text:style-name="style10">)</text:span></text:h>
      <text:h text:style-name="Default"><text:s text:c="1"/>537<text:s text:c="2"/><text:s text:c="4"/><text:span text:style-name="style10">{</text:span></text:h>
      <text:h text:style-name="Default"><text:s text:c="1"/>538<text:s text:c="2"/><text:s text:c="8"/><text:span text:style-name="style11">system</text:span><text:span text:style-name="style10">(</text:span><text:span text:style-name="style6">"cls"</text:span><text:span text:style-name="style10">);</text:span></text:h>
      <text:h text:style-name="Default"><text:s text:c="1"/>539<text:s text:c="2"/><text:s text:c="8"/><text:span text:style-name="style11">printf</text:span><text:span text:style-name="style10">(</text:span><text:span text:style-name="style6">"NO HAY NADA QUE MOSTRAR\n"</text:span><text:span text:style-name="style10">);</text:span></text:h>
      <text:h text:style-name="Default"><text:s text:c="1"/>540<text:s text:c="2"/><text:s text:c="4"/><text:span text:style-name="style10">}</text:span></text:h>
      <text:h text:style-name="Default"><text:s text:c="1"/>541<text:s text:c="2"/><text:span text:style-name="style10">}</text:span></text:h>
      <text:h text:style-name="Default"><text:s text:c="1"/>542<text:s text:c="2"/><text:span text:style-name="style5">int </text:span><text:span text:style-name="style11">findOrquestaById</text:span><text:span text:style-name="style10">(</text:span><text:span text:style-name="style11">eOrquesta</text:span><text:span text:style-name="style10">* </text:span><text:span text:style-name="style11">orquesta</text:span><text:span text:style-name="style10">, </text:span><text:span text:style-name="style5">int </text:span><text:span text:style-name="style11">tam</text:span><text:span text:style-name="style10">,</text:span><text:span text:style-name="style5">int </text:span><text:span text:style-name="style11">id</text:span><text:span text:style-name="style10">)</text:span></text:h>
      <text:h text:style-name="Default"><text:s text:c="1"/>543<text:s text:c="2"/><text:span text:style-name="style10">{ </text:span><text:span text:style-name="style5">int </text:span><text:span text:style-name="style11">i</text:span><text:span text:style-name="style10">;</text:span></text:h>
      <text:h text:style-name="Default"><text:s text:c="1"/>544<text:s text:c="2"/><text:span text:style-name="style5">int </text:span><text:span text:style-name="style11">null</text:span><text:span text:style-name="style10">=-</text:span><text:span text:style-name="style4">1</text:span><text:span text:style-name="style10">;</text:span></text:h>
      <text:h text:style-name="Default"><text:s text:c="1"/>545<text:s text:c="2"/><text:s text:c="4"/><text:span text:style-name="style5">for</text:span><text:span text:style-name="style10">(</text:span><text:span text:style-name="style11">i</text:span><text:span text:style-name="style10">=</text:span><text:span text:style-name="style4">0</text:span><text:span text:style-name="style10">;</text:span><text:span text:style-name="style11">i</text:span><text:span text:style-name="style10">&lt;</text:span><text:span text:style-name="style11">tam</text:span><text:span text:style-name="style10">;</text:span><text:span text:style-name="style11">i</text:span><text:span text:style-name="style10">++)</text:span></text:h>
      <text:h text:style-name="Default"><text:s text:c="1"/>546<text:s text:c="2"/><text:s text:c="4"/><text:span text:style-name="style10">{ </text:span><text:span text:style-name="style5">if</text:span><text:span text:style-name="style10">(</text:span><text:span text:style-name="style11">orquesta</text:span><text:span text:style-name="style10">[</text:span><text:span text:style-name="style11">i</text:span><text:span text:style-name="style10">].</text:span><text:span text:style-name="style11">idOrq</text:span><text:span text:style-name="style10">==</text:span><text:span text:style-name="style11">id </text:span><text:span text:style-name="style10">&amp;&amp; </text:span><text:span text:style-name="style11">orquesta</text:span><text:span text:style-name="style10">[</text:span><text:span text:style-name="style11">i</text:span><text:span text:style-name="style10">].</text:span><text:span text:style-name="style11">isEmpty</text:span><text:span text:style-name="style10">==</text:span><text:span text:style-name="style4">0</text:span><text:span text:style-name="style10">)</text:span></text:h>
      <text:h text:style-name="Default"><text:s text:c="1"/>547<text:s text:c="2"/><text:s text:c="16"/><text:span text:style-name="style10">{</text:span></text:h>
      <text:h text:style-name="Default"><text:s text:c="1"/>548<text:s text:c="2"/><text:s text:c="17"/><text:span text:style-name="style11">null</text:span><text:span text:style-name="style10">=</text:span><text:span text:style-name="style11">i</text:span><text:span text:style-name="style10">;</text:span></text:h>
      <text:h text:style-name="Default"><text:s text:c="1"/>549<text:s text:c="2"/><text:s text:c="17"/><text:span text:style-name="style5">break</text:span><text:span text:style-name="style10">;</text:span></text:h>
      <text:h text:style-name="Default"><text:s text:c="1"/>550<text:s text:c="2"/><text:s text:c="16"/><text:span text:style-name="style10">}</text:span></text:h>
      <text:h text:style-name="Default"><text:s text:c="1"/>551<text:s text:c="2"/></text:h>
      <text:h text:style-name="Default"><text:s text:c="1"/>552<text:s text:c="2"/><text:s text:c="4"/><text:span text:style-name="style10">}</text:span></text:h>
      <text:h text:style-name="Default"><text:s text:c="1"/>553<text:s text:c="2"/><text:s text:c="4"/><text:span text:style-name="style5">if</text:span><text:span text:style-name="style10">(</text:span><text:span text:style-name="style11">null</text:span><text:span text:style-name="style10">==-</text:span><text:span text:style-name="style4">1</text:span><text:span text:style-name="style10">)</text:span></text:h>
      <text:h text:style-name="Default"><text:s text:c="1"/>554<text:s text:c="2"/><text:s text:c="4"/><text:span text:style-name="style10">{</text:span></text:h>
      <text:h text:style-name="Default"><text:s text:c="1"/>555<text:s text:c="2"/><text:s text:c="16"/><text:span text:style-name="style11">printf</text:span><text:span text:style-name="style10">(</text:span><text:span text:style-name="style6">"No se encontro ninguna Orquesta con ese ID\n"</text:span><text:span text:style-name="style10">);</text:span></text:h>
      <text:h text:style-name="Default"><text:s text:c="1"/>556<text:s text:c="2"/><text:s text:c="4"/><text:span text:style-name="style10">}</text:span></text:h>
      <text:h text:style-name="Default"><text:s text:c="1"/>557<text:s text:c="2"/></text:h>
      <text:h text:style-name="Default"><text:s text:c="1"/>558<text:s text:c="2"/><text:s text:c="1"/><text:span text:style-name="style5">return </text:span><text:span text:style-name="style11">null</text:span><text:span text:style-name="style10">;</text:span></text:h>
      <text:h text:style-name="Default"><text:s text:c="1"/>559<text:s text:c="2"/><text:span text:style-name="style10">}</text:span></text:h>
      <text:h text:style-name="Default"><text:s text:c="1"/>560<text:s text:c="2"/><text:span text:style-name="style5">int </text:span><text:span text:style-name="style11">editOrq</text:span><text:span text:style-name="style10">(</text:span><text:span text:style-name="style11">eOrquesta </text:span><text:span text:style-name="style10">*</text:span><text:span text:style-name="style11">orquesta</text:span><text:span text:style-name="style10">,</text:span><text:span text:style-name="style5">int </text:span><text:span text:style-name="style11">tam</text:span><text:span text:style-name="style10">,</text:span><text:span text:style-name="style5">int </text:span><text:span text:style-name="style11">id</text:span><text:span text:style-name="style10">)</text:span></text:h>
      <text:h text:style-name="Default"><text:s text:c="1"/>561<text:s text:c="2"/><text:span text:style-name="style10">{</text:span></text:h>
      <text:h text:style-name="Default"><text:s text:c="1"/>562<text:s text:c="2"/><text:s text:c="4"/><text:span text:style-name="style5">int </text:span><text:span text:style-name="style11">confirm</text:span><text:span text:style-name="style10">=</text:span><text:span text:style-name="style4">0</text:span><text:span text:style-name="style10">;</text:span></text:h>
      <text:h text:style-name="Default"><text:s text:c="1"/>563<text:s text:c="2"/><text:s text:c="4"/><text:span text:style-name="style5">int </text:span><text:span text:style-name="style11">opcion</text:span><text:span text:style-name="style10">;</text:span></text:h>
      <text:h text:style-name="Default"><text:s text:c="1"/>564<text:s text:c="2"/><text:s text:c="4"/><text:span text:style-name="style5">char </text:span><text:span text:style-name="style11">auxName</text:span><text:span text:style-name="style10">[</text:span><text:span text:style-name="style4">25</text:span><text:span text:style-name="style10">];</text:span></text:h>
      <text:h text:style-name="Default"><text:s text:c="1"/>565<text:s text:c="2"/><text:s text:c="4"/><text:span text:style-name="style5">char </text:span><text:span text:style-name="style11">auxlen</text:span><text:span text:style-name="style10">[</text:span><text:span text:style-name="style11">LENSTR</text:span><text:span text:style-name="style10">];</text:span></text:h>
      <text:h text:style-name="Default"><text:s text:c="1"/>566<text:s text:c="2"/><text:s text:c="4"/><text:span text:style-name="style5">int </text:span><text:span text:style-name="style11">check</text:span><text:span text:style-name="style10">;</text:span></text:h>
      <text:h text:style-name="Default"><text:s text:c="1"/>567<text:s text:c="2"/><text:s text:c="4"/><text:span text:style-name="style5">int </text:span><text:span text:style-name="style11">resultado</text:span><text:span text:style-name="style10">=</text:span><text:span text:style-name="style4">0</text:span><text:span text:style-name="style10">;</text:span></text:h>
      <text:h text:style-name="Default"><text:s text:c="1"/>568<text:s text:c="2"/><text:s text:c="4"/><text:span text:style-name="style5">int </text:span><text:span text:style-name="style11">tipo</text:span><text:span text:style-name="style10">;</text:span></text:h>
      <text:h text:style-name="Default"><text:s text:c="1"/>569<text:s text:c="2"/></text:h>
      <text:h text:style-name="Default"><text:s text:c="1"/>570<text:s text:c="2"/><text:span text:style-name="style11">system</text:span><text:span text:style-name="style10">(</text:span><text:span text:style-name="style6">"cls"</text:span><text:span text:style-name="style10">);</text:span></text:h>
      <text:h text:style-name="Default"><text:s text:c="1"/>571<text:s text:c="2"/></text:h>
      <text:h text:style-name="Default"><text:s text:c="1"/>572<text:s text:c="2"/></text:h>
      <text:h text:style-name="Default"><text:s text:c="1"/>573<text:s text:c="2"/><text:s text:c="8"/><text:span text:style-name="style11">confirm </text:span><text:span text:style-name="style10">= </text:span><text:span text:style-name="style11">findOrquestaById</text:span><text:span text:style-name="style10">(</text:span><text:span text:style-name="style11">orquesta</text:span><text:span text:style-name="style10">,</text:span><text:span text:style-name="style11">tam</text:span><text:span text:style-name="style10">,</text:span><text:span text:style-name="style11">id</text:span><text:span text:style-name="style10">);</text:span></text:h>
      <text:h text:style-name="Default"><text:s text:c="1"/>574<text:s text:c="2"/></text:h>
      <text:h text:style-name="Default"><text:s text:c="1"/>575<text:s text:c="2"/><text:s text:c="4"/><text:span text:style-name="style5">if</text:span><text:span text:style-name="style10">(</text:span><text:span text:style-name="style11">confirm</text:span><text:span text:style-name="style10">!=-</text:span><text:span text:style-name="style4">1</text:span><text:span text:style-name="style10">){</text:span></text:h>
      <text:h text:style-name="Default"><text:s text:c="1"/>576<text:s text:c="2"/><text:s text:c="12"/><text:span text:style-name="style5">do</text:span><text:span text:style-name="style10">{</text:span></text:h>
      <text:h text:style-name="Default"><text:s text:c="1"/>577<text:s text:c="2"/><text:s text:c="8"/><text:span text:style-name="style11">system</text:span><text:span text:style-name="style10">(</text:span><text:span text:style-name="style6">"cls"</text:span><text:span text:style-name="style10">);</text:span></text:h>
      <text:h text:style-name="Default"><text:s text:c="1"/>578<text:s text:c="2"/><text:span text:style-name="style11">printf</text:span><text:span text:style-name="style10">(</text:span><text:span text:style-name="style6">"ID<text:s text:c="3"/>NOMBRE<text:s text:c="2"/>LUGAR<text:s text:c="3"/>TIPO"</text:span><text:span text:style-name="style10">);</text:span></text:h>
      <text:h text:style-name="Default"><text:s text:c="1"/>579<text:s text:c="2"/><text:s text:c="8"/><text:span text:style-name="style11">printOrq</text:span><text:span text:style-name="style10">(</text:span><text:span text:style-name="style11">orquesta</text:span><text:span text:style-name="style10">[</text:span><text:span text:style-name="style11">confirm</text:span><text:span text:style-name="style10">]);</text:span></text:h>
      <text:h text:style-name="Default"><text:s text:c="1"/>580<text:s text:c="2"/><text:s text:c="8"/><text:span text:style-name="style11">printf</text:span><text:span text:style-name="style10">(</text:span><text:span text:style-name="style6">"________________________________\n"</text:span><text:span text:style-name="style10">);</text:span></text:h>
      <text:h text:style-name="Default"><text:s text:c="1"/>581<text:s text:c="2"/><text:s text:c="12"/><text:span text:style-name="style11">printf</text:span><text:span text:style-name="style10">(</text:span><text:span text:style-name="style6">"Elija la modificacion que desea realizar\n"</text:span><text:span text:style-name="style10">);</text:span></text:h>
      <text:h text:style-name="Default"><text:s text:c="1"/>582<text:s text:c="2"/><text:s text:c="12"/><text:span text:style-name="style11">printf</text:span><text:span text:style-name="style10">(</text:span><text:span text:style-name="style6">" 1- NOMBRE \n 2- LUGAR \n 3-TIPO \n"</text:span><text:span text:style-name="style10">);</text:span></text:h>
      <text:h text:style-name="Default"><text:s text:c="1"/>583<text:s text:c="2"/><text:s text:c="12"/><text:span text:style-name="style11">fflush</text:span><text:span text:style-name="style10">(</text:span><text:span text:style-name="style11">stdin</text:span><text:span text:style-name="style10">);</text:span></text:h>
      <text:h text:style-name="Default"><text:s text:c="1"/>584<text:s text:c="2"/><text:s text:c="12"/><text:span text:style-name="style11">scanf</text:span><text:span text:style-name="style10">(</text:span><text:span text:style-name="style6">"%s"</text:span><text:span text:style-name="style10">,</text:span><text:span text:style-name="style11">auxlen</text:span><text:span text:style-name="style10">);</text:span></text:h>
      <text:h text:style-name="Default"><text:s text:c="1"/>585<text:s text:c="2"/><text:s text:c="12"/><text:span text:style-name="style11">check</text:span><text:span text:style-name="style10">=</text:span><text:span text:style-name="style11">validadorInputint</text:span><text:span text:style-name="style10">(</text:span><text:span text:style-name="style11">auxlen</text:span><text:span text:style-name="style10">,</text:span><text:span text:style-name="style11">LENSTR</text:span><text:span text:style-name="style10">);</text:span></text:h>
      <text:h text:style-name="Default"><text:s text:c="1"/>586<text:s text:c="2"/><text:s text:c="12"/><text:span text:style-name="style5">if</text:span><text:span text:style-name="style10">(</text:span><text:span text:style-name="style11">check</text:span><text:span text:style-name="style10">==</text:span><text:span text:style-name="style4">1</text:span><text:span text:style-name="style10">){</text:span></text:h>
      <text:h text:style-name="Default"><text:s text:c="1"/>587<text:s text:c="2"/><text:s text:c="12"/><text:span text:style-name="style11">opcion</text:span><text:span text:style-name="style10">=</text:span><text:span text:style-name="style11">atoi</text:span><text:span text:style-name="style10">(</text:span><text:span text:style-name="style11">auxlen</text:span><text:span text:style-name="style10">);</text:span></text:h>
      <text:h text:style-name="Default"><text:s text:c="1"/>588<text:s text:c="2"/><text:s text:c="16"/><text:span text:style-name="style10">}</text:span></text:h>
      <text:h text:style-name="Default"><text:s text:c="1"/>589<text:s text:c="2"/><text:s text:c="12"/><text:span text:style-name="style10">}</text:span><text:span text:style-name="style5">while</text:span><text:span text:style-name="style10">(</text:span><text:span text:style-name="style11">check</text:span><text:span text:style-name="style10">!=</text:span><text:span text:style-name="style4">1</text:span><text:span text:style-name="style10">);</text:span></text:h>
      <text:h text:style-name="Default"><text:s text:c="1"/>590<text:s text:c="2"/><text:s text:c="8"/><text:span text:style-name="style5">switch</text:span><text:span text:style-name="style10">(</text:span><text:span text:style-name="style11">opcion</text:span><text:span text:style-name="style10">)</text:span></text:h>
      <text:h text:style-name="Default"><text:s text:c="1"/>591<text:s text:c="2"/><text:s text:c="8"/><text:span text:style-name="style10">{</text:span></text:h>
      <text:h text:style-name="Default"><text:s text:c="1"/>592<text:s text:c="2"/><text:s text:c="8"/><text:span text:style-name="style5">case </text:span><text:span text:style-name="style4">1</text:span><text:span text:style-name="style10">:</text:span><text:span text:style-name="style11">system</text:span><text:span text:style-name="style10">(</text:span><text:span text:style-name="style6">"cls"</text:span><text:span text:style-name="style10">);</text:span></text:h>
      <text:h text:style-name="Default"><text:s text:c="1"/>593<text:s text:c="2"/><text:s text:c="16"/><text:span text:style-name="style11">printf</text:span><text:span text:style-name="style10">(</text:span><text:span text:style-name="style6">"ID<text:s text:c="3"/>NOMBRE<text:s text:c="2"/>LUGAR<text:s text:c="3"/>TIPO"</text:span><text:span text:style-name="style10">);</text:span></text:h>
      <text:h text:style-name="Default"><text:s text:c="1"/>594<text:s text:c="2"/><text:s text:c="16"/><text:span text:style-name="style11">printOrq</text:span><text:span text:style-name="style10">(</text:span><text:span text:style-name="style11">orquesta</text:span><text:span text:style-name="style10">[</text:span><text:span text:style-name="style11">confirm</text:span><text:span text:style-name="style10">]);</text:span></text:h>
      <text:h text:style-name="Default"><text:s text:c="1"/>595<text:s text:c="2"/><text:s text:c="16"/><text:span text:style-name="style11">printf</text:span><text:span text:style-name="style10">(</text:span><text:span text:style-name="style6">"__________________________\n"</text:span><text:span text:style-name="style10">);</text:span></text:h>
      <text:h text:style-name="Default"><text:s text:c="1"/>596<text:s text:c="2"/><text:s text:c="16"/><text:span text:style-name="style11">printf</text:span><text:span text:style-name="style10">(</text:span><text:span text:style-name="style6">"Ingrese el nuevo nombre \n"</text:span><text:span text:style-name="style10">);</text:span></text:h>
      <text:h text:style-name="Default"><text:s text:c="1"/>597<text:s text:c="2"/><text:s text:c="16"/><text:span text:style-name="style11">fflush</text:span><text:span text:style-name="style10">(</text:span><text:span text:style-name="style11">stdin</text:span><text:span text:style-name="style10">);</text:span></text:h>
      <text:h text:style-name="Default"><text:s text:c="1"/>598<text:s text:c="2"/><text:s text:c="16"/><text:span text:style-name="style11">scanf</text:span><text:span text:style-name="style10">(</text:span><text:span text:style-name="style6">"%s"</text:span><text:span text:style-name="style10">,</text:span><text:span text:style-name="style11">auxName</text:span><text:span text:style-name="style10">);</text:span></text:h>
      <text:h text:style-name="Default"><text:s text:c="1"/>599<text:s text:c="2"/><text:s text:c="16"/><text:span text:style-name="style11">system</text:span><text:span text:style-name="style10">(</text:span><text:span text:style-name="style6">"cls"</text:span><text:span text:style-name="style10">);</text:span></text:h>
      <text:h text:style-name="Default"><text:s text:c="1"/>600<text:s text:c="2"/></text:h>
      <text:h text:style-name="Default"><text:s text:c="1"/>601<text:s text:c="2"/><text:s text:c="16"/><text:span text:style-name="style11">strcpy</text:span><text:span text:style-name="style10">(</text:span><text:span text:style-name="style11">orquesta</text:span><text:span text:style-name="style10">[</text:span><text:span text:style-name="style11">confirm</text:span><text:span text:style-name="style10">].</text:span><text:span text:style-name="style11">nombreOrq</text:span><text:span text:style-name="style10">,</text:span><text:span text:style-name="style11">auxName</text:span><text:span text:style-name="style10">);</text:span></text:h>
      <text:h text:style-name="Default"><text:s text:c="1"/>602<text:s text:c="2"/><text:s text:c="16"/><text:span text:style-name="style11">printf</text:span><text:span text:style-name="style10">(</text:span><text:span text:style-name="style6">"ID<text:s text:c="3"/>NOMBRE<text:s text:c="2"/>LUGAR<text:s text:c="3"/>TIPO"</text:span><text:span text:style-name="style10">);</text:span></text:h>
      <text:h text:style-name="Default"><text:s text:c="1"/>603<text:s text:c="2"/><text:s text:c="16"/><text:span text:style-name="style11">printOrq</text:span><text:span text:style-name="style10">(</text:span><text:span text:style-name="style11">orquesta</text:span><text:span text:style-name="style10">[</text:span><text:span text:style-name="style11">confirm</text:span><text:span text:style-name="style10">]);</text:span></text:h>
      <text:h text:style-name="Default"><text:s text:c="1"/>604<text:s text:c="2"/><text:s text:c="16"/><text:span text:style-name="style11">resultado</text:span><text:span text:style-name="style10">=</text:span><text:span text:style-name="style4">1</text:span><text:span text:style-name="style10">;</text:span></text:h>
      <text:h text:style-name="Default"><text:s text:c="1"/>605<text:s text:c="2"/><text:s text:c="16"/><text:span text:style-name="style11">printf</text:span><text:span text:style-name="style10">(</text:span><text:span text:style-name="style6">"Cambio exitoso\n"</text:span><text:span text:style-name="style10">);</text:span></text:h>
      <text:h text:style-name="Default"><text:s text:c="1"/>606<text:s text:c="2"/><text:s text:c="16"/><text:span text:style-name="style5">break</text:span><text:span text:style-name="style10">;</text:span></text:h>
      <text:h text:style-name="Default"><text:s text:c="1"/>607<text:s text:c="2"/><text:s text:c="8"/><text:span text:style-name="style5">case </text:span><text:span text:style-name="style4">2</text:span><text:span text:style-name="style10">: </text:span><text:span text:style-name="style11">system</text:span><text:span text:style-name="style10">(</text:span><text:span text:style-name="style6">"cls"</text:span><text:span text:style-name="style10">);</text:span></text:h>
      <text:h text:style-name="Default"><text:s text:c="1"/>608<text:s text:c="2"/><text:s text:c="16"/><text:span text:style-name="style11">printf</text:span><text:span text:style-name="style10">(</text:span><text:span text:style-name="style6">"ID<text:s text:c="3"/>NOMBRE<text:s text:c="2"/>LUGAR<text:s text:c="3"/>TIPO"</text:span><text:span text:style-name="style10">);</text:span></text:h>
      <text:h text:style-name="Default"><text:s text:c="1"/>609<text:s text:c="2"/><text:s text:c="16"/><text:span text:style-name="style11">printOrq</text:span><text:span text:style-name="style10">(</text:span><text:span text:style-name="style11">orquesta</text:span><text:span text:style-name="style10">[</text:span><text:span text:style-name="style11">confirm</text:span><text:span text:style-name="style10">]);</text:span></text:h>
      <text:h text:style-name="Default"><text:s text:c="1"/>610<text:s text:c="2"/><text:s text:c="16"/><text:span text:style-name="style11">printf</text:span><text:span text:style-name="style10">(</text:span><text:span text:style-name="style6">"__________________________\n"</text:span><text:span text:style-name="style10">);</text:span></text:h>
      <text:h text:style-name="Default"><text:s text:c="1"/>611<text:s text:c="2"/><text:s text:c="16"/><text:span text:style-name="style11">printf</text:span><text:span text:style-name="style10">(</text:span><text:span text:style-name="style6">"Ingrese el nuevo lugar \n"</text:span><text:span text:style-name="style10">);</text:span></text:h>
      <text:h text:style-name="Default"><text:s text:c="1"/>612<text:s text:c="2"/><text:s text:c="16"/><text:span text:style-name="style11">fflush</text:span><text:span text:style-name="style10">(</text:span><text:span text:style-name="style11">stdin</text:span><text:span text:style-name="style10">);</text:span></text:h>
      <text:h text:style-name="Default"><text:s text:c="1"/>613<text:s text:c="2"/><text:s text:c="16"/><text:span text:style-name="style11">scanf</text:span><text:span text:style-name="style10">(</text:span><text:span text:style-name="style6">"%s"</text:span><text:span text:style-name="style10">,</text:span><text:span text:style-name="style11">auxName</text:span><text:span text:style-name="style10">);</text:span></text:h>
      <text:h text:style-name="Default"><text:s text:c="1"/>614<text:s text:c="2"/><text:s text:c="16"/><text:span text:style-name="style11">system</text:span><text:span text:style-name="style10">(</text:span><text:span text:style-name="style6">"cls"</text:span><text:span text:style-name="style10">);</text:span></text:h>
      <text:h text:style-name="Default"><text:s text:c="1"/>615<text:s text:c="2"/></text:h>
      <text:h text:style-name="Default"><text:s text:c="1"/>616<text:s text:c="2"/><text:s text:c="16"/><text:span text:style-name="style11">strcpy</text:span><text:span text:style-name="style10">(</text:span><text:span text:style-name="style11">orquesta</text:span><text:span text:style-name="style10">[</text:span><text:span text:style-name="style11">confirm</text:span><text:span text:style-name="style10">].</text:span><text:span text:style-name="style11">lugarOrq</text:span><text:span text:style-name="style10">,</text:span><text:span text:style-name="style11">auxName</text:span><text:span text:style-name="style10">);</text:span></text:h>
      <text:h text:style-name="Default"><text:s text:c="1"/>617<text:s text:c="2"/><text:s text:c="17"/><text:span text:style-name="style11">printf</text:span><text:span text:style-name="style10">(</text:span><text:span text:style-name="style6">"ID<text:s text:c="3"/>NOMBRE<text:s text:c="2"/>LUGAR<text:s text:c="3"/>TIPO"</text:span><text:span text:style-name="style10">);</text:span></text:h>
      <text:h text:style-name="Default"><text:s text:c="1"/>618<text:s text:c="2"/><text:s text:c="16"/><text:span text:style-name="style11">printOrq</text:span><text:span text:style-name="style10">(</text:span><text:span text:style-name="style11">orquesta</text:span><text:span text:style-name="style10">[</text:span><text:span text:style-name="style11">confirm</text:span><text:span text:style-name="style10">]);</text:span></text:h>
      <text:h text:style-name="Default"><text:s text:c="1"/>619<text:s text:c="2"/><text:s text:c="16"/><text:span text:style-name="style11">resultado</text:span><text:span text:style-name="style10">=</text:span><text:span text:style-name="style4">1</text:span><text:span text:style-name="style10">;</text:span></text:h>
      <text:h text:style-name="Default"><text:s text:c="1"/>620<text:s text:c="2"/><text:s text:c="16"/><text:span text:style-name="style11">printf</text:span><text:span text:style-name="style10">(</text:span><text:span text:style-name="style6">"Cambio exitoso\n"</text:span><text:span text:style-name="style10">);</text:span></text:h>
      <text:h text:style-name="Default"><text:s text:c="1"/>621<text:s text:c="2"/><text:s text:c="16"/><text:span text:style-name="style5">break</text:span><text:span text:style-name="style10">;</text:span></text:h>
      <text:h text:style-name="Default"><text:s text:c="1"/>622<text:s text:c="2"/><text:s text:c="8"/><text:span text:style-name="style5">case </text:span><text:span text:style-name="style4">3</text:span><text:span text:style-name="style10">:</text:span><text:span text:style-name="style11">system</text:span><text:span text:style-name="style10">(</text:span><text:span text:style-name="style6">"cls"</text:span><text:span text:style-name="style10">);</text:span></text:h>
      <text:h text:style-name="Default"><text:s text:c="1"/>623<text:s text:c="2"/><text:s text:c="17"/><text:span text:style-name="style11">printf</text:span><text:span text:style-name="style10">(</text:span><text:span text:style-name="style6">"ID<text:s text:c="3"/>NOMBRE<text:s text:c="2"/>LUGAR<text:s text:c="3"/>TIPO"</text:span><text:span text:style-name="style10">);</text:span></text:h>
      <text:h text:style-name="Default"><text:s text:c="1"/>624<text:s text:c="2"/><text:s text:c="16"/><text:span text:style-name="style11">printOrq</text:span><text:span text:style-name="style10">(</text:span><text:span text:style-name="style11">orquesta</text:span><text:span text:style-name="style10">[</text:span><text:span text:style-name="style11">confirm</text:span><text:span text:style-name="style10">]);</text:span></text:h>
      <text:h text:style-name="Default"><text:s text:c="1"/>625<text:s text:c="2"/><text:s text:c="16"/><text:span text:style-name="style11">printf</text:span><text:span text:style-name="style10">(</text:span><text:span text:style-name="style6">"__________________________\n"</text:span><text:span text:style-name="style10">);</text:span></text:h>
      <text:h text:style-name="Default"><text:s text:c="1"/>626<text:s text:c="2"/><text:s text:c="16"/><text:span text:style-name="style11">printf</text:span><text:span text:style-name="style10">(</text:span><text:span text:style-name="style6">"Ingrese el nuevo tipo \n"</text:span><text:span text:style-name="style10">);</text:span></text:h>
      <text:h text:style-name="Default"><text:s text:c="1"/>627<text:s text:c="2"/><text:s text:c="16"/><text:span text:style-name="style11">fflush</text:span><text:span text:style-name="style10">(</text:span><text:span text:style-name="style11">stdin</text:span><text:span text:style-name="style10">);</text:span></text:h>
      <text:h text:style-name="Default"><text:s text:c="1"/>628<text:s text:c="2"/><text:s text:c="16"/><text:span text:style-name="style11">scanf</text:span><text:span text:style-name="style10">(</text:span><text:span text:style-name="style6">"%s"</text:span><text:span text:style-name="style10">,</text:span><text:span text:style-name="style11">auxlen</text:span><text:span text:style-name="style10">);</text:span></text:h>
      <text:h text:style-name="Default"><text:s text:c="1"/>629<text:s text:c="2"/><text:s text:c="16"/><text:span text:style-name="style11">check</text:span><text:span text:style-name="style10">=</text:span><text:span text:style-name="style11">validadorInputint</text:span><text:span text:style-name="style10">(</text:span><text:span text:style-name="style11">auxlen</text:span><text:span text:style-name="style10">,</text:span><text:span text:style-name="style11">LENSTR</text:span><text:span text:style-name="style10">);</text:span></text:h>
      <text:h text:style-name="Default"><text:s text:c="1"/>630<text:s text:c="2"/><text:s text:c="16"/><text:span text:style-name="style5">if</text:span><text:span text:style-name="style10">(</text:span><text:span text:style-name="style11">check</text:span><text:span text:style-name="style10">==</text:span><text:span text:style-name="style4">1</text:span><text:span text:style-name="style10">){</text:span></text:h>
      <text:h text:style-name="Default"><text:s text:c="1"/>631<text:s text:c="2"/><text:s text:c="32"/><text:span text:style-name="style11">tipo</text:span><text:span text:style-name="style10">=</text:span><text:span text:style-name="style11">atoi</text:span><text:span text:style-name="style10">(</text:span><text:span text:style-name="style11">auxlen</text:span><text:span text:style-name="style10">);</text:span></text:h>
      <text:h text:style-name="Default"><text:s text:c="1"/>632<text:s text:c="2"/></text:h>
      <text:h text:style-name="Default"><text:s text:c="1"/>633<text:s text:c="2"/><text:s text:c="32"/><text:span text:style-name="style11">orquesta</text:span><text:span text:style-name="style10">[</text:span><text:span text:style-name="style11">confirm</text:span><text:span text:style-name="style10">].</text:span><text:span text:style-name="style11">tipoOrq</text:span><text:span text:style-name="style10">=</text:span><text:span text:style-name="style11">tipo</text:span><text:span text:style-name="style10">;</text:span></text:h>
      <text:h text:style-name="Default"><text:s text:c="1"/>634<text:s text:c="2"/><text:s text:c="32"/><text:span text:style-name="style11">printf</text:span><text:span text:style-name="style10">(</text:span><text:span text:style-name="style6">"ID<text:s text:c="3"/>NOMBRE<text:s text:c="2"/>LUGAR<text:s text:c="3"/>TIPO"</text:span><text:span text:style-name="style10">);</text:span></text:h>
      <text:h text:style-name="Default"><text:s text:c="1"/>635<text:s text:c="2"/><text:s text:c="32"/><text:span text:style-name="style11">printOrq</text:span><text:span text:style-name="style10">(</text:span><text:span text:style-name="style11">orquesta</text:span><text:span text:style-name="style10">[</text:span><text:span text:style-name="style11">confirm</text:span><text:span text:style-name="style10">]);</text:span></text:h>
      <text:h text:style-name="Default"><text:s text:c="1"/>636<text:s text:c="2"/><text:s text:c="32"/><text:span text:style-name="style11">resultado</text:span><text:span text:style-name="style10">=</text:span><text:span text:style-name="style4">1</text:span><text:span text:style-name="style10">;</text:span></text:h>
      <text:h text:style-name="Default"><text:s text:c="1"/>637<text:s text:c="2"/><text:s text:c="32"/><text:span text:style-name="style11">printf</text:span><text:span text:style-name="style10">(</text:span><text:span text:style-name="style6">"Cambio exitoso\n"</text:span><text:span text:style-name="style10">);</text:span></text:h>
      <text:h text:style-name="Default"><text:s text:c="1"/>638<text:s text:c="2"/><text:s text:c="32"/><text:span text:style-name="style5">break</text:span><text:span text:style-name="style10">;</text:span></text:h>
      <text:h text:style-name="Default"><text:s text:c="1"/>639<text:s text:c="2"/><text:s text:c="28"/><text:span text:style-name="style10">}</text:span></text:h>
      <text:h text:style-name="Default"><text:s text:c="1"/>640<text:s text:c="2"/><text:s text:c="8"/><text:span text:style-name="style10">}</text:span></text:h>
      <text:h text:style-name="Default"><text:s text:c="1"/>641<text:s text:c="2"/><text:s text:c="4"/><text:span text:style-name="style10">}</text:span></text:h>
      <text:h text:style-name="Default"><text:s text:c="1"/>642<text:s text:c="2"/><text:s text:c="4"/><text:span text:style-name="style5">return </text:span><text:span text:style-name="style11">resultado</text:span><text:span text:style-name="style10">;</text:span></text:h>
      <text:h text:style-name="Default"><text:s text:c="1"/>643<text:s text:c="2"/></text:h>
      <text:h text:style-name="Default"><text:s text:c="1"/>644<text:s text:c="2"/><text:span text:style-name="style10">}</text:span></text:h>
      <text:h text:style-name="Default"><text:s text:c="1"/>645<text:s text:c="2"/><text:span text:style-name="style2">///////////// MUSICOS*/</text:span></text:h>
      <text:h text:style-name="Default"><text:s text:c="1"/>646<text:s text:c="2"/></text:h>
      <text:h text:style-name="Default"><text:s text:c="1"/>647<text:s text:c="2"/></text:h>
      <text:h text:style-name="Default"><text:s text:c="1"/>648<text:s text:c="2"/></text:h>
      <text:h text:style-name="Default"><text:s text:c="1"/>649<text:s text:c="2"/><text:span text:style-name="style5">int </text:span><text:span text:style-name="style11">dataEntryMusico</text:span><text:span text:style-name="style10">(</text:span><text:span text:style-name="style11">eMusico musico</text:span><text:span text:style-name="style10">[],</text:span><text:span text:style-name="style11">eOrquesta orquesta</text:span><text:span text:style-name="style10">[],</text:span><text:span text:style-name="style5">int </text:span><text:span text:style-name="style11">tamo</text:span><text:span text:style-name="style10">,</text:span><text:span text:style-name="style5">int </text:span><text:span text:style-name="style11">tamm</text:span><text:span text:style-name="style10">,</text:span><text:span text:style-name="style5">int </text:span><text:span text:style-name="style11">lastIdMusico</text:span><text:span text:style-name="style10">)</text:span></text:h>
      <text:h text:style-name="Default"><text:s text:c="1"/>650<text:s text:c="2"/><text:span text:style-name="style10">{</text:span></text:h>
      <text:h text:style-name="Default"><text:s text:c="1"/>651<text:s text:c="2"/><text:s text:c="4"/><text:span text:style-name="style5">char </text:span><text:span text:style-name="style11">auxLen</text:span><text:span text:style-name="style10">[</text:span><text:span text:style-name="style4">100</text:span><text:span text:style-name="style10">];</text:span></text:h>
      <text:h text:style-name="Default"><text:s text:c="1"/>652<text:s text:c="2"/><text:s text:c="4"/><text:span text:style-name="style5">char </text:span><text:span text:style-name="style11">nombre</text:span><text:span text:style-name="style10">[</text:span><text:span text:style-name="style11">LENSTR</text:span><text:span text:style-name="style10">];</text:span></text:h>
      <text:h text:style-name="Default"><text:s text:c="1"/>653<text:s text:c="2"/><text:s text:c="4"/><text:span text:style-name="style5">char </text:span><text:span text:style-name="style11">apellido</text:span><text:span text:style-name="style10">[</text:span><text:span text:style-name="style11">LENSTR</text:span><text:span text:style-name="style10">];</text:span></text:h>
      <text:h text:style-name="Default"><text:s text:c="1"/>654<text:s text:c="2"/><text:s text:c="4"/><text:span text:style-name="style5">int </text:span><text:span text:style-name="style11">idOrq</text:span><text:span text:style-name="style10">;</text:span></text:h>
      <text:h text:style-name="Default"><text:s text:c="1"/>655<text:s text:c="2"/><text:s text:c="4"/><text:span text:style-name="style5">int </text:span><text:span text:style-name="style11">idInst</text:span><text:span text:style-name="style10">;</text:span></text:h>
      <text:h text:style-name="Default"><text:s text:c="1"/>656<text:s text:c="2"/><text:s text:c="4"/><text:span text:style-name="style5">int </text:span><text:span text:style-name="style11">edad</text:span><text:span text:style-name="style10">;;</text:span></text:h>
      <text:h text:style-name="Default"><text:s text:c="1"/>657<text:s text:c="2"/><text:s text:c="4"/><text:span text:style-name="style5">int </text:span><text:span text:style-name="style11">auxInt</text:span><text:span text:style-name="style10">;</text:span></text:h>
      <text:h text:style-name="Default"><text:s text:c="1"/>658<text:s text:c="2"/><text:s text:c="4"/><text:span text:style-name="style5">int </text:span><text:span text:style-name="style11">val</text:span><text:span text:style-name="style10">=</text:span><text:span text:style-name="style4">0</text:span><text:span text:style-name="style10">;</text:span></text:h>
      <text:h text:style-name="Default"><text:s text:c="1"/>659<text:s text:c="2"/><text:s text:c="4"/><text:span text:style-name="style5">int </text:span><text:span text:style-name="style11">check</text:span><text:span text:style-name="style10">=</text:span><text:span text:style-name="style4">0</text:span><text:span text:style-name="style10">;</text:span></text:h>
      <text:h text:style-name="Default"><text:s text:c="1"/>660<text:s text:c="2"/><text:s text:c="4"/><text:span text:style-name="style5">int </text:span><text:span text:style-name="style11">resultado</text:span><text:span text:style-name="style10">=</text:span><text:span text:style-name="style4">0</text:span><text:span text:style-name="style10">;</text:span></text:h>
      <text:h text:style-name="Default"><text:s text:c="1"/>661<text:s text:c="2"/><text:s text:c="4"/><text:span text:style-name="style5">float </text:span><text:span text:style-name="style11">salary</text:span><text:span text:style-name="style10">;</text:span></text:h>
      <text:h text:style-name="Default"><text:s text:c="1"/>662<text:s text:c="2"/></text:h>
      <text:h text:style-name="Default"><text:s text:c="1"/>663<text:s text:c="2"/><text:span text:style-name="style5">do</text:span><text:span text:style-name="style10">{</text:span></text:h>
      <text:h text:style-name="Default"><text:s text:c="1"/>664<text:s text:c="2"/><text:s text:c="8"/><text:span text:style-name="style11">printf</text:span><text:span text:style-name="style10">(</text:span><text:span text:style-name="style6">"Ingrese nombre: "</text:span><text:span text:style-name="style10">);</text:span></text:h>
      <text:h text:style-name="Default"><text:s text:c="1"/>665<text:s text:c="2"/><text:s text:c="8"/><text:span text:style-name="style11">fflush</text:span><text:span text:style-name="style10">(</text:span><text:span text:style-name="style11">stdin</text:span><text:span text:style-name="style10">);</text:span></text:h>
      <text:h text:style-name="Default"><text:s text:c="1"/>666<text:s text:c="2"/><text:s text:c="8"/><text:span text:style-name="style11">gets</text:span><text:span text:style-name="style10">(</text:span><text:span text:style-name="style11">auxLen</text:span><text:span text:style-name="style10">);</text:span></text:h>
      <text:h text:style-name="Default"><text:s text:c="1"/>667<text:s text:c="2"/><text:s text:c="8"/><text:span text:style-name="style11">check</text:span><text:span text:style-name="style10">=</text:span><text:span text:style-name="style11">validadorLen</text:span><text:span text:style-name="style10">(</text:span><text:span text:style-name="style11">auxLen</text:span><text:span text:style-name="style10">,</text:span><text:span text:style-name="style11">LENSTR</text:span><text:span text:style-name="style10">);</text:span></text:h>
      <text:h text:style-name="Default"><text:s text:c="1"/>668<text:s text:c="2"/></text:h>
      <text:h text:style-name="Default"><text:s text:c="1"/>669<text:s text:c="2"/><text:s text:c="5"/><text:span text:style-name="style5">if</text:span><text:span text:style-name="style10">(</text:span><text:span text:style-name="style11">check</text:span><text:span text:style-name="style10">==</text:span><text:span text:style-name="style4">1</text:span><text:span text:style-name="style10">)</text:span></text:h>
      <text:h text:style-name="Default"><text:s text:c="1"/>670<text:s text:c="2"/><text:s text:c="8"/><text:span text:style-name="style10">{</text:span></text:h>
      <text:h text:style-name="Default"><text:s text:c="1"/>671<text:s text:c="2"/><text:s text:c="12"/><text:span text:style-name="style11">strcpy</text:span><text:span text:style-name="style10">(</text:span><text:span text:style-name="style11">nombre</text:span><text:span text:style-name="style10">,</text:span><text:span text:style-name="style11">auxLen</text:span><text:span text:style-name="style10">);</text:span></text:h>
      <text:h text:style-name="Default"><text:s text:c="1"/>672<text:s text:c="2"/><text:s text:c="12"/><text:span text:style-name="style11">val</text:span><text:span text:style-name="style10">=</text:span><text:span text:style-name="style11">validaCadenas</text:span><text:span text:style-name="style10">(</text:span><text:span text:style-name="style11">nombre</text:span><text:span text:style-name="style10">,</text:span><text:span text:style-name="style11">LENSTR</text:span><text:span text:style-name="style10">);</text:span></text:h>
      <text:h text:style-name="Default"><text:s text:c="1"/>673<text:s text:c="2"/><text:s text:c="8"/><text:span text:style-name="style10">}</text:span></text:h>
      <text:h text:style-name="Default"><text:s text:c="1"/>674<text:s text:c="2"/><text:span text:style-name="style10">}</text:span><text:span text:style-name="style5">while</text:span><text:span text:style-name="style10">(</text:span><text:span text:style-name="style11">val</text:span><text:span text:style-name="style10">!=</text:span><text:span text:style-name="style4">1 </text:span><text:span text:style-name="style10">|| </text:span><text:span text:style-name="style11">check</text:span><text:span text:style-name="style10">!=</text:span><text:span text:style-name="style4">1</text:span><text:span text:style-name="style10">);</text:span></text:h>
      <text:h text:style-name="Default"><text:s text:c="1"/>675<text:s text:c="2"/></text:h>
      <text:h text:style-name="Default"><text:s text:c="1"/>676<text:s text:c="2"/></text:h>
      <text:h text:style-name="Default"><text:s text:c="1"/>677<text:s text:c="2"/><text:span text:style-name="style5">do</text:span><text:span text:style-name="style10">{</text:span></text:h>
      <text:h text:style-name="Default"><text:s text:c="1"/>678<text:s text:c="2"/><text:s text:c="8"/><text:span text:style-name="style11">printf</text:span><text:span text:style-name="style10">(</text:span><text:span text:style-name="style6">"Ingrese Apellido: "</text:span><text:span text:style-name="style10">);</text:span></text:h>
      <text:h text:style-name="Default"><text:s text:c="1"/>679<text:s text:c="2"/><text:s text:c="8"/><text:span text:style-name="style11">fflush</text:span><text:span text:style-name="style10">(</text:span><text:span text:style-name="style11">stdin</text:span><text:span text:style-name="style10">);</text:span></text:h>
      <text:h text:style-name="Default"><text:s text:c="1"/>680<text:s text:c="2"/><text:s text:c="8"/><text:span text:style-name="style11">gets</text:span><text:span text:style-name="style10">(</text:span><text:span text:style-name="style11">auxLen</text:span><text:span text:style-name="style10">);</text:span></text:h>
      <text:h text:style-name="Default"><text:s text:c="1"/>681<text:s text:c="2"/><text:s text:c="8"/><text:span text:style-name="style11">check</text:span><text:span text:style-name="style10">=</text:span><text:span text:style-name="style11">validadorLen</text:span><text:span text:style-name="style10">(</text:span><text:span text:style-name="style11">auxLen</text:span><text:span text:style-name="style10">,</text:span><text:span text:style-name="style11">LENSTR</text:span><text:span text:style-name="style10">);</text:span></text:h>
      <text:h text:style-name="Default"><text:s text:c="1"/>682<text:s text:c="2"/><text:s text:c="5"/><text:span text:style-name="style5">if</text:span><text:span text:style-name="style10">(</text:span><text:span text:style-name="style11">check</text:span><text:span text:style-name="style10">==</text:span><text:span text:style-name="style4">1</text:span><text:span text:style-name="style10">)</text:span></text:h>
      <text:h text:style-name="Default"><text:s text:c="1"/>683<text:s text:c="2"/><text:s text:c="8"/><text:span text:style-name="style10">{</text:span></text:h>
      <text:h text:style-name="Default"><text:s text:c="1"/>684<text:s text:c="2"/><text:s text:c="12"/><text:span text:style-name="style11">strcpy</text:span><text:span text:style-name="style10">(</text:span><text:span text:style-name="style11">apellido</text:span><text:span text:style-name="style10">,</text:span><text:span text:style-name="style11">auxLen</text:span><text:span text:style-name="style10">);</text:span></text:h>
      <text:h text:style-name="Default"><text:s text:c="1"/>685<text:s text:c="2"/><text:s text:c="12"/><text:span text:style-name="style11">val</text:span><text:span text:style-name="style10">=</text:span><text:span text:style-name="style11">validaCadenas</text:span><text:span text:style-name="style10">(</text:span><text:span text:style-name="style11">apellido</text:span><text:span text:style-name="style10">,</text:span><text:span text:style-name="style11">LENSTR</text:span><text:span text:style-name="style10">);</text:span></text:h>
      <text:h text:style-name="Default"><text:s text:c="1"/>686<text:s text:c="2"/><text:s text:c="8"/><text:span text:style-name="style10">}</text:span></text:h>
      <text:h text:style-name="Default"><text:s text:c="1"/>687<text:s text:c="2"/></text:h>
      <text:h text:style-name="Default"><text:s text:c="1"/>688<text:s text:c="2"/></text:h>
      <text:h text:style-name="Default"><text:s text:c="1"/>689<text:s text:c="2"/><text:span text:style-name="style10">}</text:span><text:span text:style-name="style5">while</text:span><text:span text:style-name="style10">(</text:span><text:span text:style-name="style11">val</text:span><text:span text:style-name="style10">!=</text:span><text:span text:style-name="style4">1 </text:span><text:span text:style-name="style10">|| </text:span><text:span text:style-name="style11">check</text:span><text:span text:style-name="style10">!=</text:span><text:span text:style-name="style4">1</text:span><text:span text:style-name="style10">);</text:span></text:h>
      <text:h text:style-name="Default"><text:s text:c="1"/>690<text:s text:c="2"/></text:h>
      <text:h text:style-name="Default"><text:s text:c="1"/>691<text:s text:c="2"/></text:h>
      <text:h text:style-name="Default"><text:s text:c="1"/>692<text:s text:c="2"/><text:span text:style-name="style5">do</text:span><text:span text:style-name="style10">{</text:span></text:h>
      <text:h text:style-name="Default"><text:s text:c="1"/>693<text:s text:c="2"/><text:s text:c="8"/><text:span text:style-name="style11">printf</text:span><text:span text:style-name="style10">(</text:span><text:span text:style-name="style6">"Ingrese edad: "</text:span><text:span text:style-name="style10">);</text:span></text:h>
      <text:h text:style-name="Default"><text:s text:c="1"/>694<text:s text:c="2"/><text:s text:c="8"/><text:span text:style-name="style11">gets</text:span><text:span text:style-name="style10">(</text:span><text:span text:style-name="style11">auxLen</text:span><text:span text:style-name="style10">);</text:span></text:h>
      <text:h text:style-name="Default"><text:s text:c="1"/>695<text:s text:c="2"/><text:s text:c="8"/><text:span text:style-name="style11">check</text:span><text:span text:style-name="style10">=</text:span><text:span text:style-name="style11">validadorInputint</text:span><text:span text:style-name="style10">(</text:span><text:span text:style-name="style11">auxLen</text:span><text:span text:style-name="style10">,</text:span><text:span text:style-name="style11">LENSTR</text:span><text:span text:style-name="style10">);</text:span></text:h>
      <text:h text:style-name="Default"><text:s text:c="1"/>696<text:s text:c="2"/><text:s text:c="5"/><text:span text:style-name="style5">if</text:span><text:span text:style-name="style10">(</text:span><text:span text:style-name="style11">check</text:span><text:span text:style-name="style10">==</text:span><text:span text:style-name="style4">1</text:span><text:span text:style-name="style10">)</text:span></text:h>
      <text:h text:style-name="Default"><text:s text:c="1"/>697<text:s text:c="2"/><text:s text:c="8"/><text:span text:style-name="style10">{</text:span></text:h>
      <text:h text:style-name="Default"><text:s text:c="1"/>698<text:s text:c="2"/><text:s text:c="12"/><text:span text:style-name="style11">edad</text:span><text:span text:style-name="style10">=</text:span><text:span text:style-name="style11">atoi</text:span><text:span text:style-name="style10">(</text:span><text:span text:style-name="style11">auxLen</text:span><text:span text:style-name="style10">);</text:span></text:h>
      <text:h text:style-name="Default"><text:s text:c="1"/>699<text:s text:c="2"/></text:h>
      <text:h text:style-name="Default"><text:s text:c="1"/>700<text:s text:c="2"/><text:s text:c="8"/><text:span text:style-name="style10">}</text:span></text:h>
      <text:h text:style-name="Default"><text:s text:c="1"/>701<text:s text:c="2"/><text:span text:style-name="style10">}</text:span><text:span text:style-name="style5">while</text:span><text:span text:style-name="style10">(</text:span><text:span text:style-name="style11">val</text:span><text:span text:style-name="style10">!=</text:span><text:span text:style-name="style4">1 </text:span><text:span text:style-name="style10">|| </text:span><text:span text:style-name="style11">check</text:span><text:span text:style-name="style10">!=</text:span><text:span text:style-name="style4">1</text:span><text:span text:style-name="style10">);</text:span></text:h>
      <text:h text:style-name="Default"><text:s text:c="1"/>702<text:s text:c="2"/><text:span text:style-name="style5">do</text:span><text:span text:style-name="style10">{</text:span></text:h>
      <text:h text:style-name="Default"><text:s text:c="1"/>703<text:s text:c="2"/><text:s text:c="8"/><text:span text:style-name="style11">printf</text:span><text:span text:style-name="style10">(</text:span><text:span text:style-name="style6">"Ingrese idOrq "</text:span><text:span text:style-name="style10">);</text:span></text:h>
      <text:h text:style-name="Default"><text:s text:c="1"/>704<text:s text:c="2"/><text:s text:c="8"/><text:span text:style-name="style11">printOrquestas</text:span><text:span text:style-name="style10">(</text:span><text:span text:style-name="style11">orquesta</text:span><text:span text:style-name="style10">,</text:span><text:span text:style-name="style11">tamo</text:span><text:span text:style-name="style10">);</text:span></text:h>
      <text:h text:style-name="Default"><text:s text:c="1"/>705<text:s text:c="2"/><text:s text:c="8"/><text:span text:style-name="style11">gets</text:span><text:span text:style-name="style10">(</text:span><text:span text:style-name="style11">auxLen</text:span><text:span text:style-name="style10">);</text:span></text:h>
      <text:h text:style-name="Default"><text:s text:c="1"/>706<text:s text:c="2"/><text:s text:c="8"/><text:span text:style-name="style11">check</text:span><text:span text:style-name="style10">=</text:span><text:span text:style-name="style11">validadorInputint</text:span><text:span text:style-name="style10">(</text:span><text:span text:style-name="style11">auxLen</text:span><text:span text:style-name="style10">,</text:span><text:span text:style-name="style11">LENSTR</text:span><text:span text:style-name="style10">);</text:span></text:h>
      <text:h text:style-name="Default"><text:s text:c="1"/>707<text:s text:c="2"/><text:s text:c="5"/><text:span text:style-name="style5">if</text:span><text:span text:style-name="style10">(</text:span><text:span text:style-name="style11">check</text:span><text:span text:style-name="style10">==</text:span><text:span text:style-name="style4">1</text:span><text:span text:style-name="style10">)</text:span></text:h>
      <text:h text:style-name="Default"><text:s text:c="1"/>708<text:s text:c="2"/><text:s text:c="8"/><text:span text:style-name="style10">{</text:span></text:h>
      <text:h text:style-name="Default"><text:s text:c="1"/>709<text:s text:c="2"/><text:s text:c="12"/><text:span text:style-name="style11">idOrq</text:span><text:span text:style-name="style10">=</text:span><text:span text:style-name="style11">atoi</text:span><text:span text:style-name="style10">(</text:span><text:span text:style-name="style11">auxLen</text:span><text:span text:style-name="style10">);</text:span></text:h>
      <text:h text:style-name="Default"><text:s text:c="1"/>710<text:s text:c="2"/></text:h>
      <text:h text:style-name="Default"><text:s text:c="1"/>711<text:s text:c="2"/><text:s text:c="8"/><text:span text:style-name="style10">}</text:span></text:h>
      <text:h text:style-name="Default"><text:s text:c="1"/>712<text:s text:c="2"/><text:span text:style-name="style10">}</text:span><text:span text:style-name="style5">while</text:span><text:span text:style-name="style10">(</text:span><text:span text:style-name="style11">val</text:span><text:span text:style-name="style10">!=</text:span><text:span text:style-name="style4">1 </text:span><text:span text:style-name="style10">|| </text:span><text:span text:style-name="style11">check</text:span><text:span text:style-name="style10">!=</text:span><text:span text:style-name="style4">1</text:span><text:span text:style-name="style10">);</text:span></text:h>
      <text:h text:style-name="Default"><text:s text:c="1"/>713<text:s text:c="2"/><text:span text:style-name="style5">do</text:span><text:span text:style-name="style10">{</text:span></text:h>
      <text:h text:style-name="Default"><text:s text:c="1"/>714<text:s text:c="2"/><text:s text:c="8"/><text:span text:style-name="style11">printf</text:span><text:span text:style-name="style10">(</text:span><text:span text:style-name="style6">"Ingrese idInst: "</text:span><text:span text:style-name="style10">);</text:span></text:h>
      <text:h text:style-name="Default"><text:s text:c="1"/>715<text:s text:c="2"/><text:s text:c="8"/><text:span text:style-name="style11">gets</text:span><text:span text:style-name="style10">(</text:span><text:span text:style-name="style11">auxLen</text:span><text:span text:style-name="style10">);</text:span></text:h>
      <text:h text:style-name="Default"><text:s text:c="1"/>716<text:s text:c="2"/><text:s text:c="8"/><text:span text:style-name="style11">check</text:span><text:span text:style-name="style10">=</text:span><text:span text:style-name="style11">validadorInputint</text:span><text:span text:style-name="style10">(</text:span><text:span text:style-name="style11">auxLen</text:span><text:span text:style-name="style10">,</text:span><text:span text:style-name="style11">LENSTR</text:span><text:span text:style-name="style10">);</text:span></text:h>
      <text:h text:style-name="Default"><text:s text:c="1"/>717<text:s text:c="2"/><text:s text:c="5"/><text:span text:style-name="style5">if</text:span><text:span text:style-name="style10">(</text:span><text:span text:style-name="style11">check</text:span><text:span text:style-name="style10">==</text:span><text:span text:style-name="style4">1</text:span><text:span text:style-name="style10">)</text:span></text:h>
      <text:h text:style-name="Default"><text:s text:c="1"/>718<text:s text:c="2"/><text:s text:c="8"/><text:span text:style-name="style10">{</text:span></text:h>
      <text:h text:style-name="Default"><text:s text:c="1"/>719<text:s text:c="2"/><text:s text:c="12"/><text:span text:style-name="style11">idInst</text:span><text:span text:style-name="style10">=</text:span><text:span text:style-name="style11">atoi</text:span><text:span text:style-name="style10">(</text:span><text:span text:style-name="style11">auxLen</text:span><text:span text:style-name="style10">);</text:span></text:h>
      <text:h text:style-name="Default"><text:s text:c="1"/>720<text:s text:c="2"/><text:s text:c="12"/><text:span text:style-name="style11">resultado</text:span><text:span text:style-name="style10">=</text:span><text:span text:style-name="style11">addMusico</text:span><text:span text:style-name="style10">(</text:span><text:span text:style-name="style11">musico</text:span><text:span text:style-name="style10">,</text:span><text:span text:style-name="style11">tamm</text:span><text:span text:style-name="style10">,</text:span><text:span text:style-name="style11">lastIdMusico</text:span><text:span text:style-name="style10">,</text:span><text:span text:style-name="style11">nombre</text:span><text:span text:style-name="style10">,</text:span><text:span text:style-name="style11">apellido</text:span><text:span text:style-name="style10">,</text:span><text:span text:style-name="style11">edad</text:span><text:span text:style-name="style10">,</text:span><text:span text:style-name="style11">idOrq</text:span><text:span text:style-name="style10">,</text:span><text:span text:style-name="style11">idInst</text:span><text:span text:style-name="style10">);</text:span></text:h>
      <text:h text:style-name="Default"><text:s text:c="1"/>721<text:s text:c="2"/><text:s text:c="8"/><text:span text:style-name="style10">}</text:span></text:h>
      <text:h text:style-name="Default"><text:s text:c="1"/>722<text:s text:c="2"/><text:span text:style-name="style10">}</text:span><text:span text:style-name="style5">while</text:span><text:span text:style-name="style10">(</text:span><text:span text:style-name="style11">val</text:span><text:span text:style-name="style10">!=</text:span><text:span text:style-name="style4">1 </text:span><text:span text:style-name="style10">|| </text:span><text:span text:style-name="style11">check</text:span><text:span text:style-name="style10">!=</text:span><text:span text:style-name="style4">1</text:span><text:span text:style-name="style10">);</text:span></text:h>
      <text:h text:style-name="Default"><text:s text:c="1"/>723<text:s text:c="2"/></text:h>
      <text:h text:style-name="Default"><text:s text:c="1"/>724<text:s text:c="2"/><text:span text:style-name="style11">resultado</text:span><text:span text:style-name="style10">=</text:span><text:span text:style-name="style4">1</text:span><text:span text:style-name="style10">;</text:span></text:h>
      <text:h text:style-name="Default"><text:s text:c="1"/>725<text:s text:c="2"/><text:s text:c="9"/><text:span text:style-name="style5">return </text:span><text:span text:style-name="style11">resultado</text:span><text:span text:style-name="style10">;</text:span></text:h>
      <text:h text:style-name="Default"><text:s text:c="1"/>726<text:s text:c="2"/><text:span text:style-name="style10">}</text:span></text:h>
      <text:h text:style-name="Default"><text:s text:c="1"/>727<text:s text:c="2"/><text:span text:style-name="style2">//////////////////////////</text:span></text:h>
      <text:h text:style-name="Default"><text:s text:c="1"/>728<text:s text:c="2"/><text:span text:style-name="style5">int </text:span><text:span text:style-name="style11">addMusico</text:span><text:span text:style-name="style10">(</text:span><text:span text:style-name="style11">eMusico musico</text:span><text:span text:style-name="style10">[],</text:span><text:span text:style-name="style5">int </text:span><text:span text:style-name="style11">tami</text:span><text:span text:style-name="style10">,</text:span><text:span text:style-name="style5">int </text:span><text:span text:style-name="style11">lastIdMusico</text:span><text:span text:style-name="style10">,</text:span><text:span text:style-name="style5">char </text:span><text:span text:style-name="style11">nombre</text:span><text:span text:style-name="style10">[],</text:span><text:span text:style-name="style5">char </text:span><text:span text:style-name="style11">apellido</text:span><text:span text:style-name="style10">[],</text:span><text:span text:style-name="style5">int </text:span><text:span text:style-name="style11">edad</text:span><text:span text:style-name="style10">,</text:span><text:span text:style-name="style5">int </text:span><text:span text:style-name="style11">idOrq</text:span><text:span text:style-name="style10">,</text:span><text:span text:style-name="style5">int </text:span><text:span text:style-name="style11">idInst</text:span><text:span text:style-name="style10">)</text:span></text:h>
      <text:h text:style-name="Default"><text:s text:c="1"/>729<text:s text:c="2"/><text:span text:style-name="style10">{</text:span></text:h>
      <text:h text:style-name="Default"><text:s text:c="1"/>730<text:s text:c="2"/><text:span text:style-name="style5">int </text:span><text:span text:style-name="style11">resultado</text:span><text:span text:style-name="style10">=</text:span><text:span text:style-name="style4">0</text:span><text:span text:style-name="style10">;</text:span></text:h>
      <text:h text:style-name="Default"><text:s text:c="1"/>731<text:s text:c="2"/><text:span text:style-name="style5">int </text:span><text:span text:style-name="style11">l</text:span><text:span text:style-name="style10">;</text:span></text:h>
      <text:h text:style-name="Default"><text:s text:c="1"/>732<text:s text:c="2"/><text:span text:style-name="style5">int </text:span><text:span text:style-name="style11">check</text:span><text:span text:style-name="style10">=</text:span><text:span text:style-name="style4">0</text:span><text:span text:style-name="style10">;</text:span></text:h>
      <text:h text:style-name="Default"><text:s text:c="1"/>733<text:s text:c="2"/></text:h>
      <text:h text:style-name="Default"><text:s text:c="1"/>734<text:s text:c="2"/><text:span text:style-name="style11">l</text:span><text:span text:style-name="style10">=</text:span><text:span text:style-name="style11">searchFreeMusico</text:span><text:span text:style-name="style10">(</text:span><text:span text:style-name="style11">musico</text:span><text:span text:style-name="style10">,</text:span><text:span text:style-name="style11">tami</text:span><text:span text:style-name="style10">);</text:span></text:h>
      <text:h text:style-name="Default"><text:s text:c="1"/>735<text:s text:c="2"/></text:h>
      <text:h text:style-name="Default"><text:s text:c="1"/>736<text:s text:c="2"/><text:s text:c="4"/><text:span text:style-name="style5">if</text:span><text:span text:style-name="style10">(</text:span><text:span text:style-name="style11">l</text:span><text:span text:style-name="style10">!=-</text:span><text:span text:style-name="style4">1</text:span><text:span text:style-name="style10">)</text:span></text:h>
      <text:h text:style-name="Default"><text:s text:c="1"/>737<text:s text:c="2"/><text:s text:c="8"/><text:span text:style-name="style10">{</text:span><text:span text:style-name="style11">musico</text:span><text:span text:style-name="style10">[</text:span><text:span text:style-name="style11">l</text:span><text:span text:style-name="style10">].</text:span><text:span text:style-name="style11">idM</text:span><text:span text:style-name="style10">=</text:span><text:span text:style-name="style11">lastIdMusico</text:span><text:span text:style-name="style10">;</text:span></text:h>
      <text:h text:style-name="Default"><text:s text:c="1"/>738<text:s text:c="2"/><text:s text:c="8"/><text:span text:style-name="style11">strcpy</text:span><text:span text:style-name="style10">(</text:span><text:span text:style-name="style11">musico</text:span><text:span text:style-name="style10">[</text:span><text:span text:style-name="style11">l</text:span><text:span text:style-name="style10">].</text:span><text:span text:style-name="style11">nombreM</text:span><text:span text:style-name="style10">,</text:span><text:span text:style-name="style11">nombre</text:span><text:span text:style-name="style10">);</text:span></text:h>
      <text:h text:style-name="Default"><text:s text:c="1"/>739<text:s text:c="2"/><text:s text:c="8"/><text:span text:style-name="style11">strcpy</text:span><text:span text:style-name="style10">(</text:span><text:span text:style-name="style11">musico</text:span><text:span text:style-name="style10">[</text:span><text:span text:style-name="style11">l</text:span><text:span text:style-name="style10">].</text:span><text:span text:style-name="style11">apellidoM</text:span><text:span text:style-name="style10">,</text:span><text:span text:style-name="style11">apellido</text:span><text:span text:style-name="style10">);</text:span></text:h>
      <text:h text:style-name="Default"><text:s text:c="1"/>740<text:s text:c="2"/><text:s text:c="8"/><text:span text:style-name="style11">musico</text:span><text:span text:style-name="style10">[</text:span><text:span text:style-name="style11">l</text:span><text:span text:style-name="style10">].</text:span><text:span text:style-name="style11">edadM</text:span><text:span text:style-name="style10">=</text:span><text:span text:style-name="style11">edad</text:span><text:span text:style-name="style10">;</text:span></text:h>
      <text:h text:style-name="Default"><text:s text:c="1"/>741<text:s text:c="2"/><text:s text:c="8"/><text:span text:style-name="style11">musico</text:span><text:span text:style-name="style10">[</text:span><text:span text:style-name="style11">l</text:span><text:span text:style-name="style10">].</text:span><text:span text:style-name="style11">idOrq</text:span><text:span text:style-name="style10">=</text:span><text:span text:style-name="style11">idOrq</text:span><text:span text:style-name="style10">;</text:span></text:h>
      <text:h text:style-name="Default"><text:s text:c="1"/>742<text:s text:c="2"/><text:s text:c="8"/><text:span text:style-name="style11">musico</text:span><text:span text:style-name="style10">[</text:span><text:span text:style-name="style11">l</text:span><text:span text:style-name="style10">].</text:span><text:span text:style-name="style11">idInst</text:span><text:span text:style-name="style10">=</text:span><text:span text:style-name="style11">idInst</text:span><text:span text:style-name="style10">;</text:span></text:h>
      <text:h text:style-name="Default"><text:s text:c="1"/>743<text:s text:c="2"/><text:s text:c="8"/><text:span text:style-name="style11">musico</text:span><text:span text:style-name="style10">[</text:span><text:span text:style-name="style11">l</text:span><text:span text:style-name="style10">].</text:span><text:span text:style-name="style11">isEmpty</text:span><text:span text:style-name="style10">=</text:span><text:span text:style-name="style4">0</text:span><text:span text:style-name="style10">;</text:span></text:h>
      <text:h text:style-name="Default"><text:s text:c="1"/>744<text:s text:c="2"/><text:s text:c="8"/><text:span text:style-name="style11">check</text:span><text:span text:style-name="style10">=</text:span><text:span text:style-name="style4">1</text:span><text:span text:style-name="style10">;</text:span></text:h>
      <text:h text:style-name="Default"><text:s text:c="1"/>745<text:s text:c="2"/></text:h>
      <text:h text:style-name="Default"><text:s text:c="1"/>746<text:s text:c="2"/><text:s text:c="12"/><text:span text:style-name="style5">if</text:span><text:span text:style-name="style10">(</text:span><text:span text:style-name="style11">check</text:span><text:span text:style-name="style10">==</text:span><text:span text:style-name="style4">1</text:span><text:span text:style-name="style10">)</text:span></text:h>
      <text:h text:style-name="Default"><text:s text:c="1"/>747<text:s text:c="2"/><text:s text:c="16"/><text:span text:style-name="style10">{<text:s text:c="3"/></text:span><text:span text:style-name="style11">resultado</text:span><text:span text:style-name="style10">=</text:span><text:span text:style-name="style4">1</text:span><text:span text:style-name="style10">;</text:span></text:h>
      <text:h text:style-name="Default"><text:s text:c="1"/>748<text:s text:c="2"/><text:s text:c="20"/><text:span text:style-name="style11">system</text:span><text:span text:style-name="style10">(</text:span><text:span text:style-name="style6">"cls"</text:span><text:span text:style-name="style10">);</text:span></text:h>
      <text:h text:style-name="Default"><text:s text:c="1"/>749<text:s text:c="2"/><text:s text:c="24"/><text:span text:style-name="style11">printf</text:span><text:span text:style-name="style10">(</text:span><text:span text:style-name="style6">"Carga exitosa!"</text:span><text:span text:style-name="style10">);</text:span></text:h>
      <text:h text:style-name="Default"><text:s text:c="1"/>750<text:s text:c="2"/></text:h>
      <text:h text:style-name="Default"><text:s text:c="1"/>751<text:s text:c="2"/><text:s text:c="16"/><text:span text:style-name="style10">}</text:span></text:h>
      <text:h text:style-name="Default"><text:s text:c="1"/>752<text:s text:c="2"/></text:h>
      <text:h text:style-name="Default"><text:s text:c="1"/>753<text:s text:c="2"/><text:s text:c="8"/><text:span text:style-name="style10">}</text:span></text:h>
      <text:h text:style-name="Default"><text:s text:c="1"/>754<text:s text:c="2"/><text:span text:style-name="style5">return </text:span><text:span text:style-name="style11">resultado</text:span><text:span text:style-name="style10">;</text:span></text:h>
      <text:h text:style-name="Default"><text:s text:c="1"/>755<text:s text:c="2"/><text:span text:style-name="style10">}</text:span></text:h>
      <text:h text:style-name="Default"><text:s text:c="1"/>756<text:s text:c="2"/><text:span text:style-name="style2">/////////////////////////</text:span></text:h>
      <text:h text:style-name="Default"><text:s text:c="1"/>757<text:s text:c="2"/><text:span text:style-name="style5">void </text:span><text:span text:style-name="style11">printMusico</text:span><text:span text:style-name="style10">(</text:span><text:span text:style-name="style11">eMusico x</text:span><text:span text:style-name="style10">,</text:span><text:span text:style-name="style11">eTipoInst tiposInst</text:span><text:span text:style-name="style10">[],</text:span><text:span text:style-name="style5">int </text:span><text:span text:style-name="style11">taml</text:span><text:span text:style-name="style10">,</text:span><text:span text:style-name="style11">eTipoOrquesta tiposOrq</text:span><text:span text:style-name="style10">[])</text:span></text:h>
      <text:h text:style-name="Default"><text:s text:c="1"/>758<text:s text:c="2"/><text:span text:style-name="style10">{</text:span></text:h>
      <text:h text:style-name="Default"><text:s text:c="1"/>759<text:s text:c="2"/><text:s text:c="4"/><text:span text:style-name="style5">char </text:span><text:span text:style-name="style11">auxTipoInst</text:span><text:span text:style-name="style10">[</text:span><text:span text:style-name="style4">25</text:span><text:span text:style-name="style10">];</text:span></text:h>
      <text:h text:style-name="Default"><text:s text:c="1"/>760<text:s text:c="2"/><text:s text:c="4"/><text:span text:style-name="style5">char </text:span><text:span text:style-name="style11">auxTipoOrq</text:span><text:span text:style-name="style10">[</text:span><text:span text:style-name="style4">25</text:span><text:span text:style-name="style10">];</text:span></text:h>
      <text:h text:style-name="Default"><text:s text:c="1"/>761<text:s text:c="2"/><text:span text:style-name="style5">int </text:span><text:span text:style-name="style11">i</text:span><text:span text:style-name="style10">;</text:span></text:h>
      <text:h text:style-name="Default"><text:s text:c="1"/>762<text:s text:c="2"/></text:h>
      <text:h text:style-name="Default"><text:s text:c="1"/>763<text:s text:c="2"/><text:span text:style-name="style5">for</text:span><text:span text:style-name="style10">(</text:span><text:span text:style-name="style11">i</text:span><text:span text:style-name="style10">=</text:span><text:span text:style-name="style4">0</text:span><text:span text:style-name="style10">;</text:span><text:span text:style-name="style11">i</text:span><text:span text:style-name="style10">&lt;</text:span><text:span text:style-name="style11">taml</text:span><text:span text:style-name="style10">;</text:span><text:span text:style-name="style11">i</text:span><text:span text:style-name="style10">++)</text:span></text:h>
      <text:h text:style-name="Default"><text:s text:c="1"/>764<text:s text:c="2"/><text:span text:style-name="style10">{</text:span></text:h>
      <text:h text:style-name="Default"><text:s text:c="1"/>765<text:s text:c="2"/><text:s text:c="4"/><text:span text:style-name="style5">if</text:span><text:span text:style-name="style10">(</text:span><text:span text:style-name="style11">x</text:span><text:span text:style-name="style10">.</text:span><text:span text:style-name="style11">idInst</text:span><text:span text:style-name="style10">==</text:span><text:span text:style-name="style11">tiposInst</text:span><text:span text:style-name="style10">[</text:span><text:span text:style-name="style11">i</text:span><text:span text:style-name="style10">].</text:span><text:span text:style-name="style11">idTi</text:span><text:span text:style-name="style10">)</text:span></text:h>
      <text:h text:style-name="Default"><text:s text:c="1"/>766<text:s text:c="2"/><text:s text:c="4"/><text:span text:style-name="style10">{</text:span></text:h>
      <text:h text:style-name="Default"><text:s text:c="1"/>767<text:s text:c="2"/><text:s text:c="8"/><text:span text:style-name="style11">strcpy</text:span><text:span text:style-name="style10">(</text:span><text:span text:style-name="style11">auxTipoInst</text:span><text:span text:style-name="style10">,</text:span><text:span text:style-name="style11">tiposInst</text:span><text:span text:style-name="style10">[</text:span><text:span text:style-name="style11">i</text:span><text:span text:style-name="style10">].</text:span><text:span text:style-name="style11">tipoInst</text:span><text:span text:style-name="style10">);</text:span></text:h>
      <text:h text:style-name="Default"><text:s text:c="1"/>768<text:s text:c="2"/><text:s text:c="4"/><text:span text:style-name="style10">}</text:span></text:h>
      <text:h text:style-name="Default"><text:s text:c="1"/>769<text:s text:c="2"/><text:span text:style-name="style10">}</text:span></text:h>
      <text:h text:style-name="Default"><text:s text:c="1"/>770<text:s text:c="2"/><text:span text:style-name="style5">for</text:span><text:span text:style-name="style10">(</text:span><text:span text:style-name="style11">i</text:span><text:span text:style-name="style10">=</text:span><text:span text:style-name="style4">0</text:span><text:span text:style-name="style10">;</text:span><text:span text:style-name="style11">i</text:span><text:span text:style-name="style10">&lt;</text:span><text:span text:style-name="style11">taml</text:span><text:span text:style-name="style10">;</text:span><text:span text:style-name="style11">i</text:span><text:span text:style-name="style10">++)</text:span></text:h>
      <text:h text:style-name="Default"><text:s text:c="1"/>771<text:s text:c="2"/><text:span text:style-name="style10">{</text:span></text:h>
      <text:h text:style-name="Default"><text:s text:c="1"/>772<text:s text:c="2"/><text:s text:c="4"/><text:span text:style-name="style5">if</text:span><text:span text:style-name="style10">(</text:span><text:span text:style-name="style11">tiposOrq</text:span><text:span text:style-name="style10">[</text:span><text:span text:style-name="style11">i</text:span><text:span text:style-name="style10">].</text:span><text:span text:style-name="style11">idTo</text:span><text:span text:style-name="style10">==</text:span><text:span text:style-name="style11">x</text:span><text:span text:style-name="style10">.</text:span><text:span text:style-name="style11">idOrq</text:span><text:span text:style-name="style10">)</text:span></text:h>
      <text:h text:style-name="Default"><text:s text:c="1"/>773<text:s text:c="2"/><text:s text:c="4"/><text:span text:style-name="style10">{</text:span></text:h>
      <text:h text:style-name="Default"><text:s text:c="1"/>774<text:s text:c="2"/><text:s text:c="8"/><text:span text:style-name="style11">strcpy</text:span><text:span text:style-name="style10">(</text:span><text:span text:style-name="style11">auxTipoOrq</text:span><text:span text:style-name="style10">,</text:span><text:span text:style-name="style11">tiposOrq</text:span><text:span text:style-name="style10">[</text:span><text:span text:style-name="style11">i</text:span><text:span text:style-name="style10">].</text:span><text:span text:style-name="style11">tipoOrq</text:span><text:span text:style-name="style10">);</text:span></text:h>
      <text:h text:style-name="Default"><text:s text:c="1"/>775<text:s text:c="2"/><text:s text:c="4"/><text:span text:style-name="style10">}</text:span></text:h>
      <text:h text:style-name="Default"><text:s text:c="1"/>776<text:s text:c="2"/><text:span text:style-name="style10">}</text:span></text:h>
      <text:h text:style-name="Default"><text:s text:c="1"/>777<text:s text:c="2"/><text:s text:c="4"/><text:span text:style-name="style11">printf</text:span><text:span text:style-name="style10">(</text:span><text:span text:style-name="style6">" %d<text:s text:c="3"/>%s<text:s text:c="6"/>%s<text:s text:c="8"/>%d<text:s text:c="11"/>%s<text:s text:c="7"/>%s \n"</text:span><text:span text:style-name="style10">,</text:span></text:h>
      <text:h text:style-name="Default"><text:s text:c="1"/>778<text:s text:c="2"/><text:s text:c="11"/><text:span text:style-name="style11">x</text:span><text:span text:style-name="style10">.</text:span><text:span text:style-name="style11">idM</text:span><text:span text:style-name="style10">,</text:span></text:h>
      <text:h text:style-name="Default"><text:s text:c="1"/>779<text:s text:c="2"/><text:s text:c="11"/><text:span text:style-name="style11">x</text:span><text:span text:style-name="style10">.</text:span><text:span text:style-name="style11">nombreM</text:span><text:span text:style-name="style10">,</text:span></text:h>
      <text:h text:style-name="Default"><text:s text:c="1"/>780<text:s text:c="2"/><text:s text:c="11"/><text:span text:style-name="style11">x</text:span><text:span text:style-name="style10">.</text:span><text:span text:style-name="style11">apellidoM</text:span><text:span text:style-name="style10">,</text:span></text:h>
      <text:h text:style-name="Default"><text:s text:c="1"/>781<text:s text:c="2"/><text:s text:c="11"/><text:span text:style-name="style11">x</text:span><text:span text:style-name="style10">.</text:span><text:span text:style-name="style11">edadM</text:span><text:span text:style-name="style10">,</text:span></text:h>
      <text:h text:style-name="Default"><text:s text:c="1"/>782<text:s text:c="2"/><text:s text:c="11"/><text:span text:style-name="style11">auxTipoOrq</text:span><text:span text:style-name="style10">,</text:span></text:h>
      <text:h text:style-name="Default"><text:s text:c="1"/>783<text:s text:c="2"/><text:s text:c="11"/><text:span text:style-name="style11">auxTipoInst</text:span></text:h>
      <text:h text:style-name="Default"><text:s text:c="1"/>784<text:s text:c="2"/><text:s text:c="10"/><text:span text:style-name="style10">);</text:span></text:h>
      <text:h text:style-name="Default"><text:s text:c="1"/>785<text:s text:c="2"/></text:h>
      <text:h text:style-name="Default"><text:s text:c="1"/>786<text:s text:c="2"/><text:span text:style-name="style11">printf</text:span><text:span text:style-name="style10">(</text:span><text:span text:style-name="style6">"-----------------------------------------------\n"</text:span><text:span text:style-name="style10">);</text:span></text:h>
      <text:h text:style-name="Default"><text:s text:c="1"/>787<text:s text:c="2"/><text:span text:style-name="style10">}</text:span></text:h>
      <text:h text:style-name="Default"><text:s text:c="1"/>788<text:s text:c="2"/><text:span text:style-name="style2">//////////////////////////////////////</text:span></text:h>
      <text:h text:style-name="Default"><text:s text:c="1"/>789<text:s text:c="2"/><text:span text:style-name="style5">void </text:span><text:span text:style-name="style11">printMusicos</text:span><text:span text:style-name="style10">(</text:span><text:span text:style-name="style11">eMusico musico</text:span><text:span text:style-name="style10">[], </text:span><text:span text:style-name="style5">int </text:span><text:span text:style-name="style11">tam</text:span><text:span text:style-name="style10">,</text:span><text:span text:style-name="style11">eTipoInst tiposInst</text:span><text:span text:style-name="style10">[],</text:span><text:span text:style-name="style5">int </text:span><text:span text:style-name="style11">taml</text:span><text:span text:style-name="style10">,</text:span><text:span text:style-name="style11">eTipoOrquesta tiposOrq</text:span><text:span text:style-name="style10">[])</text:span></text:h>
      <text:h text:style-name="Default"><text:s text:c="1"/>790<text:s text:c="2"/><text:span text:style-name="style10">{</text:span></text:h>
      <text:h text:style-name="Default"><text:s text:c="1"/>791<text:s text:c="2"/></text:h>
      <text:h text:style-name="Default"><text:s text:c="1"/>792<text:s text:c="2"/><text:s text:c="4"/><text:span text:style-name="style5">int </text:span><text:span text:style-name="style11">flag </text:span><text:span text:style-name="style10">= </text:span><text:span text:style-name="style4">0</text:span><text:span text:style-name="style10">;</text:span></text:h>
      <text:h text:style-name="Default"><text:s text:c="1"/>793<text:s text:c="2"/><text:s text:c="4"/><text:span text:style-name="style11">system</text:span><text:span text:style-name="style10">(</text:span><text:span text:style-name="style6">"cls"</text:span><text:span text:style-name="style10">);</text:span></text:h>
      <text:h text:style-name="Default"><text:s text:c="1"/>794<text:s text:c="2"/><text:s text:c="4"/><text:span text:style-name="style5">int </text:span><text:span text:style-name="style11">i</text:span><text:span text:style-name="style10">;</text:span></text:h>
      <text:h text:style-name="Default"><text:s text:c="1"/>795<text:s text:c="2"/></text:h>
      <text:h text:style-name="Default"><text:s text:c="1"/>796<text:s text:c="2"/><text:s text:c="4"/><text:span text:style-name="style11">printf</text:span><text:span text:style-name="style10">(</text:span><text:span text:style-name="style6">"ID<text:s text:c="4"/>NOMBRE<text:s text:c="4"/>APELLIDO<text:s text:c="3"/>EDAD<text:s text:c="2"/>ORQUESTA<text:s text:c="2"/>INSTRUMENTO\n"</text:span><text:span text:style-name="style10">);</text:span></text:h>
      <text:h text:style-name="Default"><text:s text:c="1"/>797<text:s text:c="2"/><text:s text:c="4"/><text:span text:style-name="style5">for</text:span><text:span text:style-name="style10">(</text:span><text:span text:style-name="style11">i</text:span><text:span text:style-name="style10">=</text:span><text:span text:style-name="style4">0</text:span><text:span text:style-name="style10">; </text:span><text:span text:style-name="style11">i </text:span><text:span text:style-name="style10">&lt; </text:span><text:span text:style-name="style11">tam</text:span><text:span text:style-name="style10">; </text:span><text:span text:style-name="style11">i</text:span><text:span text:style-name="style10">++)</text:span></text:h>
      <text:h text:style-name="Default"><text:s text:c="1"/>798<text:s text:c="2"/><text:s text:c="4"/><text:span text:style-name="style10">{</text:span></text:h>
      <text:h text:style-name="Default"><text:s text:c="1"/>799<text:s text:c="2"/><text:s text:c="8"/><text:span text:style-name="style5">if</text:span><text:span text:style-name="style10">( </text:span><text:span text:style-name="style11">musico</text:span><text:span text:style-name="style10">[</text:span><text:span text:style-name="style11">i</text:span><text:span text:style-name="style10">].</text:span><text:span text:style-name="style11">isEmpty </text:span><text:span text:style-name="style10">== </text:span><text:span text:style-name="style4">0</text:span><text:span text:style-name="style10">)</text:span></text:h>
      <text:h text:style-name="Default"><text:s text:c="1"/>800<text:s text:c="2"/><text:s text:c="8"/><text:span text:style-name="style10">{</text:span></text:h>
      <text:h text:style-name="Default"><text:s text:c="1"/>801<text:s text:c="2"/><text:s text:c="13"/><text:span text:style-name="style11">printMusico</text:span><text:span text:style-name="style10">(</text:span><text:span text:style-name="style11">musico</text:span><text:span text:style-name="style10">[</text:span><text:span text:style-name="style11">i</text:span><text:span text:style-name="style10">],</text:span><text:span text:style-name="style11">tiposInst</text:span><text:span text:style-name="style10">,</text:span><text:span text:style-name="style11">taml</text:span><text:span text:style-name="style10">,</text:span><text:span text:style-name="style11">tiposOrq</text:span><text:span text:style-name="style10">);</text:span></text:h>
      <text:h text:style-name="Default"><text:s text:c="1"/>802<text:s text:c="2"/></text:h>
      <text:h text:style-name="Default"><text:s text:c="1"/>803<text:s text:c="2"/><text:s text:c="12"/><text:span text:style-name="style11">flag </text:span><text:span text:style-name="style10">= </text:span><text:span text:style-name="style4">1</text:span><text:span text:style-name="style10">;</text:span></text:h>
      <text:h text:style-name="Default"><text:s text:c="1"/>804<text:s text:c="2"/><text:s text:c="8"/><text:span text:style-name="style10">}</text:span></text:h>
      <text:h text:style-name="Default"><text:s text:c="1"/>805<text:s text:c="2"/></text:h>
      <text:h text:style-name="Default"><text:s text:c="1"/>806<text:s text:c="2"/><text:s text:c="4"/><text:span text:style-name="style10">}</text:span></text:h>
      <text:h text:style-name="Default"><text:s text:c="1"/>807<text:s text:c="2"/><text:s text:c="4"/><text:span text:style-name="style5">if </text:span><text:span text:style-name="style10">(</text:span><text:span text:style-name="style11">flag</text:span><text:span text:style-name="style10">==</text:span><text:span text:style-name="style4">0</text:span><text:span text:style-name="style10">)</text:span></text:h>
      <text:h text:style-name="Default"><text:s text:c="1"/>808<text:s text:c="2"/><text:s text:c="4"/><text:span text:style-name="style10">{</text:span></text:h>
      <text:h text:style-name="Default"><text:s text:c="1"/>809<text:s text:c="2"/><text:s text:c="8"/><text:span text:style-name="style11">system</text:span><text:span text:style-name="style10">(</text:span><text:span text:style-name="style6">"cls"</text:span><text:span text:style-name="style10">);</text:span></text:h>
      <text:h text:style-name="Default"><text:s text:c="1"/>810<text:s text:c="2"/><text:s text:c="8"/><text:span text:style-name="style11">printf</text:span><text:span text:style-name="style10">(</text:span><text:span text:style-name="style6">"NO HAY NADA QUE MOSTRAR\n"</text:span><text:span text:style-name="style10">);</text:span></text:h>
      <text:h text:style-name="Default"><text:s text:c="1"/>811<text:s text:c="2"/><text:s text:c="4"/><text:span text:style-name="style10">}</text:span></text:h>
      <text:h text:style-name="Default"><text:s text:c="1"/>812<text:s text:c="2"/><text:span text:style-name="style10">}</text:span></text:h>
      <text:h text:style-name="Default"><text:s text:c="1"/>813<text:s text:c="2"/></text:h>
      <text:h text:style-name="Default"><text:s text:c="1"/>814<text:s text:c="2"/><text:span text:style-name="style5">int </text:span><text:span text:style-name="style11">removeMusico</text:span><text:span text:style-name="style10">(</text:span><text:span text:style-name="style11">eMusico</text:span><text:span text:style-name="style10">* </text:span><text:span text:style-name="style11">musico</text:span><text:span text:style-name="style10">, </text:span><text:span text:style-name="style5">int </text:span><text:span text:style-name="style11">tam</text:span><text:span text:style-name="style10">, </text:span><text:span text:style-name="style5">int </text:span><text:span text:style-name="style11">id</text:span><text:span text:style-name="style10">,</text:span><text:span text:style-name="style11">eTipoInst tipoInst</text:span><text:span text:style-name="style10">[],</text:span><text:span text:style-name="style11">eTipoOrquesta tipoOrq</text:span><text:span text:style-name="style10">[],</text:span><text:span text:style-name="style5">int </text:span><text:span text:style-name="style11">taml</text:span><text:span text:style-name="style10">)</text:span></text:h>
      <text:h text:style-name="Default"><text:s text:c="1"/>815<text:s text:c="2"/><text:span text:style-name="style10">{</text:span></text:h>
      <text:h text:style-name="Default"><text:s text:c="1"/>816<text:s text:c="2"/><text:s text:c="4"/><text:span text:style-name="style5">int </text:span><text:span text:style-name="style11">check</text:span><text:span text:style-name="style10">=-</text:span><text:span text:style-name="style4">1</text:span><text:span text:style-name="style10">;</text:span></text:h>
      <text:h text:style-name="Default"><text:s text:c="1"/>817<text:s text:c="2"/><text:s text:c="4"/><text:span text:style-name="style5">int </text:span><text:span text:style-name="style11">opcion</text:span><text:span text:style-name="style10">;</text:span></text:h>
      <text:h text:style-name="Default"><text:s text:c="1"/>818<text:s text:c="2"/><text:s text:c="4"/><text:span text:style-name="style5">int </text:span><text:span text:style-name="style11">posicion</text:span><text:span text:style-name="style10">;</text:span></text:h>
      <text:h text:style-name="Default"><text:s text:c="1"/>819<text:s text:c="2"/></text:h>
      <text:h text:style-name="Default"><text:s text:c="1"/>820<text:s text:c="2"/><text:s text:c="4"/><text:span text:style-name="style11">posicion</text:span><text:span text:style-name="style10">=</text:span><text:span text:style-name="style11">findMusicoById</text:span><text:span text:style-name="style10">(</text:span><text:span text:style-name="style11">musico</text:span><text:span text:style-name="style10">,</text:span><text:span text:style-name="style11">tam</text:span><text:span text:style-name="style10">,</text:span><text:span text:style-name="style11">id</text:span><text:span text:style-name="style10">);</text:span></text:h>
      <text:h text:style-name="Default"><text:s text:c="1"/>821<text:s text:c="2"/><text:s text:c="8"/><text:span text:style-name="style5">if</text:span><text:span text:style-name="style10">(</text:span><text:span text:style-name="style11">posicion</text:span><text:span text:style-name="style10">!=-</text:span><text:span text:style-name="style4">1</text:span><text:span text:style-name="style10">){</text:span></text:h>
      <text:h text:style-name="Default"><text:s text:c="1"/>822<text:s text:c="2"/><text:s text:c="28"/><text:span text:style-name="style11">printMusico</text:span><text:span text:style-name="style10">(</text:span><text:span text:style-name="style11">musico</text:span><text:span text:style-name="style10">[</text:span><text:span text:style-name="style11">posicion</text:span><text:span text:style-name="style10">], </text:span><text:span text:style-name="style11">tipoInst</text:span><text:span text:style-name="style10">, </text:span><text:span text:style-name="style11">taml</text:span><text:span text:style-name="style10">, </text:span><text:span text:style-name="style11">tipoOrq</text:span><text:span text:style-name="style10">);</text:span></text:h>
      <text:h text:style-name="Default"><text:s text:c="1"/>823<text:s text:c="2"/><text:s text:c="28"/><text:span text:style-name="style11">printf</text:span><text:span text:style-name="style10">(</text:span><text:span text:style-name="style6">"Desea dar de baja este usuario?\n"</text:span><text:span text:style-name="style10">);</text:span></text:h>
      <text:h text:style-name="Default"><text:s text:c="1"/>824<text:s text:c="2"/><text:s text:c="28"/><text:span text:style-name="style11">printf</text:span><text:span text:style-name="style10">(</text:span><text:span text:style-name="style6">"1-SI | 2-NO\n"</text:span><text:span text:style-name="style10">);</text:span></text:h>
      <text:h text:style-name="Default"><text:s text:c="1"/>825<text:s text:c="2"/><text:s text:c="28"/><text:span text:style-name="style11">scanf</text:span><text:span text:style-name="style10">(</text:span><text:span text:style-name="style6">"%d"</text:span><text:span text:style-name="style10">,&amp;</text:span><text:span text:style-name="style11">opcion</text:span><text:span text:style-name="style10">);</text:span></text:h>
      <text:h text:style-name="Default"><text:s text:c="1"/>826<text:s text:c="2"/></text:h>
      <text:h text:style-name="Default"><text:s text:c="1"/>827<text:s text:c="2"/><text:s text:c="28"/><text:span text:style-name="style5">switch</text:span><text:span text:style-name="style10">(</text:span><text:span text:style-name="style11">opcion</text:span><text:span text:style-name="style10">)</text:span></text:h>
      <text:h text:style-name="Default"><text:s text:c="1"/>828<text:s text:c="2"/><text:s text:c="32"/><text:span text:style-name="style10">{</text:span></text:h>
      <text:h text:style-name="Default"><text:s text:c="1"/>829<text:s text:c="2"/><text:s text:c="32"/><text:span text:style-name="style5">case </text:span><text:span text:style-name="style4">1</text:span><text:span text:style-name="style10">: </text:span><text:span text:style-name="style11">musico</text:span><text:span text:style-name="style10">[</text:span><text:span text:style-name="style11">posicion</text:span><text:span text:style-name="style10">].</text:span><text:span text:style-name="style11">isEmpty</text:span><text:span text:style-name="style10">=</text:span><text:span text:style-name="style4">1</text:span><text:span text:style-name="style10">;</text:span></text:h>
      <text:h text:style-name="Default"><text:s text:c="1"/>830<text:s text:c="2"/><text:s text:c="40"/><text:span text:style-name="style11">check</text:span><text:span text:style-name="style10">=</text:span><text:span text:style-name="style4">0</text:span><text:span text:style-name="style10">;</text:span></text:h>
      <text:h text:style-name="Default"><text:s text:c="1"/>831<text:s text:c="2"/><text:s text:c="40"/><text:span text:style-name="style11">printf</text:span><text:span text:style-name="style10">(</text:span><text:span text:style-name="style6">"Baja exitosa\n"</text:span><text:span text:style-name="style10">);</text:span></text:h>
      <text:h text:style-name="Default"><text:s text:c="1"/>832<text:s text:c="2"/><text:s text:c="40"/><text:span text:style-name="style5">break</text:span><text:span text:style-name="style10">;</text:span></text:h>
      <text:h text:style-name="Default"><text:s text:c="1"/>833<text:s text:c="2"/><text:s text:c="32"/><text:span text:style-name="style5">case </text:span><text:span text:style-name="style4">2</text:span><text:span text:style-name="style10">:</text:span><text:span text:style-name="style11">printf</text:span><text:span text:style-name="style10">(</text:span><text:span text:style-name="style6">"Baja cancelada\n"</text:span><text:span text:style-name="style10">);</text:span></text:h>
      <text:h text:style-name="Default"><text:s text:c="1"/>834<text:s text:c="2"/><text:s text:c="40"/><text:span text:style-name="style5">break</text:span><text:span text:style-name="style10">;</text:span></text:h>
      <text:h text:style-name="Default"><text:s text:c="1"/>835<text:s text:c="2"/><text:s text:c="32"/><text:span text:style-name="style10">}</text:span></text:h>
      <text:h text:style-name="Default"><text:s text:c="1"/>836<text:s text:c="2"/><text:s text:c="24"/><text:span text:style-name="style10">}</text:span></text:h>
      <text:h text:style-name="Default"><text:s text:c="1"/>837<text:s text:c="2"/></text:h>
      <text:h text:style-name="Default"><text:s text:c="1"/>838<text:s text:c="2"/></text:h>
      <text:h text:style-name="Default"><text:s text:c="1"/>839<text:s text:c="2"/></text:h>
      <text:h text:style-name="Default"><text:s text:c="1"/>840<text:s text:c="2"/><text:s text:c="1"/><text:span text:style-name="style5">return </text:span><text:span text:style-name="style11">check</text:span><text:span text:style-name="style10">;</text:span></text:h>
      <text:h text:style-name="Default"><text:s text:c="1"/>841<text:s text:c="2"/><text:span text:style-name="style10">}</text:span></text:h>
      <text:h text:style-name="Default"><text:s text:c="1"/>842<text:s text:c="2"/></text:h>
      <text:h text:style-name="Default"><text:s text:c="1"/>843<text:s text:c="2"/><text:span text:style-name="style5">int </text:span><text:span text:style-name="style11">findMusicoById</text:span><text:span text:style-name="style10">(</text:span><text:span text:style-name="style11">eMusico</text:span><text:span text:style-name="style10">* </text:span><text:span text:style-name="style11">musico</text:span><text:span text:style-name="style10">, </text:span><text:span text:style-name="style5">int </text:span><text:span text:style-name="style11">tam</text:span><text:span text:style-name="style10">,</text:span><text:span text:style-name="style5">int </text:span><text:span text:style-name="style11">id</text:span><text:span text:style-name="style10">)</text:span></text:h>
      <text:h text:style-name="Default"><text:s text:c="1"/>844<text:s text:c="2"/><text:span text:style-name="style10">{ </text:span><text:span text:style-name="style5">int </text:span><text:span text:style-name="style11">i</text:span><text:span text:style-name="style10">;</text:span></text:h>
      <text:h text:style-name="Default"><text:s text:c="1"/>845<text:s text:c="2"/><text:span text:style-name="style5">int </text:span><text:span text:style-name="style11">null</text:span><text:span text:style-name="style10">=-</text:span><text:span text:style-name="style4">1</text:span><text:span text:style-name="style10">;</text:span></text:h>
      <text:h text:style-name="Default"><text:s text:c="1"/>846<text:s text:c="2"/><text:s text:c="4"/><text:span text:style-name="style5">for</text:span><text:span text:style-name="style10">(</text:span><text:span text:style-name="style11">i</text:span><text:span text:style-name="style10">=</text:span><text:span text:style-name="style4">0</text:span><text:span text:style-name="style10">;</text:span><text:span text:style-name="style11">i</text:span><text:span text:style-name="style10">&lt;</text:span><text:span text:style-name="style11">tam</text:span><text:span text:style-name="style10">;</text:span><text:span text:style-name="style11">i</text:span><text:span text:style-name="style10">++)</text:span></text:h>
      <text:h text:style-name="Default"><text:s text:c="1"/>847<text:s text:c="2"/><text:s text:c="4"/><text:span text:style-name="style10">{ </text:span><text:span text:style-name="style5">if</text:span><text:span text:style-name="style10">(</text:span><text:span text:style-name="style11">musico</text:span><text:span text:style-name="style10">[</text:span><text:span text:style-name="style11">i</text:span><text:span text:style-name="style10">].</text:span><text:span text:style-name="style11">idM</text:span><text:span text:style-name="style10">==</text:span><text:span text:style-name="style11">id </text:span><text:span text:style-name="style10">&amp;&amp; </text:span><text:span text:style-name="style11">musico</text:span><text:span text:style-name="style10">[</text:span><text:span text:style-name="style11">i</text:span><text:span text:style-name="style10">].</text:span><text:span text:style-name="style11">isEmpty</text:span><text:span text:style-name="style10">==</text:span><text:span text:style-name="style4">0</text:span><text:span text:style-name="style10">)</text:span></text:h>
      <text:h text:style-name="Default"><text:s text:c="1"/>848<text:s text:c="2"/><text:s text:c="16"/><text:span text:style-name="style10">{</text:span></text:h>
      <text:h text:style-name="Default"><text:s text:c="1"/>849<text:s text:c="2"/><text:s text:c="17"/><text:span text:style-name="style11">null</text:span><text:span text:style-name="style10">=</text:span><text:span text:style-name="style11">i</text:span><text:span text:style-name="style10">;</text:span></text:h>
      <text:h text:style-name="Default"><text:s text:c="1"/>850<text:s text:c="2"/><text:s text:c="17"/><text:span text:style-name="style5">break</text:span><text:span text:style-name="style10">;</text:span></text:h>
      <text:h text:style-name="Default"><text:s text:c="1"/>851<text:s text:c="2"/><text:s text:c="16"/><text:span text:style-name="style10">}</text:span></text:h>
      <text:h text:style-name="Default"><text:s text:c="1"/>852<text:s text:c="2"/></text:h>
      <text:h text:style-name="Default"><text:s text:c="1"/>853<text:s text:c="2"/><text:s text:c="4"/><text:span text:style-name="style10">}</text:span></text:h>
      <text:h text:style-name="Default"><text:s text:c="1"/>854<text:s text:c="2"/><text:s text:c="4"/><text:span text:style-name="style5">if</text:span><text:span text:style-name="style10">(</text:span><text:span text:style-name="style11">null</text:span><text:span text:style-name="style10">==-</text:span><text:span text:style-name="style4">1</text:span><text:span text:style-name="style10">)</text:span></text:h>
      <text:h text:style-name="Default"><text:s text:c="1"/>855<text:s text:c="2"/><text:s text:c="4"/><text:span text:style-name="style10">{</text:span></text:h>
      <text:h text:style-name="Default"><text:s text:c="1"/>856<text:s text:c="2"/><text:s text:c="16"/><text:span text:style-name="style11">printf</text:span><text:span text:style-name="style10">(</text:span><text:span text:style-name="style6">"No se encontro ninguna Orquesta con ese ID\n"</text:span><text:span text:style-name="style10">);</text:span></text:h>
      <text:h text:style-name="Default"><text:s text:c="1"/>857<text:s text:c="2"/><text:s text:c="4"/><text:span text:style-name="style10">}</text:span></text:h>
      <text:h text:style-name="Default"><text:s text:c="1"/>858<text:s text:c="2"/></text:h>
      <text:h text:style-name="Default"><text:s text:c="1"/>859<text:s text:c="2"/><text:s text:c="1"/><text:span text:style-name="style5">return </text:span><text:span text:style-name="style11">null</text:span><text:span text:style-name="style10">;</text:span></text:h>
      <text:h text:style-name="Default"><text:s text:c="1"/>860<text:s text:c="2"/><text:span text:style-name="style10">}</text:span></text:h>
      <text:h text:style-name="Default"><text:s text:c="1"/>861<text:s text:c="2"/></text:h>
      <text:h text:style-name="Default"><text:s text:c="1"/>862<text:s text:c="2"/><text:span text:style-name="style5">int </text:span><text:span text:style-name="style11">editMusico</text:span><text:span text:style-name="style10">(</text:span><text:span text:style-name="style11">eMusico </text:span><text:span text:style-name="style10">*</text:span><text:span text:style-name="style11">musico</text:span><text:span text:style-name="style10">,</text:span><text:span text:style-name="style5">int </text:span><text:span text:style-name="style11">tam</text:span><text:span text:style-name="style10">,</text:span><text:span text:style-name="style5">int </text:span><text:span text:style-name="style11">id</text:span><text:span text:style-name="style10">,</text:span><text:span text:style-name="style11">eTipoInst tiposInst</text:span><text:span text:style-name="style10">[],</text:span><text:span text:style-name="style11">eTipoOrquesta tiposOrq</text:span><text:span text:style-name="style10">[],</text:span><text:span text:style-name="style5">int </text:span><text:span text:style-name="style11">taml</text:span><text:span text:style-name="style10">)</text:span></text:h>
      <text:h text:style-name="Default"><text:s text:c="1"/>863<text:s text:c="2"/><text:span text:style-name="style10">{</text:span></text:h>
      <text:h text:style-name="Default"><text:s text:c="1"/>864<text:s text:c="2"/><text:s text:c="4"/><text:span text:style-name="style5">int </text:span><text:span text:style-name="style11">confirm</text:span><text:span text:style-name="style10">=</text:span><text:span text:style-name="style4">0</text:span><text:span text:style-name="style10">;</text:span></text:h>
      <text:h text:style-name="Default"><text:s text:c="1"/>865<text:s text:c="2"/><text:s text:c="4"/><text:span text:style-name="style5">int </text:span><text:span text:style-name="style11">opcion</text:span><text:span text:style-name="style10">;</text:span></text:h>
      <text:h text:style-name="Default"><text:s text:c="1"/>866<text:s text:c="2"/><text:s text:c="4"/><text:span text:style-name="style5">char </text:span><text:span text:style-name="style11">auxName</text:span><text:span text:style-name="style10">[</text:span><text:span text:style-name="style4">25</text:span><text:span text:style-name="style10">];</text:span></text:h>
      <text:h text:style-name="Default"><text:s text:c="1"/>867<text:s text:c="2"/><text:s text:c="4"/><text:span text:style-name="style5">char </text:span><text:span text:style-name="style11">auxlen</text:span><text:span text:style-name="style10">[</text:span><text:span text:style-name="style11">LENSTR</text:span><text:span text:style-name="style10">];</text:span></text:h>
      <text:h text:style-name="Default"><text:s text:c="1"/>868<text:s text:c="2"/><text:s text:c="4"/><text:span text:style-name="style5">int </text:span><text:span text:style-name="style11">edad</text:span><text:span text:style-name="style10">;</text:span></text:h>
      <text:h text:style-name="Default"><text:s text:c="1"/>869<text:s text:c="2"/><text:s text:c="4"/><text:span text:style-name="style5">int </text:span><text:span text:style-name="style11">idOrq</text:span><text:span text:style-name="style10">;</text:span></text:h>
      <text:h text:style-name="Default"><text:s text:c="1"/>870<text:s text:c="2"/><text:s text:c="4"/><text:span text:style-name="style5">int </text:span><text:span text:style-name="style11">idInst</text:span><text:span text:style-name="style10">;</text:span></text:h>
      <text:h text:style-name="Default"><text:s text:c="1"/>871<text:s text:c="2"/><text:s text:c="4"/><text:span text:style-name="style5">int </text:span><text:span text:style-name="style11">check</text:span><text:span text:style-name="style10">;</text:span></text:h>
      <text:h text:style-name="Default"><text:s text:c="1"/>872<text:s text:c="2"/><text:s text:c="4"/><text:span text:style-name="style5">int </text:span><text:span text:style-name="style11">resultado</text:span><text:span text:style-name="style10">=</text:span><text:span text:style-name="style4">0</text:span><text:span text:style-name="style10">;</text:span></text:h>
      <text:h text:style-name="Default"><text:s text:c="1"/>873<text:s text:c="2"/><text:s text:c="4"/><text:span text:style-name="style5">int </text:span><text:span text:style-name="style11">tipo</text:span><text:span text:style-name="style10">;</text:span></text:h>
      <text:h text:style-name="Default"><text:s text:c="1"/>874<text:s text:c="2"/></text:h>
      <text:h text:style-name="Default"><text:s text:c="1"/>875<text:s text:c="2"/><text:span text:style-name="style11">system</text:span><text:span text:style-name="style10">(</text:span><text:span text:style-name="style6">"cls"</text:span><text:span text:style-name="style10">);</text:span></text:h>
      <text:h text:style-name="Default"><text:s text:c="1"/>876<text:s text:c="2"/></text:h>
      <text:h text:style-name="Default"><text:s text:c="1"/>877<text:s text:c="2"/></text:h>
      <text:h text:style-name="Default"><text:s text:c="1"/>878<text:s text:c="2"/><text:s text:c="8"/><text:span text:style-name="style11">confirm </text:span><text:span text:style-name="style10">= </text:span><text:span text:style-name="style11">findMusicoById</text:span><text:span text:style-name="style10">(</text:span><text:span text:style-name="style11">musico</text:span><text:span text:style-name="style10">,</text:span><text:span text:style-name="style11">tam</text:span><text:span text:style-name="style10">,</text:span><text:span text:style-name="style11">id</text:span><text:span text:style-name="style10">);</text:span></text:h>
      <text:h text:style-name="Default"><text:s text:c="1"/>879<text:s text:c="2"/></text:h>
      <text:h text:style-name="Default"><text:s text:c="1"/>880<text:s text:c="2"/><text:s text:c="4"/><text:span text:style-name="style5">if</text:span><text:span text:style-name="style10">(</text:span><text:span text:style-name="style11">confirm</text:span><text:span text:style-name="style10">!=-</text:span><text:span text:style-name="style4">1</text:span><text:span text:style-name="style10">){</text:span></text:h>
      <text:h text:style-name="Default"><text:s text:c="1"/>881<text:s text:c="2"/><text:s text:c="12"/><text:span text:style-name="style5">do</text:span><text:span text:style-name="style10">{</text:span></text:h>
      <text:h text:style-name="Default"><text:s text:c="1"/>882<text:s text:c="2"/><text:s text:c="8"/><text:span text:style-name="style11">system</text:span><text:span text:style-name="style10">(</text:span><text:span text:style-name="style6">"cls"</text:span><text:span text:style-name="style10">);</text:span></text:h>
      <text:h text:style-name="Default"><text:s text:c="1"/>883<text:s text:c="2"/><text:span text:style-name="style11">printf</text:span><text:span text:style-name="style10">(</text:span><text:span text:style-name="style6">"ID<text:s text:c="3"/>NOMBRE<text:s text:c="2"/>APELLIDO EDAD<text:s text:c="2"/>IDORQ<text:s text:c="3"/>IDINSTRUMENTO\n"</text:span><text:span text:style-name="style10">);</text:span></text:h>
      <text:h text:style-name="Default"><text:s text:c="1"/>884<text:s text:c="2"/><text:s text:c="8"/><text:span text:style-name="style11">printMusico</text:span><text:span text:style-name="style10">(</text:span><text:span text:style-name="style11">musico</text:span><text:span text:style-name="style10">[</text:span><text:span text:style-name="style11">confirm</text:span><text:span text:style-name="style10">],</text:span><text:span text:style-name="style11">tiposInst</text:span><text:span text:style-name="style10">,</text:span><text:span text:style-name="style11">taml</text:span><text:span text:style-name="style10">,</text:span><text:span text:style-name="style11">tiposOrq</text:span><text:span text:style-name="style10">);</text:span></text:h>
      <text:h text:style-name="Default"><text:s text:c="1"/>885<text:s text:c="2"/><text:s text:c="8"/><text:span text:style-name="style11">printf</text:span><text:span text:style-name="style10">(</text:span><text:span text:style-name="style6">"________________________________\n"</text:span><text:span text:style-name="style10">);</text:span></text:h>
      <text:h text:style-name="Default"><text:s text:c="1"/>886<text:s text:c="2"/><text:s text:c="12"/><text:span text:style-name="style11">printf</text:span><text:span text:style-name="style10">(</text:span><text:span text:style-name="style6">"Elija la modificacion que desea realizar\n"</text:span><text:span text:style-name="style10">);</text:span></text:h>
      <text:h text:style-name="Default"><text:s text:c="1"/>887<text:s text:c="2"/><text:s text:c="12"/><text:span text:style-name="style11">printf</text:span><text:span text:style-name="style10">(</text:span><text:span text:style-name="style6">" 1- NOMBRE \n 2- APELLIDO \n 3-EDAD \n 4-ORQUESTA \n 5-INSTRUMENTO<text:s text:c="2"/>\n"</text:span><text:span text:style-name="style10">);</text:span></text:h>
      <text:h text:style-name="Default"><text:s text:c="1"/>888<text:s text:c="2"/><text:s text:c="12"/><text:span text:style-name="style11">fflush</text:span><text:span text:style-name="style10">(</text:span><text:span text:style-name="style11">stdin</text:span><text:span text:style-name="style10">);</text:span></text:h>
      <text:h text:style-name="Default"><text:s text:c="1"/>889<text:s text:c="2"/><text:s text:c="12"/><text:span text:style-name="style11">scanf</text:span><text:span text:style-name="style10">(</text:span><text:span text:style-name="style6">"%s"</text:span><text:span text:style-name="style10">,</text:span><text:span text:style-name="style11">auxlen</text:span><text:span text:style-name="style10">);</text:span></text:h>
      <text:h text:style-name="Default"><text:s text:c="1"/>890<text:s text:c="2"/><text:s text:c="12"/><text:span text:style-name="style11">check</text:span><text:span text:style-name="style10">=</text:span><text:span text:style-name="style11">validadorInputint</text:span><text:span text:style-name="style10">(</text:span><text:span text:style-name="style11">auxlen</text:span><text:span text:style-name="style10">,</text:span><text:span text:style-name="style11">LENSTR</text:span><text:span text:style-name="style10">);</text:span></text:h>
      <text:h text:style-name="Default"><text:s text:c="1"/>891<text:s text:c="2"/><text:s text:c="12"/><text:span text:style-name="style5">if</text:span><text:span text:style-name="style10">(</text:span><text:span text:style-name="style11">check</text:span><text:span text:style-name="style10">==</text:span><text:span text:style-name="style4">1</text:span><text:span text:style-name="style10">){</text:span></text:h>
      <text:h text:style-name="Default"><text:s text:c="1"/>892<text:s text:c="2"/><text:s text:c="12"/><text:span text:style-name="style11">opcion</text:span><text:span text:style-name="style10">=</text:span><text:span text:style-name="style11">atoi</text:span><text:span text:style-name="style10">(</text:span><text:span text:style-name="style11">auxlen</text:span><text:span text:style-name="style10">);</text:span></text:h>
      <text:h text:style-name="Default"><text:s text:c="1"/>893<text:s text:c="2"/><text:s text:c="16"/><text:span text:style-name="style10">}</text:span></text:h>
      <text:h text:style-name="Default"><text:s text:c="1"/>894<text:s text:c="2"/><text:s text:c="12"/><text:span text:style-name="style10">}</text:span><text:span text:style-name="style5">while</text:span><text:span text:style-name="style10">(</text:span><text:span text:style-name="style11">check</text:span><text:span text:style-name="style10">!=</text:span><text:span text:style-name="style4">1</text:span><text:span text:style-name="style10">);</text:span></text:h>
      <text:h text:style-name="Default"><text:s text:c="1"/>895<text:s text:c="2"/><text:s text:c="8"/><text:span text:style-name="style5">switch</text:span><text:span text:style-name="style10">(</text:span><text:span text:style-name="style11">opcion</text:span><text:span text:style-name="style10">)</text:span></text:h>
      <text:h text:style-name="Default"><text:s text:c="1"/>896<text:s text:c="2"/><text:s text:c="8"/><text:span text:style-name="style10">{</text:span></text:h>
      <text:h text:style-name="Default"><text:s text:c="1"/>897<text:s text:c="2"/><text:s text:c="8"/><text:span text:style-name="style5">case </text:span><text:span text:style-name="style4">1</text:span><text:span text:style-name="style10">:</text:span><text:span text:style-name="style11">system</text:span><text:span text:style-name="style10">(</text:span><text:span text:style-name="style6">"cls"</text:span><text:span text:style-name="style10">);</text:span></text:h>
      <text:h text:style-name="Default"><text:s text:c="1"/>898<text:s text:c="2"/><text:s text:c="15"/><text:span text:style-name="style11">printf</text:span><text:span text:style-name="style10">(</text:span><text:span text:style-name="style6">"ID<text:s text:c="3"/>NOMBRE<text:s text:c="2"/>APELLIDO EDAD<text:s text:c="2"/>IDORQ<text:s text:c="3"/>IDINSTRUMENTO\n"</text:span><text:span text:style-name="style10">);</text:span></text:h>
      <text:h text:style-name="Default"><text:s text:c="1"/>899<text:s text:c="2"/><text:s text:c="16"/><text:span text:style-name="style11">printMusico</text:span><text:span text:style-name="style10">(</text:span><text:span text:style-name="style11">musico</text:span><text:span text:style-name="style10">[</text:span><text:span text:style-name="style11">confirm</text:span><text:span text:style-name="style10">],</text:span><text:span text:style-name="style11">tiposInst</text:span><text:span text:style-name="style10">,</text:span><text:span text:style-name="style11">taml</text:span><text:span text:style-name="style10">,</text:span><text:span text:style-name="style11">tiposOrq</text:span><text:span text:style-name="style10">);</text:span></text:h>
      <text:h text:style-name="Default"><text:s text:c="1"/>900<text:s text:c="2"/><text:s text:c="16"/><text:span text:style-name="style11">printf</text:span><text:span text:style-name="style10">(</text:span><text:span text:style-name="style6">"__________________________\n"</text:span><text:span text:style-name="style10">);</text:span></text:h>
      <text:h text:style-name="Default"><text:s text:c="1"/>901<text:s text:c="2"/><text:s text:c="16"/><text:span text:style-name="style11">printf</text:span><text:span text:style-name="style10">(</text:span><text:span text:style-name="style6">"Ingrese el nuevo nombre \n"</text:span><text:span text:style-name="style10">);</text:span></text:h>
      <text:h text:style-name="Default"><text:s text:c="1"/>902<text:s text:c="2"/><text:s text:c="16"/><text:span text:style-name="style11">fflush</text:span><text:span text:style-name="style10">(</text:span><text:span text:style-name="style11">stdin</text:span><text:span text:style-name="style10">);</text:span></text:h>
      <text:h text:style-name="Default"><text:s text:c="1"/>903<text:s text:c="2"/><text:s text:c="16"/><text:span text:style-name="style11">scanf</text:span><text:span text:style-name="style10">(</text:span><text:span text:style-name="style6">"%s"</text:span><text:span text:style-name="style10">,</text:span><text:span text:style-name="style11">auxName</text:span><text:span text:style-name="style10">);</text:span></text:h>
      <text:h text:style-name="Default"><text:s text:c="1"/>904<text:s text:c="2"/><text:s text:c="16"/><text:span text:style-name="style11">system</text:span><text:span text:style-name="style10">(</text:span><text:span text:style-name="style6">"cls"</text:span><text:span text:style-name="style10">);</text:span></text:h>
      <text:h text:style-name="Default"><text:s text:c="1"/>905<text:s text:c="2"/></text:h>
      <text:h text:style-name="Default"><text:s text:c="1"/>906<text:s text:c="2"/><text:s text:c="16"/><text:span text:style-name="style11">strcpy</text:span><text:span text:style-name="style10">(</text:span><text:span text:style-name="style11">musico</text:span><text:span text:style-name="style10">[</text:span><text:span text:style-name="style11">confirm</text:span><text:span text:style-name="style10">].</text:span><text:span text:style-name="style11">nombreM</text:span><text:span text:style-name="style10">,</text:span><text:span text:style-name="style11">auxName</text:span><text:span text:style-name="style10">);</text:span></text:h>
      <text:h text:style-name="Default"><text:s text:c="1"/>907<text:s text:c="2"/><text:s text:c="16"/><text:span text:style-name="style11">printf</text:span><text:span text:style-name="style10">(</text:span><text:span text:style-name="style6">"ID<text:s text:c="3"/>NOMBRE<text:s text:c="2"/>APELLIDO EDAD<text:s text:c="2"/>IDORQ<text:s text:c="3"/>IDINSTRUMENTO\n"</text:span><text:span text:style-name="style10">);</text:span></text:h>
      <text:h text:style-name="Default"><text:s text:c="1"/>908<text:s text:c="2"/><text:s text:c="16"/><text:span text:style-name="style11">printMusico</text:span><text:span text:style-name="style10">(</text:span><text:span text:style-name="style11">musico</text:span><text:span text:style-name="style10">[</text:span><text:span text:style-name="style11">confirm</text:span><text:span text:style-name="style10">],</text:span><text:span text:style-name="style11">tiposInst</text:span><text:span text:style-name="style10">,</text:span><text:span text:style-name="style11">taml</text:span><text:span text:style-name="style10">,</text:span><text:span text:style-name="style11">tiposOrq</text:span><text:span text:style-name="style10">);</text:span></text:h>
      <text:h text:style-name="Default"><text:s text:c="1"/>909<text:s text:c="2"/><text:s text:c="16"/><text:span text:style-name="style11">resultado</text:span><text:span text:style-name="style10">=</text:span><text:span text:style-name="style4">1</text:span><text:span text:style-name="style10">;</text:span></text:h>
      <text:h text:style-name="Default"><text:s text:c="1"/>910<text:s text:c="2"/><text:s text:c="16"/><text:span text:style-name="style11">printf</text:span><text:span text:style-name="style10">(</text:span><text:span text:style-name="style6">"Cambio exitoso\n"</text:span><text:span text:style-name="style10">);</text:span></text:h>
      <text:h text:style-name="Default"><text:s text:c="1"/>911<text:s text:c="2"/><text:s text:c="16"/><text:span text:style-name="style5">break</text:span><text:span text:style-name="style10">;</text:span></text:h>
      <text:h text:style-name="Default"><text:s text:c="1"/>912<text:s text:c="2"/><text:s text:c="8"/><text:span text:style-name="style5">case </text:span><text:span text:style-name="style4">2</text:span><text:span text:style-name="style10">: </text:span><text:span text:style-name="style11">system</text:span><text:span text:style-name="style10">(</text:span><text:span text:style-name="style6">"cls"</text:span><text:span text:style-name="style10">);</text:span></text:h>
      <text:h text:style-name="Default"><text:s text:c="1"/>913<text:s text:c="2"/><text:s text:c="16"/><text:span text:style-name="style11">printf</text:span><text:span text:style-name="style10">(</text:span><text:span text:style-name="style6">"ID<text:s text:c="3"/>NOMBRE<text:s text:c="2"/>APELLIDO EDAD<text:s text:c="2"/>IDORQ<text:s text:c="3"/>IDINSTRUMENTO\n"</text:span><text:span text:style-name="style10">);</text:span></text:h>
      <text:h text:style-name="Default"><text:s text:c="1"/>914<text:s text:c="2"/><text:s text:c="16"/><text:span text:style-name="style11">printMusico</text:span><text:span text:style-name="style10">(</text:span><text:span text:style-name="style11">musico</text:span><text:span text:style-name="style10">[</text:span><text:span text:style-name="style11">confirm</text:span><text:span text:style-name="style10">],</text:span><text:span text:style-name="style11">tiposInst</text:span><text:span text:style-name="style10">,</text:span><text:span text:style-name="style11">taml</text:span><text:span text:style-name="style10">,</text:span><text:span text:style-name="style11">tiposOrq</text:span><text:span text:style-name="style10">);</text:span></text:h>
      <text:h text:style-name="Default"><text:s text:c="1"/>915<text:s text:c="2"/><text:s text:c="16"/><text:span text:style-name="style11">printf</text:span><text:span text:style-name="style10">(</text:span><text:span text:style-name="style6">"__________________________\n"</text:span><text:span text:style-name="style10">);</text:span></text:h>
      <text:h text:style-name="Default"><text:s text:c="1"/>916<text:s text:c="2"/><text:s text:c="16"/><text:span text:style-name="style11">printf</text:span><text:span text:style-name="style10">(</text:span><text:span text:style-name="style6">"Ingrese el nuevo lugar \n"</text:span><text:span text:style-name="style10">);</text:span></text:h>
      <text:h text:style-name="Default"><text:s text:c="1"/>917<text:s text:c="2"/><text:s text:c="16"/><text:span text:style-name="style11">fflush</text:span><text:span text:style-name="style10">(</text:span><text:span text:style-name="style11">stdin</text:span><text:span text:style-name="style10">);</text:span></text:h>
      <text:h text:style-name="Default"><text:s text:c="1"/>918<text:s text:c="2"/><text:s text:c="16"/><text:span text:style-name="style11">scanf</text:span><text:span text:style-name="style10">(</text:span><text:span text:style-name="style6">"%s"</text:span><text:span text:style-name="style10">,</text:span><text:span text:style-name="style11">auxName</text:span><text:span text:style-name="style10">);</text:span></text:h>
      <text:h text:style-name="Default"><text:s text:c="1"/>919<text:s text:c="2"/><text:s text:c="16"/><text:span text:style-name="style11">system</text:span><text:span text:style-name="style10">(</text:span><text:span text:style-name="style6">"cls"</text:span><text:span text:style-name="style10">);</text:span></text:h>
      <text:h text:style-name="Default"><text:s text:c="1"/>920<text:s text:c="2"/></text:h>
      <text:h text:style-name="Default"><text:s text:c="1"/>921<text:s text:c="2"/><text:s text:c="16"/><text:span text:style-name="style11">strcpy</text:span><text:span text:style-name="style10">(</text:span><text:span text:style-name="style11">musico</text:span><text:span text:style-name="style10">[</text:span><text:span text:style-name="style11">confirm</text:span><text:span text:style-name="style10">].</text:span><text:span text:style-name="style11">apellidoM</text:span><text:span text:style-name="style10">,</text:span><text:span text:style-name="style11">auxName</text:span><text:span text:style-name="style10">);</text:span></text:h>
      <text:h text:style-name="Default"><text:s text:c="1"/>922<text:s text:c="2"/><text:s text:c="17"/><text:span text:style-name="style11">printf</text:span><text:span text:style-name="style10">(</text:span><text:span text:style-name="style6">"ID<text:s text:c="3"/>NOMBRE<text:s text:c="2"/>APELLIDO<text:s text:c="2"/>EDAD<text:s text:c="2"/>IDORQ<text:s text:c="3"/>IDINSTRUMENTO\n"</text:span><text:span text:style-name="style10">);</text:span></text:h>
      <text:h text:style-name="Default"><text:s text:c="1"/>923<text:s text:c="2"/><text:s text:c="16"/><text:span text:style-name="style11">printMusico</text:span><text:span text:style-name="style10">(</text:span><text:span text:style-name="style11">musico</text:span><text:span text:style-name="style10">[</text:span><text:span text:style-name="style11">confirm</text:span><text:span text:style-name="style10">],</text:span><text:span text:style-name="style11">tiposInst</text:span><text:span text:style-name="style10">,</text:span><text:span text:style-name="style11">taml </text:span><text:span text:style-name="style10">,</text:span><text:span text:style-name="style11">tiposOrq</text:span><text:span text:style-name="style10">);</text:span></text:h>
      <text:h text:style-name="Default"><text:s text:c="1"/>924<text:s text:c="2"/><text:s text:c="16"/><text:span text:style-name="style11">resultado</text:span><text:span text:style-name="style10">=</text:span><text:span text:style-name="style4">1</text:span><text:span text:style-name="style10">;</text:span></text:h>
      <text:h text:style-name="Default"><text:s text:c="1"/>925<text:s text:c="2"/><text:s text:c="16"/><text:span text:style-name="style11">printf</text:span><text:span text:style-name="style10">(</text:span><text:span text:style-name="style6">"Cambio exitoso\n"</text:span><text:span text:style-name="style10">);</text:span></text:h>
      <text:h text:style-name="Default"><text:s text:c="1"/>926<text:s text:c="2"/><text:s text:c="16"/><text:span text:style-name="style5">break</text:span><text:span text:style-name="style10">;</text:span></text:h>
      <text:h text:style-name="Default"><text:s text:c="1"/>927<text:s text:c="2"/><text:s text:c="8"/><text:span text:style-name="style5">case </text:span><text:span text:style-name="style4">3</text:span><text:span text:style-name="style10">:</text:span><text:span text:style-name="style11">system</text:span><text:span text:style-name="style10">(</text:span><text:span text:style-name="style6">"cls"</text:span><text:span text:style-name="style10">);</text:span></text:h>
      <text:h text:style-name="Default"><text:s text:c="1"/>928<text:s text:c="2"/><text:s text:c="15"/><text:span text:style-name="style11">printf</text:span><text:span text:style-name="style10">(</text:span><text:span text:style-name="style6">"ID<text:s text:c="3"/>NOMBRE<text:s text:c="2"/>APELLIDO EDAD<text:s text:c="2"/>IDORQ<text:s text:c="3"/>IDINSTRUMENTO\n"</text:span><text:span text:style-name="style10">);</text:span></text:h>
      <text:h text:style-name="Default"><text:s text:c="1"/>929<text:s text:c="2"/><text:s text:c="16"/><text:span text:style-name="style11">printMusico</text:span><text:span text:style-name="style10">(</text:span><text:span text:style-name="style11">musico</text:span><text:span text:style-name="style10">[</text:span><text:span text:style-name="style11">confirm</text:span><text:span text:style-name="style10">],</text:span><text:span text:style-name="style11">tiposInst</text:span><text:span text:style-name="style10">,</text:span><text:span text:style-name="style11">taml</text:span><text:span text:style-name="style10">,</text:span><text:span text:style-name="style11">tiposOrq</text:span><text:span text:style-name="style10">);</text:span></text:h>
      <text:h text:style-name="Default"><text:s text:c="1"/>930<text:s text:c="2"/><text:s text:c="16"/><text:span text:style-name="style11">printf</text:span><text:span text:style-name="style10">(</text:span><text:span text:style-name="style6">"__________________________\n"</text:span><text:span text:style-name="style10">);</text:span></text:h>
      <text:h text:style-name="Default"><text:s text:c="1"/>931<text:s text:c="2"/><text:s text:c="16"/><text:span text:style-name="style11">printf</text:span><text:span text:style-name="style10">(</text:span><text:span text:style-name="style6">"Ingrese el nuevo tipo \n"</text:span><text:span text:style-name="style10">);</text:span></text:h>
      <text:h text:style-name="Default"><text:s text:c="1"/>932<text:s text:c="2"/><text:s text:c="16"/><text:span text:style-name="style11">fflush</text:span><text:span text:style-name="style10">(</text:span><text:span text:style-name="style11">stdin</text:span><text:span text:style-name="style10">);</text:span></text:h>
      <text:h text:style-name="Default"><text:s text:c="1"/>933<text:s text:c="2"/><text:s text:c="16"/><text:span text:style-name="style11">scanf</text:span><text:span text:style-name="style10">(</text:span><text:span text:style-name="style6">"%s"</text:span><text:span text:style-name="style10">,</text:span><text:span text:style-name="style11">auxlen</text:span><text:span text:style-name="style10">);</text:span></text:h>
      <text:h text:style-name="Default"><text:s text:c="1"/>934<text:s text:c="2"/><text:s text:c="16"/><text:span text:style-name="style11">check</text:span><text:span text:style-name="style10">=</text:span><text:span text:style-name="style11">validadorInputint</text:span><text:span text:style-name="style10">(</text:span><text:span text:style-name="style11">auxlen</text:span><text:span text:style-name="style10">,</text:span><text:span text:style-name="style11">LENSTR</text:span><text:span text:style-name="style10">);</text:span></text:h>
      <text:h text:style-name="Default"><text:s text:c="1"/>935<text:s text:c="2"/><text:s text:c="16"/><text:span text:style-name="style5">if</text:span><text:span text:style-name="style10">(</text:span><text:span text:style-name="style11">check</text:span><text:span text:style-name="style10">==</text:span><text:span text:style-name="style4">1</text:span><text:span text:style-name="style10">){</text:span></text:h>
      <text:h text:style-name="Default"><text:s text:c="1"/>936<text:s text:c="2"/><text:s text:c="32"/><text:span text:style-name="style11">edad</text:span><text:span text:style-name="style10">=</text:span><text:span text:style-name="style11">atoi</text:span><text:span text:style-name="style10">(</text:span><text:span text:style-name="style11">auxlen</text:span><text:span text:style-name="style10">);</text:span></text:h>
      <text:h text:style-name="Default"><text:s text:c="1"/>937<text:s text:c="2"/></text:h>
      <text:h text:style-name="Default"><text:s text:c="1"/>938<text:s text:c="2"/><text:s text:c="32"/><text:span text:style-name="style11">musico</text:span><text:span text:style-name="style10">[</text:span><text:span text:style-name="style11">confirm</text:span><text:span text:style-name="style10">].</text:span><text:span text:style-name="style11">edadM</text:span><text:span text:style-name="style10">=</text:span><text:span text:style-name="style11">edad</text:span><text:span text:style-name="style10">;</text:span></text:h>
      <text:h text:style-name="Default"><text:s text:c="1"/>939<text:s text:c="2"/><text:s text:c="32"/><text:span text:style-name="style11">printf</text:span><text:span text:style-name="style10">(</text:span><text:span text:style-name="style6">"ID<text:s text:c="3"/>NOMBRE<text:s text:c="2"/>APELLIDO EDAD<text:s text:c="2"/>IDORQ<text:s text:c="3"/>IDINSTRUMENTO\n"</text:span><text:span text:style-name="style10">);</text:span></text:h>
      <text:h text:style-name="Default"><text:s text:c="1"/>940<text:s text:c="2"/><text:s text:c="32"/><text:span text:style-name="style11">printMusico</text:span><text:span text:style-name="style10">(</text:span><text:span text:style-name="style11">musico</text:span><text:span text:style-name="style10">[</text:span><text:span text:style-name="style11">confirm</text:span><text:span text:style-name="style10">],</text:span><text:span text:style-name="style11">tiposInst</text:span><text:span text:style-name="style10">,</text:span><text:span text:style-name="style11">taml</text:span><text:span text:style-name="style10">,</text:span><text:span text:style-name="style11">tiposOrq</text:span><text:span text:style-name="style10">);</text:span></text:h>
      <text:h text:style-name="Default"><text:s text:c="1"/>941<text:s text:c="2"/><text:s text:c="32"/><text:span text:style-name="style11">resultado</text:span><text:span text:style-name="style10">=</text:span><text:span text:style-name="style4">1</text:span><text:span text:style-name="style10">;</text:span></text:h>
      <text:h text:style-name="Default"><text:s text:c="1"/>942<text:s text:c="2"/><text:s text:c="32"/><text:span text:style-name="style11">printf</text:span><text:span text:style-name="style10">(</text:span><text:span text:style-name="style6">"Cambio exitoso\n"</text:span><text:span text:style-name="style10">);}</text:span></text:h>
      <text:h text:style-name="Default"><text:s text:c="1"/>943<text:s text:c="2"/><text:s text:c="32"/><text:span text:style-name="style5">break</text:span><text:span text:style-name="style10">;</text:span></text:h>
      <text:h text:style-name="Default"><text:s text:c="1"/>944<text:s text:c="2"/><text:s text:c="8"/><text:span text:style-name="style5">case </text:span><text:span text:style-name="style4">4</text:span><text:span text:style-name="style10">:</text:span><text:span text:style-name="style11">system</text:span><text:span text:style-name="style10">(</text:span><text:span text:style-name="style6">"cls"</text:span><text:span text:style-name="style10">);</text:span></text:h>
      <text:h text:style-name="Default"><text:s text:c="1"/>945<text:s text:c="2"/><text:s text:c="28"/><text:span text:style-name="style11">printf</text:span><text:span text:style-name="style10">(</text:span><text:span text:style-name="style6">"ID<text:s text:c="3"/>NOMBRE<text:s text:c="2"/>APELLIDO EDAD<text:s text:c="2"/>IDORQ<text:s text:c="3"/>IDINSTRUMENTO\n"</text:span><text:span text:style-name="style10">);</text:span></text:h>
      <text:h text:style-name="Default"><text:s text:c="1"/>946<text:s text:c="2"/><text:s text:c="28"/><text:span text:style-name="style11">printMusico</text:span><text:span text:style-name="style10">(</text:span><text:span text:style-name="style11">musico</text:span><text:span text:style-name="style10">[</text:span><text:span text:style-name="style11">confirm</text:span><text:span text:style-name="style10">],</text:span><text:span text:style-name="style11">tiposInst</text:span><text:span text:style-name="style10">,</text:span><text:span text:style-name="style11">taml</text:span><text:span text:style-name="style10">,</text:span><text:span text:style-name="style11">tiposOrq</text:span><text:span text:style-name="style10">);</text:span></text:h>
      <text:h text:style-name="Default"><text:s text:c="1"/>947<text:s text:c="2"/><text:s text:c="28"/><text:span text:style-name="style11">printf</text:span><text:span text:style-name="style10">(</text:span><text:span text:style-name="style6">"__________________________\n"</text:span><text:span text:style-name="style10">);</text:span></text:h>
      <text:h text:style-name="Default"><text:s text:c="1"/>948<text:s text:c="2"/><text:s text:c="28"/><text:span text:style-name="style11">printf</text:span><text:span text:style-name="style10">(</text:span><text:span text:style-name="style6">"Ingrese el nuevo tipo \n"</text:span><text:span text:style-name="style10">);</text:span></text:h>
      <text:h text:style-name="Default"><text:s text:c="1"/>949<text:s text:c="2"/><text:s text:c="28"/><text:span text:style-name="style11">fflush</text:span><text:span text:style-name="style10">(</text:span><text:span text:style-name="style11">stdin</text:span><text:span text:style-name="style10">);</text:span></text:h>
      <text:h text:style-name="Default"><text:s text:c="1"/>950<text:s text:c="2"/><text:s text:c="28"/><text:span text:style-name="style11">scanf</text:span><text:span text:style-name="style10">(</text:span><text:span text:style-name="style6">"%s"</text:span><text:span text:style-name="style10">,</text:span><text:span text:style-name="style11">auxlen</text:span><text:span text:style-name="style10">);</text:span></text:h>
      <text:h text:style-name="Default"><text:s text:c="1"/>951<text:s text:c="2"/><text:s text:c="28"/><text:span text:style-name="style11">check</text:span><text:span text:style-name="style10">=</text:span><text:span text:style-name="style11">validadorInputint</text:span><text:span text:style-name="style10">(</text:span><text:span text:style-name="style11">auxlen</text:span><text:span text:style-name="style10">,</text:span><text:span text:style-name="style11">LENSTR</text:span><text:span text:style-name="style10">);</text:span></text:h>
      <text:h text:style-name="Default"><text:s text:c="1"/>952<text:s text:c="2"/><text:s text:c="28"/><text:span text:style-name="style5">if</text:span><text:span text:style-name="style10">(</text:span><text:span text:style-name="style11">check</text:span><text:span text:style-name="style10">==</text:span><text:span text:style-name="style4">1</text:span><text:span text:style-name="style10">){</text:span></text:h>
      <text:h text:style-name="Default"><text:s text:c="1"/>953<text:s text:c="2"/><text:s text:c="44"/><text:span text:style-name="style11">idOrq</text:span><text:span text:style-name="style10">=</text:span><text:span text:style-name="style11">atoi</text:span><text:span text:style-name="style10">(</text:span><text:span text:style-name="style11">auxlen</text:span><text:span text:style-name="style10">);</text:span></text:h>
      <text:h text:style-name="Default"><text:s text:c="1"/>954<text:s text:c="2"/></text:h>
      <text:h text:style-name="Default"><text:s text:c="1"/>955<text:s text:c="2"/><text:s text:c="44"/><text:span text:style-name="style11">musico</text:span><text:span text:style-name="style10">[</text:span><text:span text:style-name="style11">confirm</text:span><text:span text:style-name="style10">].</text:span><text:span text:style-name="style11">idOrq</text:span><text:span text:style-name="style10">=</text:span><text:span text:style-name="style11">idOrq</text:span><text:span text:style-name="style10">;</text:span></text:h>
      <text:h text:style-name="Default"><text:s text:c="1"/>956<text:s text:c="2"/><text:s text:c="44"/><text:span text:style-name="style11">printf</text:span><text:span text:style-name="style10">(</text:span><text:span text:style-name="style6">"ID<text:s text:c="3"/>NOMBRE<text:s text:c="2"/>APELLIDO EDAD<text:s text:c="2"/>IDORQ<text:s text:c="3"/>IDINSTRUMENTO\n"</text:span><text:span text:style-name="style10">);</text:span></text:h>
      <text:h text:style-name="Default"><text:s text:c="1"/>957<text:s text:c="2"/><text:s text:c="44"/><text:span text:style-name="style11">printMusico</text:span><text:span text:style-name="style10">(</text:span><text:span text:style-name="style11">musico</text:span><text:span text:style-name="style10">[</text:span><text:span text:style-name="style11">confirm</text:span><text:span text:style-name="style10">],</text:span><text:span text:style-name="style11">tiposInst</text:span><text:span text:style-name="style10">,</text:span><text:span text:style-name="style11">taml</text:span><text:span text:style-name="style10">,</text:span><text:span text:style-name="style11">tiposOrq</text:span><text:span text:style-name="style10">);</text:span></text:h>
      <text:h text:style-name="Default"><text:s text:c="1"/>958<text:s text:c="2"/><text:s text:c="44"/><text:span text:style-name="style11">resultado</text:span><text:span text:style-name="style10">=</text:span><text:span text:style-name="style4">1</text:span><text:span text:style-name="style10">;</text:span></text:h>
      <text:h text:style-name="Default"><text:s text:c="1"/>959<text:s text:c="2"/><text:s text:c="44"/><text:span text:style-name="style11">printf</text:span><text:span text:style-name="style10">(</text:span><text:span text:style-name="style6">"Cambio exitoso\n"</text:span><text:span text:style-name="style10">);}</text:span></text:h>
      <text:h text:style-name="Default"><text:s text:c="1"/>960<text:s text:c="2"/><text:s text:c="44"/><text:span text:style-name="style5">break</text:span><text:span text:style-name="style10">;</text:span></text:h>
      <text:h text:style-name="Default"><text:s text:c="1"/>961<text:s text:c="2"/></text:h>
      <text:h text:style-name="Default"><text:s text:c="1"/>962<text:s text:c="2"/><text:s text:c="8"/><text:span text:style-name="style5">case </text:span><text:span text:style-name="style4">5</text:span><text:span text:style-name="style10">:</text:span><text:span text:style-name="style11">system</text:span><text:span text:style-name="style10">(</text:span><text:span text:style-name="style6">"cls"</text:span><text:span text:style-name="style10">);</text:span></text:h>
      <text:h text:style-name="Default"><text:s text:c="1"/>963<text:s text:c="2"/><text:s text:c="23"/><text:span text:style-name="style11">printf</text:span><text:span text:style-name="style10">(</text:span><text:span text:style-name="style6">"ID<text:s text:c="3"/>NOMBRE<text:s text:c="2"/>APELLIDO EDAD<text:s text:c="2"/>IDORQ<text:s text:c="3"/>IDINSTRUMENTO\n"</text:span><text:span text:style-name="style10">);</text:span></text:h>
      <text:h text:style-name="Default"><text:s text:c="1"/>964<text:s text:c="2"/><text:s text:c="24"/><text:span text:style-name="style11">printMusico</text:span><text:span text:style-name="style10">(</text:span><text:span text:style-name="style11">musico</text:span><text:span text:style-name="style10">[</text:span><text:span text:style-name="style11">confirm</text:span><text:span text:style-name="style10">],</text:span><text:span text:style-name="style11">tiposInst</text:span><text:span text:style-name="style10">,</text:span><text:span text:style-name="style11">taml</text:span><text:span text:style-name="style10">,</text:span><text:span text:style-name="style11">tiposOrq</text:span><text:span text:style-name="style10">);</text:span></text:h>
      <text:h text:style-name="Default"><text:s text:c="1"/>965<text:s text:c="2"/><text:s text:c="24"/><text:span text:style-name="style11">printf</text:span><text:span text:style-name="style10">(</text:span><text:span text:style-name="style6">"__________________________\n"</text:span><text:span text:style-name="style10">);</text:span></text:h>
      <text:h text:style-name="Default"><text:s text:c="1"/>966<text:s text:c="2"/><text:s text:c="24"/><text:span text:style-name="style11">printf</text:span><text:span text:style-name="style10">(</text:span><text:span text:style-name="style6">"Ingrese el nuevo tipo \n"</text:span><text:span text:style-name="style10">);</text:span></text:h>
      <text:h text:style-name="Default"><text:s text:c="1"/>967<text:s text:c="2"/><text:s text:c="24"/><text:span text:style-name="style11">fflush</text:span><text:span text:style-name="style10">(</text:span><text:span text:style-name="style11">stdin</text:span><text:span text:style-name="style10">);</text:span></text:h>
      <text:h text:style-name="Default"><text:s text:c="1"/>968<text:s text:c="2"/><text:s text:c="24"/><text:span text:style-name="style11">scanf</text:span><text:span text:style-name="style10">(</text:span><text:span text:style-name="style6">"%s"</text:span><text:span text:style-name="style10">,</text:span><text:span text:style-name="style11">auxlen</text:span><text:span text:style-name="style10">);</text:span></text:h>
      <text:h text:style-name="Default"><text:s text:c="1"/>969<text:s text:c="2"/><text:s text:c="24"/><text:span text:style-name="style11">check</text:span><text:span text:style-name="style10">=</text:span><text:span text:style-name="style11">validadorInputint</text:span><text:span text:style-name="style10">(</text:span><text:span text:style-name="style11">auxlen</text:span><text:span text:style-name="style10">,</text:span><text:span text:style-name="style11">LENSTR</text:span><text:span text:style-name="style10">);</text:span></text:h>
      <text:h text:style-name="Default"><text:s text:c="1"/>970<text:s text:c="2"/><text:s text:c="24"/><text:span text:style-name="style5">if</text:span><text:span text:style-name="style10">(</text:span><text:span text:style-name="style11">check</text:span><text:span text:style-name="style10">==</text:span><text:span text:style-name="style4">1</text:span><text:span text:style-name="style10">){</text:span></text:h>
      <text:h text:style-name="Default"><text:s text:c="1"/>971<text:s text:c="2"/><text:s text:c="40"/><text:span text:style-name="style11">idInst</text:span><text:span text:style-name="style10">=</text:span><text:span text:style-name="style11">atoi</text:span><text:span text:style-name="style10">(</text:span><text:span text:style-name="style11">auxlen</text:span><text:span text:style-name="style10">);</text:span></text:h>
      <text:h text:style-name="Default"><text:s text:c="1"/>972<text:s text:c="2"/></text:h>
      <text:h text:style-name="Default"><text:s text:c="1"/>973<text:s text:c="2"/><text:s text:c="40"/><text:span text:style-name="style11">musico</text:span><text:span text:style-name="style10">[</text:span><text:span text:style-name="style11">confirm</text:span><text:span text:style-name="style10">].</text:span><text:span text:style-name="style11">idInst</text:span><text:span text:style-name="style10">=</text:span><text:span text:style-name="style11">idInst</text:span><text:span text:style-name="style10">;</text:span></text:h>
      <text:h text:style-name="Default"><text:s text:c="1"/>974<text:s text:c="2"/><text:s text:c="40"/><text:span text:style-name="style11">printf</text:span><text:span text:style-name="style10">(</text:span><text:span text:style-name="style6">"ID<text:s text:c="3"/>NOMBRE<text:s text:c="2"/>APELLIDO<text:s text:c="4"/>EDAD<text:s text:c="2"/>IDORQ<text:s text:c="3"/>IDINSTRUMENTO\n"</text:span><text:span text:style-name="style10">);</text:span></text:h>
      <text:h text:style-name="Default"><text:s text:c="1"/>975<text:s text:c="2"/><text:s text:c="40"/><text:span text:style-name="style11">printMusico</text:span><text:span text:style-name="style10">(</text:span><text:span text:style-name="style11">musico</text:span><text:span text:style-name="style10">[</text:span><text:span text:style-name="style11">confirm</text:span><text:span text:style-name="style10">],</text:span><text:span text:style-name="style11">tiposInst</text:span><text:span text:style-name="style10">,</text:span><text:span text:style-name="style11">taml</text:span><text:span text:style-name="style10">,</text:span><text:span text:style-name="style11">tiposOrq</text:span><text:span text:style-name="style10">);</text:span></text:h>
      <text:h text:style-name="Default"><text:s text:c="1"/>976<text:s text:c="2"/></text:h>
      <text:h text:style-name="Default"><text:s text:c="1"/>977<text:s text:c="2"/><text:s text:c="40"/><text:span text:style-name="style11">resultado</text:span><text:span text:style-name="style10">=</text:span><text:span text:style-name="style4">1</text:span><text:span text:style-name="style10">;</text:span></text:h>
      <text:h text:style-name="Default"><text:s text:c="1"/>978<text:s text:c="2"/><text:s text:c="40"/><text:span text:style-name="style11">printf</text:span><text:span text:style-name="style10">(</text:span><text:span text:style-name="style6">"Cambio exitoso\n"</text:span><text:span text:style-name="style10">);</text:span></text:h>
      <text:h text:style-name="Default"><text:s text:c="1"/>979<text:s text:c="2"/><text:s text:c="40"/><text:span text:style-name="style5">break</text:span><text:span text:style-name="style10">;</text:span></text:h>
      <text:h text:style-name="Default"><text:s text:c="1"/>980<text:s text:c="2"/><text:s text:c="36"/><text:span text:style-name="style10">}</text:span></text:h>
      <text:h text:style-name="Default"><text:s text:c="1"/>981<text:s text:c="2"/><text:s text:c="24"/><text:span text:style-name="style10">}</text:span></text:h>
      <text:h text:style-name="Default"><text:s text:c="1"/>982<text:s text:c="2"/></text:h>
      <text:h text:style-name="Default"><text:s text:c="1"/>983<text:s text:c="2"/><text:s text:c="4"/><text:span text:style-name="style5">return </text:span><text:span text:style-name="style11">resultado</text:span><text:span text:style-name="style10">;</text:span></text:h>
      <text:h text:style-name="Default"><text:s text:c="1"/>984<text:s text:c="2"/></text:h>
      <text:h text:style-name="Default"><text:s text:c="1"/>985<text:s text:c="2"/><text:span text:style-name="style10">}}</text:span></text:h>
      <text:h text:style-name="Default"><text:s text:c="1"/>986<text:s text:c="2"/><text:span text:style-name="style2">///////////// INSTRUMENTOS</text:span></text:h>
      <text:h text:style-name="Default"><text:s text:c="1"/>987<text:s text:c="2"/></text:h>
      <text:h text:style-name="Default"><text:s text:c="1"/>988<text:s text:c="2"/><text:span text:style-name="style5">int </text:span><text:span text:style-name="style11">dataEntryInst</text:span><text:span text:style-name="style10">(</text:span><text:span text:style-name="style11">eInstrumento instrumentos</text:span><text:span text:style-name="style10">[],</text:span><text:span text:style-name="style5">int </text:span><text:span text:style-name="style11">tami</text:span><text:span text:style-name="style10">,</text:span><text:span text:style-name="style5">int </text:span><text:span text:style-name="style11">lastIdInst</text:span><text:span text:style-name="style10">)</text:span></text:h>
      <text:h text:style-name="Default"><text:s text:c="1"/>989<text:s text:c="2"/><text:span text:style-name="style10">{</text:span></text:h>
      <text:h text:style-name="Default"><text:s text:c="1"/>990<text:s text:c="2"/><text:s text:c="4"/><text:span text:style-name="style5">char </text:span><text:span text:style-name="style11">auxLen</text:span><text:span text:style-name="style10">[</text:span><text:span text:style-name="style4">100</text:span><text:span text:style-name="style10">];</text:span></text:h>
      <text:h text:style-name="Default"><text:s text:c="1"/>991<text:s text:c="2"/><text:s text:c="4"/><text:span text:style-name="style5">char </text:span><text:span text:style-name="style11">nombreI</text:span><text:span text:style-name="style10">[</text:span><text:span text:style-name="style11">LENSTR</text:span><text:span text:style-name="style10">];</text:span></text:h>
      <text:h text:style-name="Default"><text:s text:c="1"/>992<text:s text:c="2"/><text:s text:c="4"/><text:span text:style-name="style5">int </text:span><text:span text:style-name="style11">tipoI</text:span><text:span text:style-name="style10">;</text:span></text:h>
      <text:h text:style-name="Default"><text:s text:c="1"/>993<text:s text:c="2"/><text:s text:c="4"/><text:span text:style-name="style5">int </text:span><text:span text:style-name="style11">auxint</text:span><text:span text:style-name="style10">;</text:span></text:h>
      <text:h text:style-name="Default"><text:s text:c="1"/>994<text:s text:c="2"/><text:s text:c="4"/><text:span text:style-name="style5">int </text:span><text:span text:style-name="style11">val</text:span><text:span text:style-name="style10">=</text:span><text:span text:style-name="style4">0</text:span><text:span text:style-name="style10">;</text:span></text:h>
      <text:h text:style-name="Default"><text:s text:c="1"/>995<text:s text:c="2"/><text:s text:c="4"/><text:span text:style-name="style5">int </text:span><text:span text:style-name="style11">check</text:span><text:span text:style-name="style10">=</text:span><text:span text:style-name="style4">0</text:span><text:span text:style-name="style10">;</text:span></text:h>
      <text:h text:style-name="Default"><text:s text:c="1"/>996<text:s text:c="2"/><text:s text:c="4"/><text:span text:style-name="style5">int </text:span><text:span text:style-name="style11">resultado</text:span><text:span text:style-name="style10">=</text:span><text:span text:style-name="style4">0</text:span><text:span text:style-name="style10">;</text:span></text:h>
      <text:h text:style-name="Default"><text:s text:c="1"/>997<text:s text:c="2"/><text:s text:c="4"/><text:span text:style-name="style5">float </text:span><text:span text:style-name="style11">salary</text:span><text:span text:style-name="style10">;</text:span></text:h>
      <text:h text:style-name="Default"><text:s text:c="1"/>998<text:s text:c="2"/></text:h>
      <text:h text:style-name="Default"><text:s text:c="1"/>999<text:s text:c="2"/><text:span text:style-name="style5">do</text:span><text:span text:style-name="style10">{</text:span></text:h>
      <text:h text:style-name="Default">1000<text:s text:c="2"/><text:s text:c="8"/><text:span text:style-name="style11">printf</text:span><text:span text:style-name="style10">(</text:span><text:span text:style-name="style6">"Ingrese nombre del instrumento: "</text:span><text:span text:style-name="style10">);</text:span></text:h>
      <text:h text:style-name="Default">1001<text:s text:c="2"/><text:s text:c="8"/><text:span text:style-name="style11">fflush</text:span><text:span text:style-name="style10">(</text:span><text:span text:style-name="style11">stdin</text:span><text:span text:style-name="style10">);</text:span></text:h>
      <text:h text:style-name="Default">1002<text:s text:c="2"/><text:s text:c="8"/><text:span text:style-name="style11">gets</text:span><text:span text:style-name="style10">(</text:span><text:span text:style-name="style11">auxLen</text:span><text:span text:style-name="style10">);</text:span></text:h>
      <text:h text:style-name="Default">1003<text:s text:c="2"/><text:s text:c="8"/><text:span text:style-name="style11">check</text:span><text:span text:style-name="style10">=</text:span><text:span text:style-name="style11">validadorLen</text:span><text:span text:style-name="style10">(</text:span><text:span text:style-name="style11">auxLen</text:span><text:span text:style-name="style10">,</text:span><text:span text:style-name="style11">LENSTR</text:span><text:span text:style-name="style10">);</text:span></text:h>
      <text:h text:style-name="Default">1004<text:s text:c="2"/></text:h>
      <text:h text:style-name="Default">1005<text:s text:c="2"/><text:s text:c="5"/><text:span text:style-name="style5">if</text:span><text:span text:style-name="style10">(</text:span><text:span text:style-name="style11">check</text:span><text:span text:style-name="style10">==</text:span><text:span text:style-name="style4">1</text:span><text:span text:style-name="style10">)</text:span></text:h>
      <text:h text:style-name="Default">1006<text:s text:c="2"/><text:s text:c="8"/><text:span text:style-name="style10">{</text:span></text:h>
      <text:h text:style-name="Default">1007<text:s text:c="2"/><text:s text:c="12"/><text:span text:style-name="style11">strcpy</text:span><text:span text:style-name="style10">(</text:span><text:span text:style-name="style11">nombreI</text:span><text:span text:style-name="style10">,</text:span><text:span text:style-name="style11">auxLen</text:span><text:span text:style-name="style10">);</text:span></text:h>
      <text:h text:style-name="Default">1008<text:s text:c="2"/><text:s text:c="12"/><text:span text:style-name="style11">val</text:span><text:span text:style-name="style10">=</text:span><text:span text:style-name="style11">validaCadenas</text:span><text:span text:style-name="style10">(</text:span><text:span text:style-name="style11">nombreI</text:span><text:span text:style-name="style10">,</text:span><text:span text:style-name="style11">LENSTR</text:span><text:span text:style-name="style10">);</text:span></text:h>
      <text:h text:style-name="Default">1009<text:s text:c="2"/><text:s text:c="8"/><text:span text:style-name="style10">}</text:span></text:h>
      <text:h text:style-name="Default">1010<text:s text:c="2"/><text:span text:style-name="style10">}</text:span><text:span text:style-name="style5">while</text:span><text:span text:style-name="style10">(</text:span><text:span text:style-name="style11">val</text:span><text:span text:style-name="style10">!=</text:span><text:span text:style-name="style4">1 </text:span><text:span text:style-name="style10">|| </text:span><text:span text:style-name="style11">check</text:span><text:span text:style-name="style10">!=</text:span><text:span text:style-name="style4">1</text:span><text:span text:style-name="style10">);</text:span></text:h>
      <text:h text:style-name="Default">1011<text:s text:c="2"/></text:h>
      <text:h text:style-name="Default">1012<text:s text:c="2"/><text:span text:style-name="style5">do</text:span><text:span text:style-name="style10">{</text:span></text:h>
      <text:h text:style-name="Default">1013<text:s text:c="2"/><text:s text:c="8"/><text:span text:style-name="style11">printf</text:span><text:span text:style-name="style10">(</text:span><text:span text:style-name="style6">"Ingrese el Tipo: "</text:span><text:span text:style-name="style10">);</text:span></text:h>
      <text:h text:style-name="Default">1014<text:s text:c="2"/><text:s text:c="8"/><text:span text:style-name="style11">fflush</text:span><text:span text:style-name="style10">(</text:span><text:span text:style-name="style11">stdin</text:span><text:span text:style-name="style10">);</text:span></text:h>
      <text:h text:style-name="Default">1015<text:s text:c="2"/><text:s text:c="8"/><text:span text:style-name="style11">gets</text:span><text:span text:style-name="style10">(</text:span><text:span text:style-name="style11">auxLen</text:span><text:span text:style-name="style10">);</text:span></text:h>
      <text:h text:style-name="Default">1016<text:s text:c="2"/><text:s text:c="8"/><text:span text:style-name="style11">check</text:span><text:span text:style-name="style10">=</text:span><text:span text:style-name="style11">validadorInputint</text:span><text:span text:style-name="style10">(</text:span><text:span text:style-name="style11">auxLen</text:span><text:span text:style-name="style10">,</text:span><text:span text:style-name="style11">LENSTR</text:span><text:span text:style-name="style10">);</text:span></text:h>
      <text:h text:style-name="Default">1017<text:s text:c="2"/><text:s text:c="5"/><text:span text:style-name="style5">if</text:span><text:span text:style-name="style10">(</text:span><text:span text:style-name="style11">check</text:span><text:span text:style-name="style10">==</text:span><text:span text:style-name="style4">1</text:span><text:span text:style-name="style10">)</text:span></text:h>
      <text:h text:style-name="Default">1018<text:s text:c="2"/><text:s text:c="8"/><text:span text:style-name="style10">{</text:span></text:h>
      <text:h text:style-name="Default">1019<text:s text:c="2"/><text:s text:c="12"/><text:span text:style-name="style11">tipoI</text:span><text:span text:style-name="style10">=</text:span><text:span text:style-name="style11">atoi</text:span><text:span text:style-name="style10">(</text:span><text:span text:style-name="style11">auxLen</text:span><text:span text:style-name="style10">);</text:span></text:h>
      <text:h text:style-name="Default">1020<text:s text:c="2"/><text:s text:c="12"/><text:span text:style-name="style11">resultado</text:span><text:span text:style-name="style10">=</text:span><text:span text:style-name="style11">addInst</text:span><text:span text:style-name="style10">(</text:span><text:span text:style-name="style11">instrumentos</text:span><text:span text:style-name="style10">,</text:span><text:span text:style-name="style11">tami</text:span><text:span text:style-name="style10">,</text:span><text:span text:style-name="style11">lastIdInst</text:span><text:span text:style-name="style10">,</text:span><text:span text:style-name="style11">nombreI</text:span><text:span text:style-name="style10">,</text:span><text:span text:style-name="style11">tipoI</text:span><text:span text:style-name="style10">);</text:span></text:h>
      <text:h text:style-name="Default">1021<text:s text:c="2"/><text:s text:c="8"/><text:span text:style-name="style10">}</text:span></text:h>
      <text:h text:style-name="Default">1022<text:s text:c="2"/><text:span text:style-name="style10">}</text:span><text:span text:style-name="style5">while</text:span><text:span text:style-name="style10">(</text:span><text:span text:style-name="style11">val</text:span><text:span text:style-name="style10">!=</text:span><text:span text:style-name="style4">1 </text:span><text:span text:style-name="style10">|| </text:span><text:span text:style-name="style11">check</text:span><text:span text:style-name="style10">!=</text:span><text:span text:style-name="style4">1</text:span><text:span text:style-name="style10">);</text:span></text:h>
      <text:h text:style-name="Default">1023<text:s text:c="2"/></text:h>
      <text:h text:style-name="Default">1024<text:s text:c="2"/></text:h>
      <text:h text:style-name="Default">1025<text:s text:c="2"/><text:span text:style-name="style11">resultado</text:span><text:span text:style-name="style10">=</text:span><text:span text:style-name="style4">1</text:span><text:span text:style-name="style10">;</text:span></text:h>
      <text:h text:style-name="Default">1026<text:s text:c="2"/><text:s text:c="9"/><text:span text:style-name="style5">return </text:span><text:span text:style-name="style11">resultado</text:span><text:span text:style-name="style10">;</text:span></text:h>
      <text:h text:style-name="Default">1027<text:s text:c="2"/><text:span text:style-name="style10">}</text:span></text:h>
      <text:h text:style-name="Default">1028<text:s text:c="2"/><text:span text:style-name="style2">//////////////////////////</text:span></text:h>
      <text:h text:style-name="Default">1029<text:s text:c="2"/></text:h>
      <text:h text:style-name="Default">1030<text:s text:c="2"/><text:span text:style-name="style5">int </text:span><text:span text:style-name="style11">addInst</text:span><text:span text:style-name="style10">(</text:span><text:span text:style-name="style11">eInstrumento </text:span><text:span text:style-name="style10">*</text:span><text:span text:style-name="style11">instrumentos</text:span><text:span text:style-name="style10">,</text:span><text:span text:style-name="style5">int </text:span><text:span text:style-name="style11">tam</text:span><text:span text:style-name="style10">,</text:span><text:span text:style-name="style5">int </text:span><text:span text:style-name="style11">id</text:span><text:span text:style-name="style10">, </text:span><text:span text:style-name="style5">char </text:span><text:span text:style-name="style11">name</text:span><text:span text:style-name="style10">[],</text:span><text:span text:style-name="style5">int </text:span><text:span text:style-name="style11">tipo</text:span><text:span text:style-name="style10">)</text:span></text:h>
      <text:h text:style-name="Default">1031<text:s text:c="2"/><text:span text:style-name="style10">{</text:span></text:h>
      <text:h text:style-name="Default">1032<text:s text:c="2"/><text:span text:style-name="style5">int </text:span><text:span text:style-name="style11">resultado</text:span><text:span text:style-name="style10">=</text:span><text:span text:style-name="style4">0</text:span><text:span text:style-name="style10">;</text:span></text:h>
      <text:h text:style-name="Default">1033<text:s text:c="2"/><text:span text:style-name="style5">int </text:span><text:span text:style-name="style11">l</text:span><text:span text:style-name="style10">;</text:span></text:h>
      <text:h text:style-name="Default">1034<text:s text:c="2"/><text:span text:style-name="style5">int </text:span><text:span text:style-name="style11">check</text:span><text:span text:style-name="style10">=</text:span><text:span text:style-name="style4">0</text:span><text:span text:style-name="style10">;</text:span></text:h>
      <text:h text:style-name="Default">1035<text:s text:c="2"/></text:h>
      <text:h text:style-name="Default">1036<text:s text:c="2"/><text:span text:style-name="style11">l</text:span><text:span text:style-name="style10">=</text:span><text:span text:style-name="style11">searchFreeInst</text:span><text:span text:style-name="style10">(</text:span><text:span text:style-name="style11">instrumentos</text:span><text:span text:style-name="style10">,</text:span><text:span text:style-name="style11">tam</text:span><text:span text:style-name="style10">);</text:span></text:h>
      <text:h text:style-name="Default">1037<text:s text:c="2"/></text:h>
      <text:h text:style-name="Default">1038<text:s text:c="2"/><text:s text:c="4"/><text:span text:style-name="style5">if</text:span><text:span text:style-name="style10">(</text:span><text:span text:style-name="style11">l</text:span><text:span text:style-name="style10">!=-</text:span><text:span text:style-name="style4">1</text:span><text:span text:style-name="style10">)</text:span></text:h>
      <text:h text:style-name="Default">1039<text:s text:c="2"/><text:s text:c="8"/><text:span text:style-name="style10">{</text:span><text:span text:style-name="style11">instrumentos</text:span><text:span text:style-name="style10">[</text:span><text:span text:style-name="style11">l</text:span><text:span text:style-name="style10">].</text:span><text:span text:style-name="style11">idInst</text:span><text:span text:style-name="style10">=</text:span><text:span text:style-name="style11">id</text:span><text:span text:style-name="style10">;</text:span></text:h>
      <text:h text:style-name="Default">1040<text:s text:c="2"/><text:s text:c="8"/><text:span text:style-name="style11">strcpy</text:span><text:span text:style-name="style10">(</text:span><text:span text:style-name="style11">instrumentos</text:span><text:span text:style-name="style10">[</text:span><text:span text:style-name="style11">l</text:span><text:span text:style-name="style10">].</text:span><text:span text:style-name="style11">nombreInst</text:span><text:span text:style-name="style10">,</text:span><text:span text:style-name="style11">name</text:span><text:span text:style-name="style10">);</text:span></text:h>
      <text:h text:style-name="Default">1041<text:s text:c="2"/><text:s text:c="8"/><text:span text:style-name="style11">instrumentos</text:span><text:span text:style-name="style10">[</text:span><text:span text:style-name="style11">l</text:span><text:span text:style-name="style10">].</text:span><text:span text:style-name="style11">tipoInst</text:span><text:span text:style-name="style10">=</text:span><text:span text:style-name="style11">tipo</text:span><text:span text:style-name="style10">;</text:span></text:h>
      <text:h text:style-name="Default">1042<text:s text:c="2"/><text:s text:c="8"/><text:span text:style-name="style11">instrumentos</text:span><text:span text:style-name="style10">[</text:span><text:span text:style-name="style11">l</text:span><text:span text:style-name="style10">].</text:span><text:span text:style-name="style11">isEmpty</text:span><text:span text:style-name="style10">=</text:span><text:span text:style-name="style4">0</text:span><text:span text:style-name="style10">;</text:span></text:h>
      <text:h text:style-name="Default">1043<text:s text:c="2"/><text:s text:c="8"/><text:span text:style-name="style11">check</text:span><text:span text:style-name="style10">=</text:span><text:span text:style-name="style4">1</text:span><text:span text:style-name="style10">;</text:span></text:h>
      <text:h text:style-name="Default">1044<text:s text:c="2"/></text:h>
      <text:h text:style-name="Default">1045<text:s text:c="2"/><text:s text:c="12"/><text:span text:style-name="style5">if</text:span><text:span text:style-name="style10">(</text:span><text:span text:style-name="style11">check</text:span><text:span text:style-name="style10">==</text:span><text:span text:style-name="style4">1</text:span><text:span text:style-name="style10">)</text:span></text:h>
      <text:h text:style-name="Default">1046<text:s text:c="2"/><text:s text:c="16"/><text:span text:style-name="style10">{<text:s text:c="3"/></text:span><text:span text:style-name="style11">resultado</text:span><text:span text:style-name="style10">=</text:span><text:span text:style-name="style4">1</text:span><text:span text:style-name="style10">;</text:span></text:h>
      <text:h text:style-name="Default">1047<text:s text:c="2"/><text:s text:c="20"/><text:span text:style-name="style11">system</text:span><text:span text:style-name="style10">(</text:span><text:span text:style-name="style6">"cls"</text:span><text:span text:style-name="style10">);</text:span></text:h>
      <text:h text:style-name="Default">1048<text:s text:c="2"/><text:s text:c="24"/><text:span text:style-name="style11">printf</text:span><text:span text:style-name="style10">(</text:span><text:span text:style-name="style6">"Carga exitosa!"</text:span><text:span text:style-name="style10">);</text:span></text:h>
      <text:h text:style-name="Default">1049<text:s text:c="2"/></text:h>
      <text:h text:style-name="Default">1050<text:s text:c="2"/><text:s text:c="16"/><text:span text:style-name="style10">}</text:span></text:h>
      <text:h text:style-name="Default">1051<text:s text:c="2"/></text:h>
      <text:h text:style-name="Default">1052<text:s text:c="2"/><text:s text:c="8"/><text:span text:style-name="style10">}</text:span></text:h>
      <text:h text:style-name="Default">1053<text:s text:c="2"/><text:span text:style-name="style5">return </text:span><text:span text:style-name="style11">resultado</text:span><text:span text:style-name="style10">;</text:span></text:h>
      <text:h text:style-name="Default">1054<text:s text:c="2"/></text:h>
      <text:h text:style-name="Default">1055<text:s text:c="2"/><text:span text:style-name="style10">}</text:span></text:h>
      <text:h text:style-name="Default">1056<text:s text:c="2"/></text:h>
      <text:h text:style-name="Default">1057<text:s text:c="2"/><text:span text:style-name="style5">void </text:span><text:span text:style-name="style11">printInstrumento</text:span><text:span text:style-name="style10">(</text:span><text:span text:style-name="style11">eInstrumento x</text:span><text:span text:style-name="style10">)</text:span></text:h>
      <text:h text:style-name="Default">1058<text:s text:c="2"/><text:span text:style-name="style10">{</text:span></text:h>
      <text:h text:style-name="Default">1059<text:s text:c="2"/></text:h>
      <text:h text:style-name="Default">1060<text:s text:c="2"/><text:s text:c="4"/><text:span text:style-name="style11">printf</text:span><text:span text:style-name="style10">(</text:span><text:span text:style-name="style6">" %d<text:s text:c="3"/>%s<text:s text:c="6"/>%d<text:s text:c="7"/>\n"</text:span><text:span text:style-name="style10">,</text:span></text:h>
      <text:h text:style-name="Default">1061<text:s text:c="2"/><text:s text:c="11"/><text:span text:style-name="style11">x</text:span><text:span text:style-name="style10">.</text:span><text:span text:style-name="style11">idInst</text:span><text:span text:style-name="style10">,</text:span></text:h>
      <text:h text:style-name="Default">1062<text:s text:c="2"/><text:s text:c="11"/><text:span text:style-name="style11">x</text:span><text:span text:style-name="style10">.</text:span><text:span text:style-name="style11">nombreInst</text:span><text:span text:style-name="style10">,</text:span></text:h>
      <text:h text:style-name="Default">1063<text:s text:c="2"/><text:s text:c="11"/><text:span text:style-name="style11">x</text:span><text:span text:style-name="style10">.</text:span><text:span text:style-name="style11">tipoInst</text:span></text:h>
      <text:h text:style-name="Default">1064<text:s text:c="2"/><text:s text:c="10"/><text:span text:style-name="style10">);</text:span></text:h>
      <text:h text:style-name="Default">1065<text:s text:c="2"/></text:h>
      <text:h text:style-name="Default">1066<text:s text:c="2"/><text:span text:style-name="style11">printf</text:span><text:span text:style-name="style10">(</text:span><text:span text:style-name="style6">"-----------------------------------------------\n"</text:span><text:span text:style-name="style10">);</text:span></text:h>
      <text:h text:style-name="Default">1067<text:s text:c="2"/><text:span text:style-name="style10">}</text:span></text:h>
      <text:h text:style-name="Default">1068<text:s text:c="2"/><text:span text:style-name="style2">//////////////////////////////////////</text:span></text:h>
      <text:h text:style-name="Default">1069<text:s text:c="2"/><text:span text:style-name="style5">void </text:span><text:span text:style-name="style11">printInstrumentos</text:span><text:span text:style-name="style10">(</text:span><text:span text:style-name="style11">eInstrumento instrumentos</text:span><text:span text:style-name="style10">[], </text:span><text:span text:style-name="style5">int </text:span><text:span text:style-name="style11">tam</text:span><text:span text:style-name="style10">)</text:span></text:h>
      <text:h text:style-name="Default">1070<text:s text:c="2"/><text:span text:style-name="style10">{</text:span></text:h>
      <text:h text:style-name="Default">1071<text:s text:c="2"/></text:h>
      <text:h text:style-name="Default">1072<text:s text:c="2"/><text:s text:c="4"/><text:span text:style-name="style5">int </text:span><text:span text:style-name="style11">flag </text:span><text:span text:style-name="style10">= </text:span><text:span text:style-name="style4">0</text:span><text:span text:style-name="style10">;</text:span></text:h>
      <text:h text:style-name="Default">1073<text:s text:c="2"/><text:s text:c="4"/><text:span text:style-name="style11">system</text:span><text:span text:style-name="style10">(</text:span><text:span text:style-name="style6">"cls"</text:span><text:span text:style-name="style10">);</text:span></text:h>
      <text:h text:style-name="Default">1074<text:s text:c="2"/><text:s text:c="4"/><text:span text:style-name="style5">int </text:span><text:span text:style-name="style11">i</text:span><text:span text:style-name="style10">;</text:span></text:h>
      <text:h text:style-name="Default">1075<text:s text:c="2"/></text:h>
      <text:h text:style-name="Default">1076<text:s text:c="2"/><text:s text:c="4"/><text:span text:style-name="style11">printf</text:span><text:span text:style-name="style10">(</text:span><text:span text:style-name="style6">"ID<text:s text:c="4"/>NOMBRE<text:s text:c="4"/>TIPO \n"</text:span><text:span text:style-name="style10">);</text:span></text:h>
      <text:h text:style-name="Default">1077<text:s text:c="2"/><text:s text:c="4"/><text:span text:style-name="style5">for</text:span><text:span text:style-name="style10">(</text:span><text:span text:style-name="style11">i</text:span><text:span text:style-name="style10">=</text:span><text:span text:style-name="style4">0</text:span><text:span text:style-name="style10">; </text:span><text:span text:style-name="style11">i </text:span><text:span text:style-name="style10">&lt; </text:span><text:span text:style-name="style11">tam</text:span><text:span text:style-name="style10">; </text:span><text:span text:style-name="style11">i</text:span><text:span text:style-name="style10">++)</text:span></text:h>
      <text:h text:style-name="Default">1078<text:s text:c="2"/><text:s text:c="4"/><text:span text:style-name="style10">{</text:span></text:h>
      <text:h text:style-name="Default">1079<text:s text:c="2"/><text:s text:c="8"/><text:span text:style-name="style5">if</text:span><text:span text:style-name="style10">( </text:span><text:span text:style-name="style11">instrumentos</text:span><text:span text:style-name="style10">[</text:span><text:span text:style-name="style11">i</text:span><text:span text:style-name="style10">].</text:span><text:span text:style-name="style11">isEmpty </text:span><text:span text:style-name="style10">== </text:span><text:span text:style-name="style4">0</text:span><text:span text:style-name="style10">)</text:span></text:h>
      <text:h text:style-name="Default">1080<text:s text:c="2"/><text:s text:c="8"/><text:span text:style-name="style10">{</text:span></text:h>
      <text:h text:style-name="Default">1081<text:s text:c="2"/><text:s text:c="12"/><text:span text:style-name="style11">printInstrumento</text:span><text:span text:style-name="style10">(</text:span><text:span text:style-name="style11">instrumentos</text:span><text:span text:style-name="style10">[</text:span><text:span text:style-name="style11">i</text:span><text:span text:style-name="style10">]);</text:span></text:h>
      <text:h text:style-name="Default">1082<text:s text:c="2"/><text:s text:c="12"/><text:span text:style-name="style11">flag </text:span><text:span text:style-name="style10">= </text:span><text:span text:style-name="style4">1</text:span><text:span text:style-name="style10">;</text:span></text:h>
      <text:h text:style-name="Default">1083<text:s text:c="2"/><text:s text:c="8"/><text:span text:style-name="style10">}</text:span></text:h>
      <text:h text:style-name="Default">1084<text:s text:c="2"/><text:s text:c="4"/><text:span text:style-name="style10">}</text:span></text:h>
      <text:h text:style-name="Default">1085<text:s text:c="2"/><text:s text:c="4"/><text:span text:style-name="style5">if </text:span><text:span text:style-name="style10">(</text:span><text:span text:style-name="style11">flag</text:span><text:span text:style-name="style10">==</text:span><text:span text:style-name="style4">0</text:span><text:span text:style-name="style10">)</text:span></text:h>
      <text:h text:style-name="Default">1086<text:s text:c="2"/><text:s text:c="4"/><text:span text:style-name="style10">{</text:span></text:h>
      <text:h text:style-name="Default">1087<text:s text:c="2"/><text:s text:c="8"/><text:span text:style-name="style11">system</text:span><text:span text:style-name="style10">(</text:span><text:span text:style-name="style6">"cls"</text:span><text:span text:style-name="style10">);</text:span></text:h>
      <text:h text:style-name="Default">1088<text:s text:c="2"/><text:s text:c="8"/><text:span text:style-name="style11">printf</text:span><text:span text:style-name="style10">(</text:span><text:span text:style-name="style6">"NO HAY NADA QUE MOSTRAR\n"</text:span><text:span text:style-name="style10">);</text:span></text:h>
      <text:h text:style-name="Default">1089<text:s text:c="2"/><text:s text:c="4"/><text:span text:style-name="style10">}</text:span></text:h>
      <text:h text:style-name="Default">1090<text:s text:c="2"/><text:span text:style-name="style10">}</text:span></text:h>
      <text:h text:style-name="Default">1091<text:s text:c="2"/><text:span text:style-name="style5">int </text:span><text:span text:style-name="style11">hardcodearMusicos</text:span><text:span text:style-name="style10">( </text:span><text:span text:style-name="style11">eMusico musico</text:span><text:span text:style-name="style10">[], </text:span><text:span text:style-name="style5">int </text:span><text:span text:style-name="style11">tam</text:span><text:span text:style-name="style10">, </text:span><text:span text:style-name="style5">int </text:span><text:span text:style-name="style11">cantidad</text:span><text:span text:style-name="style10">)</text:span></text:h>
      <text:h text:style-name="Default">1092<text:s text:c="2"/><text:span text:style-name="style10">{</text:span></text:h>
      <text:h text:style-name="Default">1093<text:s text:c="2"/><text:s text:c="4"/><text:span text:style-name="style5">int </text:span><text:span text:style-name="style11">cont </text:span><text:span text:style-name="style10">= </text:span><text:span text:style-name="style4">0</text:span><text:span text:style-name="style10">;</text:span></text:h>
      <text:h text:style-name="Default">1094<text:s text:c="2"/></text:h>
      <text:h text:style-name="Default">1095<text:s text:c="2"/><text:s text:c="4"/><text:span text:style-name="style11">eMusico suplentes</text:span><text:span text:style-name="style10">[]=</text:span></text:h>
      <text:h text:style-name="Default">1096<text:s text:c="2"/><text:s text:c="4"/><text:span text:style-name="style10">{</text:span></text:h>
      <text:h text:style-name="Default">1097<text:s text:c="2"/><text:s text:c="8"/><text:span text:style-name="style10">{ </text:span><text:span text:style-name="style4">1</text:span><text:span text:style-name="style10">, </text:span><text:span text:style-name="style6">"Juan"</text:span><text:span text:style-name="style10">,</text:span><text:span text:style-name="style6">"fait"</text:span><text:span text:style-name="style10">,</text:span><text:span text:style-name="style4">20</text:span><text:span text:style-name="style10">,</text:span><text:span text:style-name="style4">2</text:span><text:span text:style-name="style10">, </text:span><text:span text:style-name="style4">3</text:span><text:span text:style-name="style10">},</text:span></text:h>
      <text:h text:style-name="Default">1098<text:s text:c="2"/><text:s text:c="7"/><text:span text:style-name="style10">{ </text:span><text:span text:style-name="style4">2</text:span><text:span text:style-name="style10">, </text:span><text:span text:style-name="style6">"carla"</text:span><text:span text:style-name="style10">,</text:span><text:span text:style-name="style6">"sanchez"</text:span><text:span text:style-name="style10">,</text:span><text:span text:style-name="style4">24</text:span><text:span text:style-name="style10">,</text:span><text:span text:style-name="style4">3</text:span><text:span text:style-name="style10">, </text:span><text:span text:style-name="style4">1</text:span><text:span text:style-name="style10">},</text:span></text:h>
      <text:h text:style-name="Default">1099<text:s text:c="2"/><text:s text:c="7"/><text:span text:style-name="style10">{ </text:span><text:span text:style-name="style4">3</text:span><text:span text:style-name="style10">, </text:span><text:span text:style-name="style6">"melina"</text:span><text:span text:style-name="style10">,</text:span><text:span text:style-name="style6">"ramirez"</text:span><text:span text:style-name="style10">,</text:span><text:span text:style-name="style4">14</text:span><text:span text:style-name="style10">,</text:span><text:span text:style-name="style4">2</text:span><text:span text:style-name="style10">, </text:span><text:span text:style-name="style4">1</text:span><text:span text:style-name="style10">},</text:span></text:h>
      <text:h text:style-name="Default">1100<text:s text:c="2"/><text:s text:c="4"/><text:span text:style-name="style10">};</text:span></text:h>
      <text:h text:style-name="Default">1101<text:s text:c="2"/></text:h>
      <text:h text:style-name="Default">1102<text:s text:c="2"/><text:s text:c="4"/><text:span text:style-name="style5">if</text:span><text:span text:style-name="style10">( </text:span><text:span text:style-name="style11">cantidad </text:span><text:span text:style-name="style10">&lt;= </text:span><text:span text:style-name="style4">10 </text:span><text:span text:style-name="style10">&amp;&amp; </text:span><text:span text:style-name="style11">tam </text:span><text:span text:style-name="style10">&gt;= </text:span><text:span text:style-name="style11">cantidad</text:span><text:span text:style-name="style10">)</text:span></text:h>
      <text:h text:style-name="Default">1103<text:s text:c="2"/><text:s text:c="4"/><text:span text:style-name="style10">{</text:span></text:h>
      <text:h text:style-name="Default">1104<text:s text:c="2"/><text:s text:c="8"/><text:span text:style-name="style5">for</text:span><text:span text:style-name="style10">(</text:span><text:span text:style-name="style5">int </text:span><text:span text:style-name="style11">i</text:span><text:span text:style-name="style10">=</text:span><text:span text:style-name="style4">0</text:span><text:span text:style-name="style10">; </text:span><text:span text:style-name="style11">i </text:span><text:span text:style-name="style10">&lt; </text:span><text:span text:style-name="style11">cantidad</text:span><text:span text:style-name="style10">; </text:span><text:span text:style-name="style11">i</text:span><text:span text:style-name="style10">++)</text:span></text:h>
      <text:h text:style-name="Default">1105<text:s text:c="2"/><text:s text:c="8"/><text:span text:style-name="style10">{</text:span></text:h>
      <text:h text:style-name="Default">1106<text:s text:c="2"/></text:h>
      <text:h text:style-name="Default">1107<text:s text:c="2"/><text:s text:c="12"/><text:span text:style-name="style11">musico</text:span><text:span text:style-name="style10">[</text:span><text:span text:style-name="style11">i</text:span><text:span text:style-name="style10">] = </text:span><text:span text:style-name="style11">suplentes</text:span><text:span text:style-name="style10">[</text:span><text:span text:style-name="style11">i</text:span><text:span text:style-name="style10">];</text:span></text:h>
      <text:h text:style-name="Default">1108<text:s text:c="2"/><text:s text:c="12"/><text:span text:style-name="style11">cont</text:span><text:span text:style-name="style10">++;</text:span></text:h>
      <text:h text:style-name="Default">1109<text:s text:c="2"/><text:s text:c="8"/><text:span text:style-name="style10">}</text:span></text:h>
      <text:h text:style-name="Default">1110<text:s text:c="2"/><text:s text:c="4"/><text:span text:style-name="style10">}</text:span></text:h>
      <text:h text:style-name="Default">1111<text:s text:c="2"/></text:h>
      <text:h text:style-name="Default">1112<text:s text:c="2"/><text:s text:c="4"/><text:span text:style-name="style5">return </text:span><text:span text:style-name="style11">cont</text:span><text:span text:style-name="style10">;</text:span></text:h>
      <text:h text:style-name="Default">1113<text:s text:c="2"/><text:span text:style-name="style10">}</text:span></text:h>
      <text:h text:style-name="Default">1114<text:s text:c="2"/></text:h>
      <text:h text:style-name="Default">1115<text:s text:c="2"/><text:span text:style-name="style5">int </text:span><text:span text:style-name="style11">hardcodearOrquestas</text:span><text:span text:style-name="style10">(</text:span><text:span text:style-name="style11">eOrquesta orquestas</text:span><text:span text:style-name="style10">[], </text:span><text:span text:style-name="style5">int </text:span><text:span text:style-name="style11">tam</text:span><text:span text:style-name="style10">, </text:span><text:span text:style-name="style5">int </text:span><text:span text:style-name="style11">cantidad</text:span><text:span text:style-name="style10">)</text:span></text:h>
      <text:h text:style-name="Default">1116<text:s text:c="2"/><text:span text:style-name="style10">{</text:span></text:h>
      <text:h text:style-name="Default">1117<text:s text:c="2"/><text:s text:c="4"/><text:span text:style-name="style5">int </text:span><text:span text:style-name="style11">cont </text:span><text:span text:style-name="style10">= </text:span><text:span text:style-name="style4">0</text:span><text:span text:style-name="style10">;</text:span></text:h>
      <text:h text:style-name="Default">1118<text:s text:c="2"/></text:h>
      <text:h text:style-name="Default">1119<text:s text:c="2"/><text:s text:c="4"/><text:span text:style-name="style11">eOrquesta suplentes</text:span><text:span text:style-name="style10">[]=</text:span></text:h>
      <text:h text:style-name="Default">1120<text:s text:c="2"/><text:s text:c="4"/><text:span text:style-name="style10">{</text:span></text:h>
      <text:h text:style-name="Default">1121<text:s text:c="2"/><text:s text:c="8"/><text:span text:style-name="style10">{ </text:span><text:span text:style-name="style4">1</text:span><text:span text:style-name="style10">, </text:span><text:span text:style-name="style6">"los sinfo"</text:span><text:span text:style-name="style10">,</text:span><text:span text:style-name="style6">"Piso uno"</text:span><text:span text:style-name="style10">,</text:span><text:span text:style-name="style4">1</text:span><text:span text:style-name="style10">},</text:span></text:h>
      <text:h text:style-name="Default">1122<text:s text:c="2"/><text:s text:c="7"/><text:span text:style-name="style10">{ </text:span><text:span text:style-name="style4">2</text:span><text:span text:style-name="style10">, </text:span><text:span text:style-name="style6">"la fila"</text:span><text:span text:style-name="style10">,</text:span><text:span text:style-name="style6">"Piso dos"</text:span><text:span text:style-name="style10">,</text:span><text:span text:style-name="style4">1</text:span><text:span text:style-name="style10">,},</text:span></text:h>
      <text:h text:style-name="Default">1123<text:s text:c="2"/><text:s text:c="7"/><text:span text:style-name="style10">{ </text:span><text:span text:style-name="style4">3</text:span><text:span text:style-name="style10">, </text:span><text:span text:style-name="style6">"camareando"</text:span><text:span text:style-name="style10">,</text:span><text:span text:style-name="style6">"Piso tres"</text:span><text:span text:style-name="style10">,</text:span><text:span text:style-name="style4">2</text:span><text:span text:style-name="style10">},</text:span></text:h>
      <text:h text:style-name="Default">1124<text:s text:c="2"/><text:s text:c="4"/><text:span text:style-name="style10">};</text:span></text:h>
      <text:h text:style-name="Default">1125<text:s text:c="2"/></text:h>
      <text:h text:style-name="Default">1126<text:s text:c="2"/><text:s text:c="4"/><text:span text:style-name="style5">if</text:span><text:span text:style-name="style10">( </text:span><text:span text:style-name="style11">cantidad </text:span><text:span text:style-name="style10">&lt;= </text:span><text:span text:style-name="style4">10 </text:span><text:span text:style-name="style10">&amp;&amp; </text:span><text:span text:style-name="style11">tam </text:span><text:span text:style-name="style10">&gt;= </text:span><text:span text:style-name="style11">cantidad</text:span><text:span text:style-name="style10">)</text:span></text:h>
      <text:h text:style-name="Default">1127<text:s text:c="2"/><text:s text:c="4"/><text:span text:style-name="style10">{</text:span></text:h>
      <text:h text:style-name="Default">1128<text:s text:c="2"/><text:s text:c="8"/><text:span text:style-name="style5">for</text:span><text:span text:style-name="style10">(</text:span><text:span text:style-name="style5">int </text:span><text:span text:style-name="style11">i</text:span><text:span text:style-name="style10">=</text:span><text:span text:style-name="style4">0</text:span><text:span text:style-name="style10">; </text:span><text:span text:style-name="style11">i </text:span><text:span text:style-name="style10">&lt; </text:span><text:span text:style-name="style11">cantidad</text:span><text:span text:style-name="style10">; </text:span><text:span text:style-name="style11">i</text:span><text:span text:style-name="style10">++)</text:span></text:h>
      <text:h text:style-name="Default">1129<text:s text:c="2"/><text:s text:c="8"/><text:span text:style-name="style10">{</text:span></text:h>
      <text:h text:style-name="Default">1130<text:s text:c="2"/></text:h>
      <text:h text:style-name="Default">1131<text:s text:c="2"/><text:s text:c="12"/><text:span text:style-name="style11">orquestas</text:span><text:span text:style-name="style10">[</text:span><text:span text:style-name="style11">i</text:span><text:span text:style-name="style10">] = </text:span><text:span text:style-name="style11">suplentes</text:span><text:span text:style-name="style10">[</text:span><text:span text:style-name="style11">i</text:span><text:span text:style-name="style10">];</text:span></text:h>
      <text:h text:style-name="Default">1132<text:s text:c="2"/><text:s text:c="12"/><text:span text:style-name="style11">cont</text:span><text:span text:style-name="style10">++;</text:span></text:h>
      <text:h text:style-name="Default">1133<text:s text:c="2"/><text:s text:c="8"/><text:span text:style-name="style10">}</text:span></text:h>
      <text:h text:style-name="Default">1134<text:s text:c="2"/><text:s text:c="4"/><text:span text:style-name="style10">}</text:span></text:h>
      <text:h text:style-name="Default">1135<text:s text:c="2"/></text:h>
      <text:h text:style-name="Default">1136<text:s text:c="2"/><text:s text:c="4"/><text:span text:style-name="style5">return </text:span><text:span text:style-name="style11">cont</text:span><text:span text:style-name="style10">;</text:span></text:h>
      <text:h text:style-name="Default">1137<text:s text:c="2"/><text:span text:style-name="style10">}</text:span></text:h>
      <text:h text:style-name="Default">1138<text:s text:c="2"/><text:span text:style-name="style5">int </text:span><text:span text:style-name="style11">hardcodearInstrumentos</text:span><text:span text:style-name="style10">(</text:span><text:span text:style-name="style11">eInstrumento instrumentos</text:span><text:span text:style-name="style10">[], </text:span><text:span text:style-name="style5">int </text:span><text:span text:style-name="style11">tam</text:span><text:span text:style-name="style10">, </text:span><text:span text:style-name="style5">int </text:span><text:span text:style-name="style11">cantidad</text:span><text:span text:style-name="style10">)</text:span></text:h>
      <text:h text:style-name="Default">1139<text:s text:c="2"/><text:span text:style-name="style10">{</text:span></text:h>
      <text:h text:style-name="Default">1140<text:s text:c="2"/><text:s text:c="4"/><text:span text:style-name="style5">int </text:span><text:span text:style-name="style11">cont </text:span><text:span text:style-name="style10">= </text:span><text:span text:style-name="style4">0</text:span><text:span text:style-name="style10">;</text:span></text:h>
      <text:h text:style-name="Default">1141<text:s text:c="2"/></text:h>
      <text:h text:style-name="Default">1142<text:s text:c="2"/><text:s text:c="4"/><text:span text:style-name="style11">eInstrumento suplentes</text:span><text:span text:style-name="style10">[]=</text:span></text:h>
      <text:h text:style-name="Default">1143<text:s text:c="2"/><text:s text:c="4"/><text:span text:style-name="style10">{</text:span></text:h>
      <text:h text:style-name="Default">1144<text:s text:c="2"/><text:s text:c="8"/><text:span text:style-name="style10">{ </text:span><text:span text:style-name="style4">1</text:span><text:span text:style-name="style10">, </text:span><text:span text:style-name="style6">"violin"</text:span><text:span text:style-name="style10">,</text:span><text:span text:style-name="style4">1</text:span><text:span text:style-name="style10">},</text:span></text:h>
      <text:h text:style-name="Default">1145<text:s text:c="2"/><text:s text:c="7"/><text:span text:style-name="style10">{ </text:span><text:span text:style-name="style4">2</text:span><text:span text:style-name="style10">, </text:span><text:span text:style-name="style6">"guitarra"</text:span><text:span text:style-name="style10">,</text:span><text:span text:style-name="style4">3</text:span><text:span text:style-name="style10">,},</text:span></text:h>
      <text:h text:style-name="Default">1146<text:s text:c="2"/><text:s text:c="7"/><text:span text:style-name="style10">{ </text:span><text:span text:style-name="style4">3</text:span><text:span text:style-name="style10">, </text:span><text:span text:style-name="style6">"flauta"</text:span><text:span text:style-name="style10">,</text:span><text:span text:style-name="style4">2</text:span><text:span text:style-name="style10">},</text:span></text:h>
      <text:h text:style-name="Default">1147<text:s text:c="2"/><text:s text:c="4"/><text:span text:style-name="style10">};</text:span></text:h>
      <text:h text:style-name="Default">1148<text:s text:c="2"/></text:h>
      <text:h text:style-name="Default">1149<text:s text:c="2"/><text:s text:c="4"/><text:span text:style-name="style5">if</text:span><text:span text:style-name="style10">( </text:span><text:span text:style-name="style11">cantidad </text:span><text:span text:style-name="style10">&lt;= </text:span><text:span text:style-name="style4">10 </text:span><text:span text:style-name="style10">&amp;&amp; </text:span><text:span text:style-name="style11">tam </text:span><text:span text:style-name="style10">&gt;= </text:span><text:span text:style-name="style11">cantidad</text:span><text:span text:style-name="style10">)</text:span></text:h>
      <text:h text:style-name="Default">1150<text:s text:c="2"/><text:s text:c="4"/><text:span text:style-name="style10">{</text:span></text:h>
      <text:h text:style-name="Default">1151<text:s text:c="2"/><text:s text:c="8"/><text:span text:style-name="style5">for</text:span><text:span text:style-name="style10">(</text:span><text:span text:style-name="style5">int </text:span><text:span text:style-name="style11">i</text:span><text:span text:style-name="style10">=</text:span><text:span text:style-name="style4">0</text:span><text:span text:style-name="style10">; </text:span><text:span text:style-name="style11">i </text:span><text:span text:style-name="style10">&lt; </text:span><text:span text:style-name="style11">cantidad</text:span><text:span text:style-name="style10">; </text:span><text:span text:style-name="style11">i</text:span><text:span text:style-name="style10">++)</text:span></text:h>
      <text:h text:style-name="Default">1152<text:s text:c="2"/><text:s text:c="8"/><text:span text:style-name="style10">{</text:span></text:h>
      <text:h text:style-name="Default">1153<text:s text:c="2"/></text:h>
      <text:h text:style-name="Default">1154<text:s text:c="2"/><text:s text:c="12"/><text:span text:style-name="style11">instrumentos</text:span><text:span text:style-name="style10">[</text:span><text:span text:style-name="style11">i</text:span><text:span text:style-name="style10">] = </text:span><text:span text:style-name="style11">suplentes</text:span><text:span text:style-name="style10">[</text:span><text:span text:style-name="style11">i</text:span><text:span text:style-name="style10">];</text:span></text:h>
      <text:h text:style-name="Default">1155<text:s text:c="2"/><text:s text:c="12"/><text:span text:style-name="style11">cont</text:span><text:span text:style-name="style10">++;</text:span></text:h>
      <text:h text:style-name="Default">1156<text:s text:c="2"/><text:s text:c="8"/><text:span text:style-name="style10">}</text:span></text:h>
      <text:h text:style-name="Default">1157<text:s text:c="2"/><text:s text:c="4"/><text:span text:style-name="style10">}</text:span></text:h>
      <text:h text:style-name="Default">1158<text:s text:c="2"/></text:h>
      <text:h text:style-name="Default">1159<text:s text:c="2"/><text:s text:c="4"/><text:span text:style-name="style5">return </text:span><text:span text:style-name="style11">cont</text:span><text:span text:style-name="style10">;</text:span></text:h>
      <text:h text:style-name="Default">1160<text:s text:c="2"/><text:span text:style-name="style10">}</text:span></text:h>
      <text:h text:style-name="Default">1161<text:s text:c="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10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a0a0a0"/>
    </style:style>
    <style:style style:name="style23" style:family="text">
      <style:text-properties style:font-name="Courier New" fo:color="#a0a0a0"/>
    </style:style>
    <style:style style:name="style65" style:family="text">
      <style:text-properties style:font-name="Courier New" fo:color="#a0a0a0"/>
    </style:style>
    <style:style style:name="style87" style:family="text">
      <style:text-properties style:font-name="Courier New" fo:color="#a0a0a0"/>
    </style:style>
    <style:style style:name="style2" style:family="text">
      <style:text-properties style:font-name="Courier New" fo:color="#bebee6"/>
    </style:style>
    <style:style style:name="style66" style:family="text">
      <style:text-properties style:font-name="Courier New" fo:color="#bebee6"/>
    </style:style>
    <style:style style:name="style3" style:family="text">
      <style:text-properties style:font-name="Courier New" fo:color="#8080ff" fo:font-weight="bold"/>
    </style:style>
    <style:style style:name="style24" style:family="text">
      <style:text-properties style:font-name="Courier New" fo:color="#8080ff" fo:font-weight="bold"/>
    </style:style>
    <style:style style:name="style67" style:family="text">
      <style:text-properties style:font-name="Courier New" fo:color="#8080ff" fo:font-weight="bold"/>
    </style:style>
    <style:style style:name="style88" style:family="text">
      <style:text-properties style:font-name="Courier New" fo:color="#8080ff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8080ff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008080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800000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20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